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40"/>
  <manifest:file-entry manifest:media-type="" manifest:full-path="ObjectReplacements/Object 41"/>
  <manifest:file-entry manifest:media-type="" manifest:full-path="ObjectReplacements/Object 42"/>
  <manifest:file-entry manifest:media-type="" manifest:full-path="ObjectReplacements/Object 43"/>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Object 30"/>
  <manifest:file-entry manifest:media-type="" manifest:full-path="ObjectReplacements/Object 31"/>
  <manifest:file-entry manifest:media-type=""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Object 36"/>
  <manifest:file-entry manifest:media-type="" manifest:full-path="ObjectReplacements/Object 37"/>
  <manifest:file-entry manifest:media-type="" manifest:full-path="ObjectReplacements/Object 38"/>
  <manifest:file-entry manifest:media-type="" manifest:full-path="ObjectReplacements/Object 39"/>
  <manifest:file-entry manifest:media-type="" manifest:full-path="ObjectReplacements/"/>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8993in"/>
    </style:style>
    <style:style style:name="Table1.B" style:family="table-column">
      <style:table-column-properties style:column-width="4.0257in"/>
    </style:style>
    <style:style style:name="Table1.A1" style:family="table-cell">
      <style:table-cell-properties style:vertical-align="middle" fo:padding="0.0194in" fo:border="none"/>
    </style:style>
    <style:style style:name="Table2" style:family="table">
      <style:table-properties style:width="5.1292in" table:align="left"/>
    </style:style>
    <style:style style:name="Table2.A" style:family="table-column">
      <style:table-column-properties style:column-width="1.1035in"/>
    </style:style>
    <style:style style:name="Table2.B" style:family="table-column">
      <style:table-column-properties style:column-width="1.3896in"/>
    </style:style>
    <style:style style:name="Table2.C" style:family="table-column">
      <style:table-column-properties style:column-width="0.7799in"/>
    </style:style>
    <style:style style:name="Table2.D" style:family="table-column">
      <style:table-column-properties style:column-width="1.8563in"/>
    </style:style>
    <style:style style:name="Table2.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paragraph-properties fo:margin-top="0in" fo:margin-bottom="0in"/>
    </style:style>
    <style:style style:name="P8" style:family="paragraph" style:parent-style-name="Text_20_body" style:list-style-name="L1">
      <style:paragraph-properties fo:margin-top="0in" fo:margin-bottom="0in"/>
    </style:style>
    <style:style style:name="P9" style:family="paragraph" style:parent-style-name="Text_20_body" style:list-style-name="L2">
      <style:paragraph-properties fo:margin-top="0in" fo:margin-bottom="0in"/>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Preformatted_20_Text">
      <style:paragraph-properties fo:margin-top="0in" fo:margin-bottom="0.1965in"/>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ole-draw-aspect="1" draw:visible-area-top="0in" draw:visible-area-width="3.937in" draw:visible-area-height="3.937in"/>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sec:11"/><text:a xlink:type="simple" xlink:href="http://railstutorial.org/chapters/user-microposts?version=2.3#top">Chapter 11 User microposts</text:a></text:h>
      <text:p text:style-name="Text_20_body"/>
      <text:p text:style-name="Text_20_body"/>
      <text:p text:style-name="Text_20_body"/>
      <text:section text:style-name="Sect1" text:name="book">
        <text:h text:style-name="Heading_20_2" text:outline-level="2"><text:bookmark text:name="sec:11.1"/><text:a xlink:type="simple" xlink:href="http://railstutorial.org/chapters/user-microposts?version=2.3#sec:a_micropost_model">11.1 A Micropost model</text:a></text:h>
        <text:p text:style-name="Text_20_body">We begin the Microposts resource by creating a Micropost model, which captures the essential characteristics of microposts. What follows builds on the work from <text:a xlink:type="simple" xlink:href="http://railstutorial.org/chapters/a-demo-app?version=2.3#sec:microposts_resource">Section 2.3</text:a>; as with the model in that section, our new Micropost model will include data validations and an association with the User model. Unlike that model, the present Micropost model will be fully tested, and will also have a default <text:span text:style-name="Emphasis">ordering</text:span> and automatic <text:span text:style-name="Emphasis">destruction</text:span> if its parent user is destroyed.</text:p>
        <text:section text:style-name="Sect1" text:name="sec:the_basic_model">
          <text:p text:style-name="Text_20_body"/>
        </text:section>
        <text:h text:style-name="Heading_20_3" text:outline-level="3"><text:bookmark text:name="sec:11.1.1"/><text:a xlink:type="simple" xlink:href="http://railstutorial.org/chapters/user-microposts?version=2.3#sec:the_basic_model">11.1.1 The basic model</text:a></text:h>
        <text:p text:style-name="Text_20_body">The Micropost model needs only two attributes: a <text:span text:style-name="Source_20_Text">content</text:span> attribute to hold the micropost’s content,<text:bookmark text:name="fnref:11.2"/><text:a xlink:type="simple" xlink:href="http://railstutorial.org/chapters/user-microposts?version=2.3#fn:11.2">2</text:a> and a <text:span text:style-name="Source_20_Text">user_id</text:span> to associate a micropost with a particular user. As with the case of the User model (<text:a xlink:type="simple" xlink:href="http://railstutorial.org/chapters/modeling-and-viewing-users-one?version=2.3#code:generate_user_model">Listing 6.1</text:a>), we generate it using <text:span text:style-name="Source_20_Text">generate rspec_model</text:span>:</text:p>
        <text:p text:style-name="P14">$ script/generate rspec_model Micropost content:string user_id:integer</text:p>
        <text:p text:style-name="Text_20_body">This produces a migration to create a <text:span text:style-name="Source_20_Text">microposts</text:span> table in the database (<text:a xlink:type="simple" xlink:href="http://railstutorial.org/chapters/user-microposts?version=2.3#code:micropost_migration">Listing 11.1</text:a>); compare it to the analogous migration for the <text:span text:style-name="Source_20_Text">users</text:span> table from <text:a xlink:type="simple" xlink:href="http://railstutorial.org/chapters/modeling-and-viewing-users-one?version=2.3#code:users_migration">Listing 6.2</text:a>.</text:p>
        <text:section text:style-name="Sect1" text:name="code:micropost_migration">
          <text:p text:style-name="Text_20_body"/>
        </text:section>
        <text:p text:style-name="Text_20_body">Listing 11.1. The Micropost migration. (Note the index on <text:span text:style-name="Source_20_Text">user_id</text:span>.) <text:line-break/><text:span text:style-name="Source_20_Text">db/migrate/&lt;timestamp&gt;_create_microposts.rb</text:span> <draw:frame draw:name="clippy" text:anchor-type="as-char" svg:width="1.1457in" svg:height="0.1457in" draw:z-index="0"><draw:plugin xlink:href="http://railstutorial.org/flash/clippy.swf" xlink:type="simple" xlink:show="embed" xlink:actuate="onLoad" draw:mime-type="application/x-shockwave-flash"><draw:param draw:name="bgcolor" draw:value="#ffffff"/><draw:param draw:name="flashvars" draw:value="text=class%20CreateMicroposts%20%3C%20ActiveRecord::Migration%0A%20%20def%20self.up%0A%20%20%20%20create_table%20:microposts%20do%20%7Ct%7C%0A%20%20%20%20%20%20t.string%20:content%0A%20%20%20%20%20%20t.integer%20:user_id%0A%0A%20%20%20%20%20%20t.timestamps%0A%20%20%20%20end%0A%20%20%20%20add_index%20:microposts,%20:user_id%0A%20%20end%0A%0A%20%20def%20self.down%0A%20%20%20%20drop_table%20:microposts%0A%20%20end%0Aend%0A"/><draw:param draw:name="pluginspage" draw:value="http://www.macromedia.com/go/getflashplayer"/><draw:param draw:name="allowscriptaccess" draw:value="always"/><draw:param draw:name="quality" draw:value="high"/></draw:plugin></draw:frame> </text:p>
        <text:p text:style-name="Preformatted_20_Text">class CreateMicroposts &lt; ActiveRecord::Migration</text:p>
        <text:p text:style-name="Preformatted_20_Text"><text:s text:c="2"/>def self.up</text:p>
        <text:p text:style-name="Preformatted_20_Text"><text:s text:c="4"/>create_table :microposts do |t|</text:p>
        <text:p text:style-name="Preformatted_20_Text"><text:s text:c="6"/>t.string :content</text:p>
        <text:p text:style-name="Preformatted_20_Text"><text:s text:c="6"/>t.integer :user_id</text:p>
        <text:p text:style-name="Preformatted_20_Text"/>
        <text:p text:style-name="Preformatted_20_Text"><text:s text:c="6"/>t.timestamps</text:p>
        <text:p text:style-name="Preformatted_20_Text"><text:s text:c="4"/>end</text:p>
        <text:p text:style-name="Preformatted_20_Text"><text:s text:c="4"/>add_index :microposts, :user_id</text:p>
        <text:p text:style-name="Preformatted_20_Text"><text:s text:c="2"/>end</text:p>
        <text:p text:style-name="Preformatted_20_Text"/>
        <text:p text:style-name="Preformatted_20_Text"><text:s text:c="2"/>def self.down</text:p>
        <text:p text:style-name="Preformatted_20_Text"><text:s text:c="4"/>drop_table :microposts</text:p>
        <text:p text:style-name="Preformatted_20_Text"><text:s text:c="2"/>end</text:p>
        <text:p text:style-name="P14">end</text:p>
        <text:p text:style-name="Text_20_body">Note that, since we expect to retrieve all the microposts associated with a given user id, <text:a xlink:type="simple" xlink:href="http://railstutorial.org/chapters/user-microposts?version=2.3#code:micropost_migration">Listing 11.1</text:a> adds an index (<text:a xlink:type="simple" xlink:href="http://railstutorial.org/chapters/modeling-and-viewing-users-one?version=2.3#sidebar:database_indices">Box 6.2</text:a>) on the <text:span text:style-name="Source_20_Text">user_id</text:span> column:</text:p>
        <text:p text:style-name="P14">add_index :microposts, :user_id</text:p>
        <text:p text:style-name="Text_20_body"><text:soft-page-break/>Note also the <text:span text:style-name="Source_20_Text">t.timestamps</text:span> line, which (as mentioned in <text:a xlink:type="simple" xlink:href="http://railstutorial.org/chapters/modeling-and-viewing-users-one?version=2.3#sec:database_migrations">Section 6.1.1</text:a>) adds the magic <text:span text:style-name="Source_20_Text">created_at</text:span> and <text:span text:style-name="Source_20_Text">updated_at</text:span> columns. We’ll put the <text:span text:style-name="Source_20_Text">created_at</text:span> column to work in <text:a xlink:type="simple" xlink:href="http://railstutorial.org/chapters/user-microposts?version=2.3#sec:ordering_and_dependency">Section 11.1.3</text:a> and <text:a xlink:type="simple" xlink:href="http://railstutorial.org/chapters/user-microposts?version=2.3#sec:augmenting_the_user_show_page">Section 11.2.1</text:a>.</text:p>
        <text:p text:style-name="Text_20_body">We can run the microposts migration as usual (taking care to prepare the test database since the data model has changed):</text:p>
        <text:p text:style-name="Preformatted_20_Text">$ rake db:migrate</text:p>
        <text:p text:style-name="P14">$ rake db:test:prepare</text:p>
        <text:p text:style-name="Text_20_body">The result is a Micropost model with the structure shown in <text:a xlink:type="simple" xlink:href="http://railstutorial.org/chapters/user-microposts?version=2.3#fig:micropost_model">Figure 11.1</text:a>.</text:p>
        <text:section text:style-name="Sect1" text:name="fig:micropost_model">
          <text:p text:style-name="Text_20_body"/>
        </text:section>
        <text:p text:style-name="P7"><draw:frame draw:style-name="fr1" draw:name="graphics1" text:anchor-type="as-char" svg:width="0.7862in" svg:height="0.3929in" draw:z-index="1"><draw:image xlink:href="http://railstutorial.org/images/figures/micropost_model.png" xlink:type="simple" xlink:show="embed" xlink:actuate="onLoad"/><svg:title>micropost_model</svg:title></draw:frame></text:p>
        <text:p text:style-name="P7">Figure 11.1: The Micropost data model.</text:p>
        <text:section text:style-name="Sect1" text:name="sec:accessible_attribute">
          <text:p text:style-name="P7"/>
        </text:section>
        <text:h text:style-name="Heading_20_4" text:outline-level="4"><text:bookmark text:name="sec:11.1.1.1"/><text:a xlink:type="simple" xlink:href="http://railstutorial.org/chapters/user-microposts?version=2.3#sec:accessible_attribute">Accessible attribute</text:a></text:h>
        <text:p text:style-name="Text_20_body">Before fleshing out the Micropost model, it’s important first to use <text:span text:style-name="Source_20_Text">attr_accessible</text:span> to indicate the attributes editable through the web. As discussed in <text:a xlink:type="simple" xlink:href="http://railstutorial.org/chapters/modeling-and-viewing-users-one?version=2.3#sec:accessible_attributes">Section 6.1.2.2</text:a> and <text:a xlink:type="simple" xlink:href="http://railstutorial.org/chapters/updating-showing-and-deleting-users?version=2.3#sec:revisiting_attr_accessible">Section 10.4.1.1</text:a>, failing to define accessible attributes means that anyone could change any aspect of a micropost object simply by using a command-line client to issue malicious requests. For example, a malicious user could change the <text:span text:style-name="Source_20_Text">user_id</text:span> attributes on microposts, thereby associating microposts with the wrong users.</text:p>
        <text:p text:style-name="Text_20_body">In the case of the Micropost model, there is only <text:span text:style-name="Emphasis">one</text:span> attribute that needs to be editable through the web, namely, the <text:span text:style-name="Source_20_Text">content</text:span> attribute (<text:a xlink:type="simple" xlink:href="http://railstutorial.org/chapters/user-microposts?version=2.3#code:micropost_accessible_attribute">Listing 11.2</text:a>).</text:p>
        <text:section text:style-name="Sect1" text:name="code:micropost_accessible_attribute">
          <text:p text:style-name="Text_20_body"/>
        </text:section>
        <text:p text:style-name="Text_20_body">Listing 11.2. Making the <text:span text:style-name="Source_20_Text">content</text:span> attribute (and <text:span text:style-name="Emphasis">only</text:span> the <text:span text:style-name="Source_20_Text">content</text:span> attribute) accessible. <text:line-break/><text:span text:style-name="Source_20_Text">app/models/micropost.rb</text:span> <draw:frame draw:name="clippy" text:anchor-type="as-char" svg:width="1.1457in" svg:height="0.1457in" draw:z-index="2"><draw:plugin xlink:href="http://railstutorial.org/flash/clippy.swf" xlink:type="simple" xlink:show="embed" xlink:actuate="onLoad" draw:mime-type="application/x-shockwave-flash"><draw:param draw:name="bgcolor" draw:value="#ffffff"/><draw:param draw:name="flashvars" draw:value="text=class%20Micropost%20%3C%20ActiveRecord::Base%0A%20%20attr_accessible%20:content%0Aend%0A"/><draw:param draw:name="pluginspage" draw:value="http://www.macromedia.com/go/getflashplayer"/><draw:param draw:name="allowscriptaccess" draw:value="always"/><draw:param draw:name="quality" draw:value="high"/></draw:plugin></draw:frame> </text:p>
        <text:p text:style-name="Preformatted_20_Text">class Micropost &lt; ActiveRecord::Base</text:p>
        <text:p text:style-name="Preformatted_20_Text"><text:s text:c="2"/>attr_accessible :content</text:p>
        <text:p text:style-name="P14">end</text:p>
        <text:p text:style-name="Text_20_body">Since <text:span text:style-name="Source_20_Text">user_id</text:span> <text:span text:style-name="Emphasis">isn’t</text:span> listed as an <text:span text:style-name="Source_20_Text">attr_accessible</text:span> parameter, it can’t be edited through the web, because a <text:span text:style-name="Source_20_Text">user_id</text:span> parameter in a mass assignment such as</text:p>
        <text:p text:style-name="P14">Micropost.new(:content =&gt; "foo bar", :user_id =&gt; 17)</text:p>
        <text:p text:style-name="Text_20_body">will simply be ignored.</text:p>
        <text:p text:style-name="Text_20_body">The <text:span text:style-name="Source_20_Text">attr_accessible</text:span> declaration in <text:a xlink:type="simple" xlink:href="http://railstutorial.org/chapters/user-microposts?version=2.3#code:micropost_accessible_attribute">Listing 11.2</text:a> is necessary for site security, but it introduces a problem in the default Micropost model spec (<text:a xlink:type="simple" xlink:href="http://railstutorial.org/chapters/user-microposts?version=2.3#code:initial_micropost_spec">Listing 11.3</text:a>).</text:p>
        <text:section text:style-name="Sect1" text:name="code:initial_micropost_spec">
          <text:p text:style-name="Text_20_body"/>
        </text:section>
        <text:p text:style-name="Text_20_body">Listing 11.3. The initial (lightly edited) Micropost spec. <text:line-break/><text:span text:style-name="Source_20_Text">spec/models/micropost_spec.rb</text:span> <draw:frame draw:name="clippy" text:anchor-type="as-char" svg:width="1.1457in" svg:height="0.1457in" draw:z-index="3"><draw:plugin xlink:href="http://railstutorial.org/flash/clippy.swf" xlink:type="simple" xlink:show="embed" xlink:actuate="onLoad" draw:mime-type="application/x-shockwave-flash"><draw:param draw:name="bgcolor" draw:value="#ffffff"/><draw:param draw:name="flashvars" draw:value="text=require%20'spec_helper'%0A%0Adescribe%20Micropost%20do%0A%20%20before(:each)%20do%0A%20%20%20%20@attr%20=%20%7B%0A%20%20%20%20%20%20:content%20=%3E%20%22value%20for%20content%22,%0A%20%20%20%20%20%20:user_id%20=%3E%201%0A%20%20%20%20%7D%0A%20%20end%0A%0A%20%20it%20%22should%20create%20a%20new%20instance%20given%20valid%20attributes%22%20do%0A%20%20%20%20Micropost.create!(@attr)%0A%20%20end%0Aend%0A"/><draw:param draw:name="pluginspage" draw:value="http://www.macromedia.com/go/getflashplayer"/><draw:param draw:name="allowscriptaccess" draw:value="always"/><draw:param draw:name="quality" draw:value="high"/></draw:plugin></draw:frame> </text:p>
        <text:p text:style-name="Preformatted_20_Text">require 'spec_helper'</text:p>
        <text:p text:style-name="Preformatted_20_Text"/>
        <text:p text:style-name="Preformatted_20_Text">describe Micropost do</text:p>
        <text:p text:style-name="Preformatted_20_Text"><text:s text:c="2"/>before(:each) do</text:p>
        <text:p text:style-name="Preformatted_20_Text"><text:soft-page-break/><text:s text:c="4"/>@attr = {</text:p>
        <text:p text:style-name="Preformatted_20_Text"><text:s text:c="6"/>:content =&gt; "value for content",</text:p>
        <text:p text:style-name="Preformatted_20_Text"><text:s text:c="6"/>:user_id =&gt; 1</text:p>
        <text:p text:style-name="Preformatted_20_Text"><text:s text:c="4"/>}</text:p>
        <text:p text:style-name="Preformatted_20_Text"><text:s text:c="2"/>end</text:p>
        <text:p text:style-name="Preformatted_20_Text"/>
        <text:p text:style-name="Preformatted_20_Text"><text:s text:c="2"/>it "should create a new instance given valid attributes" do</text:p>
        <text:p text:style-name="Preformatted_20_Text"><text:s text:c="4"/>Micropost.create!(@attr)</text:p>
        <text:p text:style-name="Preformatted_20_Text"><text:s text:c="2"/>end</text:p>
        <text:p text:style-name="P14">end</text:p>
        <text:p text:style-name="Text_20_body">(As in <text:a xlink:type="simple" xlink:href="http://railstutorial.org/chapters/modeling-and-viewing-users-one?version=2.3#code:raw_user_spec">Listing 6.8</text:a>, I’ve replaced <text:span text:style-name="Source_20_Text">@valid_attributes</text:span> with the more succinct <text:span text:style-name="Source_20_Text">@attr</text:span>.) This test currently passes, but there’s something fishy about it. (See if you can figure out what before proceeding.)</text:p>
        <text:p text:style-name="Text_20_body">The problem is that the <text:span text:style-name="Source_20_Text">before(:each)</text:span> block in <text:a xlink:type="simple" xlink:href="http://railstutorial.org/chapters/user-microposts?version=2.3#code:initial_micropost_spec">Listing 11.3</text:a> assigns the user id through mass assignment, which is exactly what <text:span text:style-name="Source_20_Text">attr_accessible</text:span> is designed to prevent; in particular, as noted above, the <text:span text:style-name="Source_20_Text">:user_id =&gt; 1</text:span> part of the initialization hash is simply ignored. The solution is to avoid using <text:span text:style-name="Source_20_Text">Micropost.new</text:span> directly; instead, we will create the new micropost through its <text:span text:style-name="Emphasis">association</text:span> with the User model, which sets the user id automatically. Accomplishing this is the task of the next section.</text:p>
        <text:section text:style-name="Sect1" text:name="sec:user_micropost_associations">
          <text:p text:style-name="Text_20_body"/>
        </text:section>
        <text:h text:style-name="Heading_20_3" text:outline-level="3"><text:bookmark text:name="sec:11.1.2"/><text:a xlink:type="simple" xlink:href="http://railstutorial.org/chapters/user-microposts?version=2.3#sec:user_micropost_associations">11.1.2 User/Micropost associations</text:a></text:h>
        <text:p text:style-name="Text_20_body">The goal of this section is to establish an <text:span text:style-name="Emphasis">association</text:span> between the Micropost model and the User model—a relationship seen briefly in <text:a xlink:type="simple" xlink:href="http://railstutorial.org/chapters/a-demo-app?version=2.3#sec:demo_user_has_many_microposts">Section 2.3.3</text:a> and shown schematically in <text:a xlink:type="simple" xlink:href="http://railstutorial.org/chapters/user-microposts?version=2.3#fig:micropost_belongs_to_user">Figure 11.2</text:a> and <text:a xlink:type="simple" xlink:href="http://railstutorial.org/chapters/user-microposts?version=2.3#fig:user_has_many_microposts">Figure 11.3</text:a>. Along the way, we’ll write tests for the Micropost model that, unlike <text:a xlink:type="simple" xlink:href="http://railstutorial.org/chapters/user-microposts?version=2.3#code:initial_micropost_spec">Listing 11.3</text:a>, are compatible with the use of <text:span text:style-name="Source_20_Text">attr_accessible</text:span> in <text:a xlink:type="simple" xlink:href="http://railstutorial.org/chapters/user-microposts?version=2.3#code:micropost_accessible_attribute">Listing 11.2</text:a>.</text:p>
        <text:section text:style-name="Sect1" text:name="fig:micropost_belongs_to_user">
          <text:p text:style-name="Text_20_body"/>
        </text:section>
        <text:p text:style-name="P7"><draw:frame draw:style-name="fr1" draw:name="graphics2" text:anchor-type="as-char" svg:width="0.7862in" svg:height="0.3929in" draw:z-index="4"><draw:image xlink:href="http://railstutorial.org/images/figures/micropost_belongs_to_user.png" xlink:type="simple" xlink:show="embed" xlink:actuate="onLoad"/><svg:title>micropost_belongs_to_user</svg:title></draw:frame></text:p>
        <text:p text:style-name="P7">Figure 11.2: The <text:span text:style-name="Source_20_Text">belongs_to</text:span> relationship between a micropost and its user. <text:a xlink:type="simple" xlink:href="http://www.railstutorial.org/images/figures/micropost_belongs_to_user-full.png">(full size)</text:a></text:p>
        <text:section text:style-name="Sect1" text:name="fig:user_has_many_microposts">
          <text:p text:style-name="P7"/>
        </text:section>
        <text:p text:style-name="P7"><draw:frame draw:style-name="fr1" draw:name="graphics3" text:anchor-type="as-char" svg:width="0.7862in" svg:height="0.3929in" draw:z-index="5"><draw:image xlink:href="http://railstutorial.org/images/figures/user_has_many_microposts.png" xlink:type="simple" xlink:show="embed" xlink:actuate="onLoad"/><svg:title>user_has_many_microposts</svg:title></draw:frame></text:p>
        <text:p text:style-name="Text_20_body">Figure 11.3: The <text:span text:style-name="Source_20_Text">has_many</text:span> relationship between a user and its microposts. <text:a xlink:type="simple" xlink:href="http://www.railstutorial.org/images/figures/user_has_many_microposts-full.png">(full size)</text:a></text:p>
        <text:p text:style-name="Text_20_body">We start with tests for the Micropost model association. First, we want to replicate the <text:span text:style-name="Source_20_Text">Micropost.create!</text:span> test shown in <text:a xlink:type="simple" xlink:href="http://railstutorial.org/chapters/user-microposts?version=2.3#code:initial_micropost_spec">Listing 11.3</text:a> without the invalid mass assignment. Second, we see from <text:a xlink:type="simple" xlink:href="http://railstutorial.org/chapters/user-microposts?version=2.3#fig:micropost_belongs_to_user">Figure 11.2</text:a> that a <text:span text:style-name="Source_20_Text">micropost</text:span> object should have a <text:span text:style-name="Source_20_Text">user</text:span> method. Finally, <text:span text:style-name="Source_20_Text">micropost.user</text:span> should be the user corresponding to the micropost’s <text:span text:style-name="Source_20_Text">user_id</text:span>. We can express these requirements in RSpec with the code in <text:a xlink:type="simple" xlink:href="http://railstutorial.org/chapters/user-microposts?version=2.3#code:micropost_belongs_to_user_spec">Listing 11.4</text:a>.</text:p>
        <text:section text:style-name="Sect1" text:name="code:micropost_belongs_to_user_spec">
          <text:p text:style-name="Text_20_body"/>
        </text:section>
        <text:p text:style-name="Text_20_body">Listing 11.4. Tests for the micropost’s user association. <text:line-break/><text:span text:style-name="Source_20_Text">spec/models/micropost_spec.rb</text:span> <draw:frame draw:name="clippy" text:anchor-type="as-char" svg:width="1.1457in" svg:height="0.1457in" draw:z-index="6"><draw:plugin xlink:href="http://railstutorial.org/flash/clippy.swf" xlink:type="simple" xlink:show="embed" xlink:actuate="onLoad" draw:mime-type="application/x-shockwave-flash"><draw:param draw:name="bgcolor" draw:value="#ffffff"/><draw:param draw:name="flashvars" draw:value="text=require%20'spec_helper'%0A%0Adescribe%20Micropost%20do%0A%0A%20%20before(:each)%20do%0A%20%20%20%20@user%20=%20Factory(:user)%0A%20%20%20%20@attr%20=%20%7B%20:content%20=%3E%20%22value%20for%20content%22%20%7D%0A%20%20end%0A%0A%20%20it%20%22should%20create%20a%20new%20instance%20given%20valid%20attributes%22%20do%0A%20%20%20%20@user.microposts.create!(@attr)%0A%20%20end%0A%0A%20%20describe%20%22user%20associations%22%20do%0A%20%20%20%20%0A%20%20%20%20before(:each)%20do%0A%20%20%20%20%20%20@micropost%20=%20@user.microposts.create(@attr)%0A%20%20%20%20end%0A%0A%20%20%20%20it%20%22should%20have%20a%20user%20attribute%22%20do%0A%20%20%20%20%20%20@micropost.should%20respond_to(:user)%0A%20%20%20%20end%0A%20%20%20%20%0A%20%20%20%20it%20%22should%20have%20the%20right%20associated%20user%22%20do%0A%20%20%20%20%20%20@micropost.user_id.should%20==%20@user.id%0A%20%20%20%20%20%20@micropost.user.should%20==%20@user%0A%20%20%20%20end%0A%20%20end%0Aend%0A"/><draw:param draw:name="pluginspage" draw:value="http://www.macromedia.com/go/getflashplayer"/><draw:param draw:name="allowscriptaccess" draw:value="always"/><draw:param draw:name="quality" draw:value="high"/></draw:plugin></draw:frame> </text:p>
        <text:p text:style-name="Preformatted_20_Text">require 'spec_helper'</text:p>
        <text:p text:style-name="Preformatted_20_Text"/>
        <text:p text:style-name="Preformatted_20_Text">describe Micropost do</text:p>
        <text:p text:style-name="Preformatted_20_Text"><text:soft-page-break/></text:p>
        <text:p text:style-name="Preformatted_20_Text"><text:s text:c="2"/>before(:each) do</text:p>
        <text:p text:style-name="Preformatted_20_Text"><text:s text:c="4"/>@user = Factory(:user)</text:p>
        <text:p text:style-name="Preformatted_20_Text"><text:s text:c="4"/>@attr = { :content =&gt; "value for content" }</text:p>
        <text:p text:style-name="Preformatted_20_Text"><text:s text:c="2"/>end</text:p>
        <text:p text:style-name="Preformatted_20_Text"/>
        <text:p text:style-name="Preformatted_20_Text"><text:s text:c="2"/>it "should create a new instance given valid attributes" do</text:p>
        <text:p text:style-name="Preformatted_20_Text"><text:s text:c="4"/>@user.microposts.create!(@attr)</text:p>
        <text:p text:style-name="Preformatted_20_Text"><text:s text:c="2"/>end</text:p>
        <text:p text:style-name="Preformatted_20_Text"/>
        <text:p text:style-name="Preformatted_20_Text"><text:s text:c="2"/>describe "user associations" do</text:p>
        <text:p text:style-name="Preformatted_20_Text"/>
        <text:p text:style-name="Preformatted_20_Text"><text:s text:c="4"/>before(:each) do</text:p>
        <text:p text:style-name="Preformatted_20_Text"><text:s text:c="6"/>@micropost = @user.microposts.create(@attr)</text:p>
        <text:p text:style-name="Preformatted_20_Text"><text:s text:c="4"/>end</text:p>
        <text:p text:style-name="Preformatted_20_Text"/>
        <text:p text:style-name="Preformatted_20_Text"><text:s text:c="4"/>it "should have a user attribute" do</text:p>
        <text:p text:style-name="Preformatted_20_Text"><text:s text:c="6"/>@micropost.should respond_to(:user)</text:p>
        <text:p text:style-name="Preformatted_20_Text"><text:s text:c="4"/>end</text:p>
        <text:p text:style-name="Preformatted_20_Text"/>
        <text:p text:style-name="Preformatted_20_Text"><text:s text:c="4"/>it "should have the right associated user" do</text:p>
        <text:p text:style-name="Preformatted_20_Text"><text:s text:c="6"/>@micropost.user_id.should == @user.id</text:p>
        <text:p text:style-name="Preformatted_20_Text"><text:s text:c="6"/>@micropost.user.should == @user</text:p>
        <text:p text:style-name="Preformatted_20_Text"><text:s text:c="4"/>end</text:p>
        <text:p text:style-name="Preformatted_20_Text"><text:s text:c="2"/>end</text:p>
        <text:p text:style-name="P14">end</text:p>
        <text:p text:style-name="Text_20_body">Note that, rather than using <text:span text:style-name="Source_20_Text">Micropost.create</text:span> or <text:span text:style-name="Source_20_Text">Micropost.create!</text:span> to create a micropost, <text:a xlink:type="simple" xlink:href="http://railstutorial.org/chapters/user-microposts?version=2.3#code:micropost_belongs_to_user_spec">Listing 11.4</text:a> uses</text:p>
        <text:p text:style-name="P14">@user.microposts.create(@attr)</text:p>
        <text:p text:style-name="Text_20_body">and</text:p>
        <text:p text:style-name="P14">@user.microposts.create!(@attr)</text:p>
        <text:p text:style-name="Text_20_body">This pattern is the <text:a xlink:type="simple" xlink:href="http://www.answers.com/canonical">canonical</text:a> way to create a micropost through its association with users. (We use a factory user because these tests are for the Micropost model, not the User model.) When created in this way, the micropost object <text:span text:style-name="Emphasis">automatically</text:span> has its <text:span text:style-name="Source_20_Text">user_id</text:span> set to the right value, which fixes the issue noted in <text:a xlink:type="simple" xlink:href="http://railstutorial.org/chapters/user-microposts?version=2.3#sec:accessible_attribute">Section 11.1.1.1</text:a>. In particular, the code</text:p>
        <text:p text:style-name="Preformatted_20_Text"><text:s text:c="2"/>before(:each) do</text:p>
        <text:p text:style-name="Preformatted_20_Text"><text:s text:c="4"/>@attr = {</text:p>
        <text:p text:style-name="Preformatted_20_Text"><text:s text:c="6"/>:content =&gt; "value for content",</text:p>
        <text:p text:style-name="Preformatted_20_Text"><text:s text:c="6"/>:user_id =&gt; 1</text:p>
        <text:p text:style-name="Preformatted_20_Text"><text:s text:c="4"/>}</text:p>
        <text:p text:style-name="Preformatted_20_Text"><text:s text:c="2"/>end</text:p>
        <text:p text:style-name="Preformatted_20_Text"/>
        <text:p text:style-name="Preformatted_20_Text"><text:s text:c="2"/>it "should create a new instance given valid attributes" do</text:p>
        <text:p text:style-name="Preformatted_20_Text"><text:s text:c="4"/>Micropost.create!(@attr)</text:p>
        <text:p text:style-name="P14"><text:s text:c="2"/>end</text:p>
        <text:p text:style-name="Text_20_body">from <text:a xlink:type="simple" xlink:href="http://railstutorial.org/chapters/user-microposts?version=2.3#code:initial_micropost_spec">Listing 11.3</text:a> is defective because <text:span text:style-name="Source_20_Text">:user_id =&gt; 1</text:span> does nothing when <text:span text:style-name="Source_20_Text">user_id</text:span> is not one of the Micropost model’s accessible attributes. By going through the user association, on the other hand, the code</text:p>
        <text:p text:style-name="Preformatted_20_Text">it "should create a new instance given valid attributes" do</text:p>
        <text:p text:style-name="Preformatted_20_Text"><text:soft-page-break/><text:s text:c="2"/>@user.microposts.create!(@attr)</text:p>
        <text:p text:style-name="P14">end</text:p>
        <text:p text:style-name="Text_20_body">from <text:a xlink:type="simple" xlink:href="http://railstutorial.org/chapters/user-microposts?version=2.3#code:micropost_belongs_to_user_spec">Listing 11.4</text:a> has the right <text:span text:style-name="Source_20_Text">user_id</text:span> by construction.</text:p>
        <text:p text:style-name="Text_20_body">These special <text:span text:style-name="Source_20_Text">create</text:span> methods won’t work yet; they require the proper <text:span text:style-name="Source_20_Text">has_many</text:span> association in the User model. We’ll defer the more detailed tests for this association to <text:a xlink:type="simple" xlink:href="http://railstutorial.org/chapters/user-microposts?version=2.3#sec:ordering_and_dependency">Section 11.1.3</text:a>; for now, we’ll simply test for the presence of a <text:span text:style-name="Source_20_Text">microposts</text:span> attribute (<text:a xlink:type="simple" xlink:href="http://railstutorial.org/chapters/user-microposts?version=2.3#code:user_has_many_microposts_spec">Listing 11.5</text:a>).</text:p>
        <text:section text:style-name="Sect1" text:name="code:user_has_many_microposts_spec">
          <text:p text:style-name="Text_20_body"/>
        </text:section>
        <text:p text:style-name="Text_20_body">Listing 11.5. A test for the user’s <text:span text:style-name="Source_20_Text">microposts</text:span> attribute. <text:line-break/><text:span text:style-name="Source_20_Text">spec/models/user_spec.rb</text:span> <draw:frame draw:name="clippy" text:anchor-type="as-char" svg:width="1.1457in" svg:height="0.1457in" draw:z-index="7"><draw:plugin xlink:href="http://railstutorial.org/flash/clippy.swf" xlink:type="simple" xlink:show="embed" xlink:actuate="onLoad" draw:mime-type="application/x-shockwave-flash"><draw:param draw:name="bgcolor" draw:value="#ffffff"/><draw:param draw:name="flashvars" draw:value="text=require%20'spec_helper'%0A%0Adescribe%20User%20do%0A%20%20.%0A%20%20.%0A%20%20.%0A%20%20describe%20%22micropost%20associations%22%20do%0A%20%20%20%20%0A%20%20%20%20before(:each)%20do%0A%20%20%20%20%20%20@user%20=%20User.create(@attr)%0A%20%20%20%20end%0A%20%20%20%20%0A%20%20%20%20it%20%22should%20have%20a%20microposts%20attribute%22%20do%0A%20%20%20%20%20%20@user.should%20respond_to(:microposts)%0A%20%20%20%20end%0A%20%20end%0Aend%0A"/><draw:param draw:name="pluginspage" draw:value="http://www.macromedia.com/go/getflashplayer"/><draw:param draw:name="allowscriptaccess" draw:value="always"/><draw:param draw:name="quality" draw:value="high"/></draw:plugin></draw:frame> </text:p>
        <text:p text:style-name="Preformatted_20_Text">require 'spec_helper'</text:p>
        <text:p text:style-name="Preformatted_20_Text"/>
        <text:p text:style-name="Preformatted_20_Text">describe User do</text:p>
        <text:p text:style-name="Preformatted_20_Text"><text:s text:c="2"/>.</text:p>
        <text:p text:style-name="Preformatted_20_Text"><text:s text:c="2"/>.</text:p>
        <text:p text:style-name="Preformatted_20_Text"><text:s text:c="2"/>.</text:p>
        <text:p text:style-name="Preformatted_20_Text"><text:s text:c="2"/>describe "micropost associations" do</text:p>
        <text:p text:style-name="Preformatted_20_Text"/>
        <text:p text:style-name="Preformatted_20_Text"><text:s text:c="4"/>before(:each) do</text:p>
        <text:p text:style-name="Preformatted_20_Text"><text:s text:c="6"/>@user = User.create(@attr)</text:p>
        <text:p text:style-name="Preformatted_20_Text"><text:s text:c="4"/>end</text:p>
        <text:p text:style-name="Preformatted_20_Text"/>
        <text:p text:style-name="Preformatted_20_Text"><text:s text:c="4"/>it "should have a microposts attribute" do</text:p>
        <text:p text:style-name="Preformatted_20_Text"><text:s text:c="6"/>@user.should respond_to(:microposts)</text:p>
        <text:p text:style-name="Preformatted_20_Text"><text:s text:c="4"/>end</text:p>
        <text:p text:style-name="Preformatted_20_Text"><text:s text:c="2"/>end</text:p>
        <text:p text:style-name="P14">end</text:p>
        <text:p text:style-name="Text_20_body">We can get the tests in both <text:a xlink:type="simple" xlink:href="http://railstutorial.org/chapters/user-microposts?version=2.3#code:micropost_belongs_to_user_spec">Listing 11.4</text:a> and <text:a xlink:type="simple" xlink:href="http://railstutorial.org/chapters/user-microposts?version=2.3#code:user_has_many_microposts_spec">Listing 11.5</text:a> to pass using the <text:span text:style-name="Source_20_Text">belongs_to</text:span>/<text:span text:style-name="Source_20_Text">has_many</text:span> association illustrated in <text:a xlink:type="simple" xlink:href="http://railstutorial.org/chapters/user-microposts?version=2.3#fig:micropost_belongs_to_user">Figure 11.2</text:a> and <text:a xlink:type="simple" xlink:href="http://railstutorial.org/chapters/user-microposts?version=2.3#fig:user_has_many_microposts">Figure 11.3</text:a>, as shown in <text:a xlink:type="simple" xlink:href="http://railstutorial.org/chapters/user-microposts?version=2.3#code:micropost_belongs_to_user">Listing 11.6</text:a> and <text:a xlink:type="simple" xlink:href="http://railstutorial.org/chapters/user-microposts?version=2.3#code:user_has_many_microposts">Listing 11.7</text:a>.</text:p>
        <text:section text:style-name="Sect1" text:name="code:micropost_belongs_to_user">
          <text:p text:style-name="Text_20_body"/>
        </text:section>
        <text:p text:style-name="Text_20_body">Listing 11.6. A micropost <text:span text:style-name="Source_20_Text">belongs_to</text:span> a user. <text:line-break/><text:span text:style-name="Source_20_Text">app/models/micropost.rb</text:span> <draw:frame draw:name="clippy" text:anchor-type="as-char" svg:width="1.1457in" svg:height="0.1457in" draw:z-index="8"><draw:plugin xlink:href="http://railstutorial.org/flash/clippy.swf" xlink:type="simple" xlink:show="embed" xlink:actuate="onLoad" draw:mime-type="application/x-shockwave-flash"><draw:param draw:name="bgcolor" draw:value="#ffffff"/><draw:param draw:name="flashvars" draw:value="text=class%20Micropost%20%3C%20ActiveRecord::Base%0A%20%20attr_accessible%20:content%0A%0A%20%20belongs_to%20:user%0Aend%0A"/><draw:param draw:name="pluginspage" draw:value="http://www.macromedia.com/go/getflashplayer"/><draw:param draw:name="allowscriptaccess" draw:value="always"/><draw:param draw:name="quality" draw:value="high"/></draw:plugin></draw:frame> </text:p>
        <text:p text:style-name="Preformatted_20_Text">class Micropost &lt; ActiveRecord::Base</text:p>
        <text:p text:style-name="Preformatted_20_Text"><text:s text:c="2"/>attr_accessible :content</text:p>
        <text:p text:style-name="Preformatted_20_Text"/>
        <text:p text:style-name="Preformatted_20_Text"><text:s text:c="2"/>belongs_to :user</text:p>
        <text:p text:style-name="P14">end</text:p>
        <text:section text:style-name="Sect1" text:name="code:user_has_many_microposts">
          <text:p text:style-name="Text_20_body"/>
        </text:section>
        <text:p text:style-name="Text_20_body">Listing 11.7. A user <text:span text:style-name="Source_20_Text">has_many</text:span> microposts. <text:line-break/><text:span text:style-name="Source_20_Text">app/models/user.rb</text:span> <draw:frame draw:name="clippy" text:anchor-type="as-char" svg:width="1.1457in" svg:height="0.1457in" draw:z-index="9"><draw:plugin xlink:href="http://railstutorial.org/flash/clippy.swf" xlink:type="simple" xlink:show="embed" xlink:actuate="onLoad" draw:mime-type="application/x-shockwave-flash"><draw:param draw:name="bgcolor" draw:value="#ffffff"/><draw:param draw:name="flashvars" draw:value="text=class%20User%20%3C%20ActiveRecord::Base%0A%20%20attr_accessor%20:password%0A%20%20attr_accessible%20:name,%20:email,%20:password,%20:password_confirmation%0A%20%20%0A%20%20has_many%20:microposts%0A%20%20.%0A%20%20.%0A%20%20.%0Aend%0A"/><draw:param draw:name="pluginspage" draw:value="http://www.macromedia.com/go/getflashplayer"/><draw:param draw:name="allowscriptaccess" draw:value="always"/><draw:param draw:name="quality" draw:value="high"/></draw:plugin></draw:frame> </text:p>
        <text:p text:style-name="Preformatted_20_Text">class User &lt; ActiveRecord::Base</text:p>
        <text:p text:style-name="Preformatted_20_Text"><text:s text:c="2"/>attr_accessor :password</text:p>
        <text:p text:style-name="Preformatted_20_Text"><text:s text:c="2"/>attr_accessible :name, :email, :password, :password_confirmation</text:p>
        <text:p text:style-name="Preformatted_20_Text"/>
        <text:p text:style-name="Preformatted_20_Text"><text:s text:c="2"/>has_many :microposts</text:p>
        <text:p text:style-name="Preformatted_20_Text"><text:s text:c="2"/>.</text:p>
        <text:p text:style-name="Preformatted_20_Text"><text:s text:c="2"/>.</text:p>
        <text:p text:style-name="Preformatted_20_Text"><text:soft-page-break/><text:s text:c="2"/>.</text:p>
        <text:p text:style-name="P14">end</text:p>
        <text:p text:style-name="Text_20_body">Using this <text:span text:style-name="Source_20_Text">belongs_to</text:span>/<text:span text:style-name="Source_20_Text">has_many</text:span> association, Rails constructs the methods shown in <text:a xlink:type="simple" xlink:href="http://railstutorial.org/chapters/user-microposts?version=2.3#table:association_methods">Table 11.1</text:a>. You should compare the entries in <text:a xlink:type="simple" xlink:href="http://railstutorial.org/chapters/user-microposts?version=2.3#table:association_methods">Table 11.1</text:a> with the code in <text:a xlink:type="simple" xlink:href="http://railstutorial.org/chapters/user-microposts?version=2.3#code:micropost_belongs_to_user_spec">Listing 11.4</text:a> and <text:a xlink:type="simple" xlink:href="http://railstutorial.org/chapters/user-microposts?version=2.3#code:user_has_many_microposts_spec">Listing 11.5</text:a> to satisfy yourself that you understand the basic nature of the associations. (There is one method in <text:a xlink:type="simple" xlink:href="http://railstutorial.org/chapters/user-microposts?version=2.3#table:association_methods">Table 11.1</text:a> we haven’t used so far, the <text:span text:style-name="Source_20_Text">build</text:span> method; it will be put to good use in <text:a xlink:type="simple" xlink:href="http://railstutorial.org/chapters/user-microposts?version=2.3#sec:micropost_validations">Section 11.1.4</text:a> and especially in <text:a xlink:type="simple" xlink:href="http://railstutorial.org/chapters/user-microposts?version=2.3#sec:creating_microposts">Section 11.3.2</text:a>.)</text:p>
        <text:section text:style-name="Sect1" text:name="table:association_methods">
          <text:p text:style-name="Text_20_body"/>
        </text:section>
        <table:table table:name="Table1" table:style-name="Table1">
          <table:table-column table:style-name="Table1.A"/>
          <table:table-column table:style-name="Table1.B"/>
          <table:table-row>
            <table:table-cell table:style-name="Table1.A1" office:value-type="string">
              <text:p text:style-name="Table_20_Heading"><text:span text:style-name="Strong_20_Emphasis">Method</text:span></text:p>
            </table:table-cell>
            <table:table-cell table:style-name="Table1.A1" office:value-type="string">
              <text:p text:style-name="Table_20_Heading"><text:span text:style-name="Strong_20_Emphasis">Purpose</text:span></text:p>
            </table:table-cell>
          </table:table-row>
          <table:table-row>
            <table:table-cell table:style-name="Table1.A1" office:value-type="string">
              <text:p text:style-name="Table_20_Contents"><text:span text:style-name="Source_20_Text">micropost.user</text:span></text:p>
            </table:table-cell>
            <table:table-cell table:style-name="Table1.A1" office:value-type="string">
              <text:p text:style-name="Table_20_Contents">Return the User object associated with the micropost.</text:p>
            </table:table-cell>
          </table:table-row>
          <table:table-row>
            <table:table-cell table:style-name="Table1.A1" office:value-type="string">
              <text:p text:style-name="Table_20_Contents"><text:span text:style-name="Source_20_Text">user.microposts</text:span></text:p>
            </table:table-cell>
            <table:table-cell table:style-name="Table1.A1" office:value-type="string">
              <text:p text:style-name="Table_20_Contents">Return an array of the user’s microposts.</text:p>
            </table:table-cell>
          </table:table-row>
          <table:table-row>
            <table:table-cell table:style-name="Table1.A1" office:value-type="string">
              <text:p text:style-name="Table_20_Contents"><text:span text:style-name="Source_20_Text">user.microposts.create(arg)</text:span></text:p>
            </table:table-cell>
            <table:table-cell table:style-name="Table1.A1" office:value-type="string">
              <text:p text:style-name="Table_20_Contents">Create a micropost (<text:span text:style-name="Source_20_Text">user_id = user.id</text:span>).</text:p>
            </table:table-cell>
          </table:table-row>
          <table:table-row>
            <table:table-cell table:style-name="Table1.A1" office:value-type="string">
              <text:p text:style-name="Table_20_Contents"><text:span text:style-name="Source_20_Text">user.microposts.create!(arg)</text:span></text:p>
            </table:table-cell>
            <table:table-cell table:style-name="Table1.A1" office:value-type="string">
              <text:p text:style-name="Table_20_Contents">Create a micropost (exception on failure).</text:p>
            </table:table-cell>
          </table:table-row>
          <table:table-row>
            <table:table-cell table:style-name="Table1.A1" office:value-type="string">
              <text:p text:style-name="Table_20_Contents"><text:span text:style-name="Source_20_Text">user.microposts.build(arg)</text:span></text:p>
            </table:table-cell>
            <table:table-cell table:style-name="Table1.A1" office:value-type="string">
              <text:p text:style-name="Table_20_Contents">Return a new Micropost object (<text:span text:style-name="Source_20_Text">user_id = user.id</text:span>).</text:p>
            </table:table-cell>
          </table:table-row>
        </table:table>
        <text:p text:style-name="P7">Table 11.1: A summary of user/micropost association methods.</text:p>
        <text:section text:style-name="Sect1" text:name="sec:ordering_and_dependency">
          <text:p text:style-name="P7"/>
        </text:section>
        <text:h text:style-name="Heading_20_3" text:outline-level="3"><text:bookmark text:name="sec:11.1.3"/><text:a xlink:type="simple" xlink:href="http://railstutorial.org/chapters/user-microposts?version=2.3#sec:ordering_and_dependency">11.1.3 Micropost refinements</text:a></text:h>
        <text:p text:style-name="Text_20_body">The test in <text:a xlink:type="simple" xlink:href="http://railstutorial.org/chapters/user-microposts?version=2.3#code:user_has_many_microposts_spec">Listing 11.5</text:a> of the <text:span text:style-name="Source_20_Text">has_many</text:span> association doesn’t test for much—it merely verifies the <text:span text:style-name="Emphasis">existence</text:span> of a <text:span text:style-name="Source_20_Text">microposts</text:span> attribute. In this section, we’ll add <text:span text:style-name="Emphasis">ordering</text:span> and <text:span text:style-name="Emphasis">dependency</text:span> to microposts, while also testing that the <text:span text:style-name="Source_20_Text">user.microposts</text:span> method actually returns an array of microposts</text:p>
        <text:p text:style-name="Text_20_body">We will need to construct some microposts in the User model spec, which means that we should make a micropost factory at this point. To do this, we need a way to make an association in Factory Girl. Happily, this is easy—we just use the Factory Girl method <text:span text:style-name="Source_20_Text">micropost.association</text:span>, as seen in <text:a xlink:type="simple" xlink:href="http://railstutorial.org/chapters/user-microposts?version=2.3#code:micropost_factory">Listing 11.8</text:a>.<text:bookmark text:name="fnref:11.3"/><text:a xlink:type="simple" xlink:href="http://railstutorial.org/chapters/user-microposts?version=2.3#fn:11.3">3</text:a></text:p>
        <text:section text:style-name="Sect1" text:name="code:micropost_factory">
          <text:p text:style-name="Text_20_body"/>
        </text:section>
        <text:p text:style-name="Text_20_body">Listing 11.8. The complete factory file, including a new factory for microposts. <text:line-break/><text:span text:style-name="Source_20_Text">spec/factories.rb</text:span> <draw:frame draw:name="clippy" text:anchor-type="as-char" svg:width="1.1457in" svg:height="0.1457in" draw:z-index="10"><draw:plugin xlink:href="http://railstutorial.org/flash/clippy.swf" xlink:type="simple" xlink:show="embed" xlink:actuate="onLoad" draw:mime-type="application/x-shockwave-flash"><draw:param draw:name="bgcolor" draw:value="#ffffff"/><draw:param draw:name="flashvars" draw:value="text=%23%20By%20using%20the%20symbol%20':user',%20we%20get%20Factory%20Girl%20to%20simulate%20the%20User%20model.%0AFactory.define%20:user%20do%20%7Cuser%7C%0A%20%20user.name%20%20%20%20%20%20%20%20%20%20%20%20%20%20%20%20%20%20%22Michael%20Hartl%22%0A%20%20user.email%20%20%20%20%20%20%20%20%20%20%20%20%20%20%20%20%20%22mhartl@example.com%22%0A%20%20user.password%20%20%20%20%20%20%20%20%20%20%20%20%20%20%22foobar%22%0A%20%20user.password_confirmation%20%22foobar%22%0Aend%0A%0AFactory.sequence%20:email%20do%20%7Cn%7C%0A%20%20%22person%2D%23%7Bn%7D@example.com%22%0Aend%0A%0AFactory.define%20:micropost%20do%20%7Cmicropost%7C%0A%20%20micropost.content%20%22Foo%20bar%22%0A%20%20micropost.association%20:user%0Aend%0A"/><draw:param draw:name="pluginspage" draw:value="http://www.macromedia.com/go/getflashplayer"/><draw:param draw:name="allowscriptaccess" draw:value="always"/><draw:param draw:name="quality" draw:value="high"/></draw:plugin></draw:frame> </text:p>
        <text:p text:style-name="Preformatted_20_Text"># By using the symbol ':user', we get Factory Girl to simulate the User model.</text:p>
        <text:p text:style-name="Preformatted_20_Text">Factory.define :user do |user|</text:p>
        <text:p text:style-name="Preformatted_20_Text"><text:s text:c="2"/>user.name <text:s text:c="17"/>"Michael Hartl"</text:p>
        <text:p text:style-name="Preformatted_20_Text"><text:s text:c="2"/>user.email <text:s text:c="16"/>"mhartl@example.com"</text:p>
        <text:p text:style-name="Preformatted_20_Text"><text:s text:c="2"/>user.password <text:s text:c="13"/>"foobar"</text:p>
        <text:p text:style-name="Preformatted_20_Text"><text:s text:c="2"/>user.password_confirmation "foobar"</text:p>
        <text:p text:style-name="Preformatted_20_Text">end</text:p>
        <text:p text:style-name="Preformatted_20_Text"/>
        <text:p text:style-name="Preformatted_20_Text">Factory.sequence :email do |n|</text:p>
        <text:p text:style-name="Preformatted_20_Text"><text:s text:c="2"/>"person-#{n}@example.com"</text:p>
        <text:p text:style-name="Preformatted_20_Text">end</text:p>
        <text:p text:style-name="Preformatted_20_Text"/>
        <text:p text:style-name="Preformatted_20_Text">Factory.define :micropost do |micropost|</text:p>
        <text:p text:style-name="Preformatted_20_Text"><text:s text:c="2"/>micropost.content "Foo bar"</text:p>
        <text:p text:style-name="Preformatted_20_Text"><text:s text:c="2"/>micropost.association :user</text:p>
        <text:p text:style-name="P14">end</text:p>
        <text:section text:style-name="Sect1" text:name="sec:default_scope">
          <text:p text:style-name="Text_20_body"><text:soft-page-break/></text:p>
        </text:section>
        <text:h text:style-name="Heading_20_4" text:outline-level="4"><text:bookmark text:name="sec:11.1.3.1"/><text:a xlink:type="simple" xlink:href="http://railstutorial.org/chapters/user-microposts?version=2.3#sec:default_scope">Default scope</text:a></text:h>
        <text:p text:style-name="Text_20_body">We can put the micropost factory to work in a test for the ordering of microposts. By default, using <text:span text:style-name="Source_20_Text">user.microposts</text:span> to pull a user’s microposts from the database makes no guarantees about the order of the posts, but (following the convention of blogs and Twitter) we want the microposts to come out in reverse order of when they were created, i.e., most recent first. To test this ordering, we first create a couple of microposts as follows:</text:p>
        <text:p text:style-name="Preformatted_20_Text"><text:s text:c="2"/>@mp1 = Factory(:micropost, :user =&gt; @user, :created_at =&gt; 1.day.ago)</text:p>
        <text:p text:style-name="P14"><text:s text:c="2"/>@mp2 = Factory(:micropost, :user =&gt; @user, :created_at =&gt; 1.hour.ago)</text:p>
        <text:p text:style-name="Text_20_body">Here we indicate that the second post was created more recently, <text:span text:style-name="Source_20_Text">1.hour.ago</text:span>, with the first post created <text:span text:style-name="Source_20_Text">1.day.ago</text:span>. Note how convenient the use of Factory Girl is: not only can we assign the user using mass assignment (since factories bypass <text:span text:style-name="Source_20_Text">attr_accessible</text:span>), we can also set <text:span text:style-name="Source_20_Text">created_at</text:span> manually, which Active Record won’t allow us to do.<text:bookmark text:name="fnref:11.4"/><text:a xlink:type="simple" xlink:href="http://railstutorial.org/chapters/user-microposts?version=2.3#fn:11.4">4</text:a></text:p>
        <text:p text:style-name="Text_20_body">Most database adapters (including the one for SQLite) return the microposts in order of their ids, so we can arrange for an initial test that almost certainly fails using the code in <text:a xlink:type="simple" xlink:href="http://railstutorial.org/chapters/user-microposts?version=2.3#code:micropost_ordering_test">Listing 11.9</text:a>.</text:p>
        <text:section text:style-name="Sect1" text:name="code:micropost_ordering_test">
          <text:p text:style-name="Text_20_body"/>
        </text:section>
        <text:p text:style-name="Text_20_body">Listing 11.9. Testing the order of a user’s microposts. <text:line-break/><text:span text:style-name="Source_20_Text">spec/models/user_spec.rb</text:span> <draw:frame draw:name="clippy" text:anchor-type="as-char" svg:width="1.1457in" svg:height="0.1457in" draw:z-index="11"><draw:plugin xlink:href="http://railstutorial.org/flash/clippy.swf" xlink:type="simple" xlink:show="embed" xlink:actuate="onLoad" draw:mime-type="application/x-shockwave-flash"><draw:param draw:name="bgcolor" draw:value="#ffffff"/><draw:param draw:name="flashvars" draw:value="text=require%20'spec_helper'%0A%0Adescribe%20User%20do%0A%20%20.%0A%20%20.%0A%20%20.%0A%20%20describe%20%22micropost%20associations%22%20do%0A%20%20%20%20%0A%20%20%20%20before(:each)%20do%0A%20%20%20%20%20%20@user%20=%20User.create(@attr)%0A%20%20%20%20%20%20@mp1%20=%20Factory(:micropost,%20:user%20=%3E%20@user,%20:created_at%20=%3E%201.day.ago)%0A%20%20%20%20%20%20@mp2%20=%20Factory(:micropost,%20:user%20=%3E%20@user,%20:created_at%20=%3E%201.hour.ago)%0A%20%20%20%20end%0A%20%20%20%20%0A%20%20%20%20it%20%22should%20have%20a%20microposts%20attribute%22%20do%0A%20%20%20%20%20%20@user.should%20respond_to(:microposts)%0A%20%20%20%20end%0A%20%20%20%20%0A%20%20%20%20it%20%22should%20have%20the%20right%20microposts%20in%20the%20right%20order%22%20do%0A%20%20%20%20%20%20@user.microposts.should%20==%20[@mp2,%20@mp1]%0A%20%20%20%20end%0A%20%20end%0Aend%0A"/><draw:param draw:name="pluginspage" draw:value="http://www.macromedia.com/go/getflashplayer"/><draw:param draw:name="allowscriptaccess" draw:value="always"/><draw:param draw:name="quality" draw:value="high"/></draw:plugin></draw:frame> </text:p>
        <text:p text:style-name="Preformatted_20_Text">require 'spec_helper'</text:p>
        <text:p text:style-name="Preformatted_20_Text"/>
        <text:p text:style-name="Preformatted_20_Text">describe User do</text:p>
        <text:p text:style-name="Preformatted_20_Text"><text:s text:c="2"/>.</text:p>
        <text:p text:style-name="Preformatted_20_Text"><text:s text:c="2"/>.</text:p>
        <text:p text:style-name="Preformatted_20_Text"><text:s text:c="2"/>.</text:p>
        <text:p text:style-name="Preformatted_20_Text"><text:s text:c="2"/>describe "micropost associations" do</text:p>
        <text:p text:style-name="Preformatted_20_Text"/>
        <text:p text:style-name="Preformatted_20_Text"><text:s text:c="4"/>before(:each) do</text:p>
        <text:p text:style-name="Preformatted_20_Text"><text:s text:c="6"/>@user = User.create(@attr)</text:p>
        <text:p text:style-name="Preformatted_20_Text"><text:s text:c="6"/>@mp1 = Factory(:micropost, :user =&gt; @user, :created_at =&gt; 1.day.ago)</text:p>
        <text:p text:style-name="Preformatted_20_Text"><text:s text:c="6"/>@mp2 = Factory(:micropost, :user =&gt; @user, :created_at =&gt; 1.hour.ago)</text:p>
        <text:p text:style-name="Preformatted_20_Text"><text:s text:c="4"/>end</text:p>
        <text:p text:style-name="Preformatted_20_Text"/>
        <text:p text:style-name="Preformatted_20_Text"><text:s text:c="4"/>it "should have a microposts attribute" do</text:p>
        <text:p text:style-name="Preformatted_20_Text"><text:s text:c="6"/>@user.should respond_to(:microposts)</text:p>
        <text:p text:style-name="Preformatted_20_Text"><text:s text:c="4"/>end</text:p>
        <text:p text:style-name="Preformatted_20_Text"/>
        <text:p text:style-name="Preformatted_20_Text"><text:s text:c="4"/>it "should have the right microposts in the right order" do</text:p>
        <text:p text:style-name="Preformatted_20_Text"><text:s text:c="6"/>@user.microposts.should == [@mp2, @mp1]</text:p>
        <text:p text:style-name="Preformatted_20_Text"><text:s text:c="4"/>end</text:p>
        <text:p text:style-name="Preformatted_20_Text"><text:s text:c="2"/>end</text:p>
        <text:p text:style-name="P14">end</text:p>
        <text:p text:style-name="Text_20_body">The key line here is</text:p>
        <text:p text:style-name="P14">@user.microposts.should == [@mp2, @mp1]</text:p>
        <text:p text:style-name="Text_20_body">indicating that the posts should be ordered newest first. This should fail because by default the posts will be ordered by id, i.e., <text:span text:style-name="Source_20_Text">[@mp1, @mp2]</text:span>. This test also verifies the basic correctness of the <text:soft-page-break/><text:span text:style-name="Source_20_Text">has_many</text:span> association itself, by checking (as indicated in <text:a xlink:type="simple" xlink:href="http://railstutorial.org/chapters/user-microposts?version=2.3#table:association_methods">Table 11.1</text:a>) that <text:span text:style-name="Source_20_Text">user.microposts</text:span> is an array of microposts.</text:p>
        <text:p text:style-name="Text_20_body">To get the ordering test to pass, we use a Rails facility called <text:span text:style-name="Source_20_Text">default_scope</text:span> with an <text:span text:style-name="Source_20_Text">:order</text:span> parameter, as shown in <text:a xlink:type="simple" xlink:href="http://railstutorial.org/chapters/user-microposts?version=2.3#code:micropost_ordering">Listing 11.10</text:a>. (This is our first example of the notion of <text:span text:style-name="Emphasis">scope</text:span>. We will learn about scope in a more general context in <text:a xlink:type="simple" xlink:href="http://railstutorial.org/chapters/following-users?version=2.3#top">Chapter 12</text:a>.)</text:p>
        <text:section text:style-name="Sect1" text:name="code:micropost_ordering">
          <text:p text:style-name="Text_20_body"/>
        </text:section>
        <text:p text:style-name="Text_20_body">Listing 11.10. Ordering the microposts with <text:span text:style-name="Source_20_Text">default_scope</text:span>. <text:line-break/><text:span text:style-name="Source_20_Text">app/models/micropost.rb</text:span> <draw:frame draw:name="clippy" text:anchor-type="as-char" svg:width="1.1457in" svg:height="0.1457in" draw:z-index="12"><draw:plugin xlink:href="http://railstutorial.org/flash/clippy.swf" xlink:type="simple" xlink:show="embed" xlink:actuate="onLoad" draw:mime-type="application/x-shockwave-flash"><draw:param draw:name="bgcolor" draw:value="#ffffff"/><draw:param draw:name="flashvars" draw:value="text=class%20Micropost%20%3C%20ActiveRecord::Base%0A%20%20.%0A%20%20.%0A%20%20.%0A%20%20default_scope%20:order%20=%3E%20'created_at%20DESC'%0Aend%0A"/><draw:param draw:name="pluginspage" draw:value="http://www.macromedia.com/go/getflashplayer"/><draw:param draw:name="allowscriptaccess" draw:value="always"/><draw:param draw:name="quality" draw:value="high"/></draw:plugin></draw:frame> </text:p>
        <text:p text:style-name="Preformatted_20_Text">class Micropost &lt; ActiveRecord::Base</text:p>
        <text:p text:style-name="Preformatted_20_Text"><text:s text:c="2"/>.</text:p>
        <text:p text:style-name="Preformatted_20_Text"><text:s text:c="2"/>.</text:p>
        <text:p text:style-name="Preformatted_20_Text"><text:s text:c="2"/>.</text:p>
        <text:p text:style-name="Preformatted_20_Text"><text:s text:c="2"/>default_scope :order =&gt; 'created_at DESC'</text:p>
        <text:p text:style-name="P14">end</text:p>
        <text:p text:style-name="Text_20_body">The order here is <text:span text:style-name="Source_20_Text">’created_at DESC’</text:span>, where <text:span text:style-name="Source_20_Text">DESC</text:span> is SQL for “descending”, i.e., in descending order from newest to oldest.</text:p>
        <text:section text:style-name="Sect1" text:name="sec:dependent_destroy">
          <text:p text:style-name="Text_20_body"/>
        </text:section>
        <text:h text:style-name="Heading_20_4" text:outline-level="4"><text:bookmark text:name="sec:11.1.3.2"/><text:a xlink:type="simple" xlink:href="http://railstutorial.org/chapters/user-microposts?version=2.3#sec:dependent_destroy">Dependent: destroy</text:a></text:h>
        <text:p text:style-name="Text_20_body">Apart from proper ordering, there is a second refinement we’d like to add to microposts. Recall from <text:a xlink:type="simple" xlink:href="http://railstutorial.org/chapters/updating-showing-and-deleting-users?version=2.3#sec:destroying_users">Section 10.4</text:a> that site administrators have the power to <text:span text:style-name="Emphasis">destroy</text:span> users. It stands to reason that if a user is destroyed, the user’s microposts should be destroyed as well. We can test for this by first destroying a micropost’s user and then verifying that the associated microposts are no longer in the database (<text:a xlink:type="simple" xlink:href="http://railstutorial.org/chapters/user-microposts?version=2.3#code:micropost_dependency_test">Listing 11.11</text:a>).</text:p>
        <text:section text:style-name="Sect1" text:name="code:micropost_dependency_test">
          <text:p text:style-name="Text_20_body"/>
        </text:section>
        <text:p text:style-name="Text_20_body">Listing 11.11. Testing that microposts are destroyed when users are. <text:line-break/><text:span text:style-name="Source_20_Text">spec/models/user_spec.rb</text:span> <draw:frame draw:name="clippy" text:anchor-type="as-char" svg:width="1.1457in" svg:height="0.1457in" draw:z-index="13"><draw:plugin xlink:href="http://railstutorial.org/flash/clippy.swf" xlink:type="simple" xlink:show="embed" xlink:actuate="onLoad" draw:mime-type="application/x-shockwave-flash"><draw:param draw:name="bgcolor" draw:value="#ffffff"/><draw:param draw:name="flashvars" draw:value="text=describe%20User%20do%0A%20%20.%0A%20%20.%0A%20%20.%0A%20%20describe%20%22micropost%20associations%22%20do%0A%20%20%20%20%0A%20%20%20%20before(:each)%20do%0A%20%20%20%20%20%20@user%20=%20User.create(@attr)%0A%20%20%20%20%20%20@mp1%20=%20Factory(:micropost,%20:user%20=%3E%20@user,%20:created_at%20=%3E%201.day.ago)%0A%20%20%20%20%20%20@mp2%20=%20Factory(:micropost,%20:user%20=%3E%20@user,%20:created_at%20=%3E%201.hour.ago)%0A%20%20%20%20end%0A%20%20%20%20.%0A%20%20%20%20.%0A%20%20%20%20.%0A%20%20%20%20it%20%22should%20destroy%20associated%20microposts%22%20do%0A%20%20%20%20%20%20@user.destroy%0A%20%20%20%20%20%20[@mp1,%20@mp2].each%20do%20%7Cmicropost%7C%0A%20%20%20%20%20%20%20%20Micropost.find_by_id(micropost.id).should%20be_nil%0A%20%20%20%20%20%20end%0A%20%20%20%20end%0A%20%20end%0A%20%20.%0A%20%20.%0A%20%20.%0Aend%0A"/><draw:param draw:name="pluginspage" draw:value="http://www.macromedia.com/go/getflashplayer"/><draw:param draw:name="allowscriptaccess" draw:value="always"/><draw:param draw:name="quality" draw:value="high"/></draw:plugin></draw:frame> </text:p>
        <text:p text:style-name="Preformatted_20_Text">describe User do</text:p>
        <text:p text:style-name="Preformatted_20_Text"><text:s text:c="2"/>.</text:p>
        <text:p text:style-name="Preformatted_20_Text"><text:s text:c="2"/>.</text:p>
        <text:p text:style-name="Preformatted_20_Text"><text:s text:c="2"/>.</text:p>
        <text:p text:style-name="Preformatted_20_Text"><text:s text:c="2"/>describe "micropost associations" do</text:p>
        <text:p text:style-name="Preformatted_20_Text"/>
        <text:p text:style-name="Preformatted_20_Text"><text:s text:c="4"/>before(:each) do</text:p>
        <text:p text:style-name="Preformatted_20_Text"><text:s text:c="6"/>@user = User.create(@attr)</text:p>
        <text:p text:style-name="Preformatted_20_Text"><text:s text:c="6"/>@mp1 = Factory(:micropost, :user =&gt; @user, :created_at =&gt; 1.day.ago)</text:p>
        <text:p text:style-name="Preformatted_20_Text"><text:s text:c="6"/>@mp2 = Factory(:micropost, :user =&gt; @user, :created_at =&gt; 1.hour.ago)</text:p>
        <text:p text:style-name="Preformatted_20_Text"><text:s text:c="4"/>end</text:p>
        <text:p text:style-name="Preformatted_20_Text"><text:s text:c="4"/>.</text:p>
        <text:p text:style-name="Preformatted_20_Text"><text:s text:c="4"/>.</text:p>
        <text:p text:style-name="Preformatted_20_Text"><text:s text:c="4"/>.</text:p>
        <text:p text:style-name="Preformatted_20_Text"><text:s text:c="4"/>it "should destroy associated microposts" do</text:p>
        <text:p text:style-name="Preformatted_20_Text"><text:s text:c="6"/>@user.destroy</text:p>
        <text:p text:style-name="Preformatted_20_Text"><text:s text:c="6"/>[@mp1, @mp2].each do |micropost|</text:p>
        <text:p text:style-name="Preformatted_20_Text"><text:s text:c="8"/>Micropost.find_by_id(micropost.id).should be_nil</text:p>
        <text:p text:style-name="Preformatted_20_Text"><text:s text:c="6"/>end</text:p>
        <text:p text:style-name="Preformatted_20_Text"><text:s text:c="4"/>end</text:p>
        <text:p text:style-name="Preformatted_20_Text"><text:s text:c="2"/>end</text:p>
        <text:p text:style-name="Preformatted_20_Text"><text:s text:c="2"/>.</text:p>
        <text:p text:style-name="Preformatted_20_Text"><text:s text:c="2"/>.</text:p>
        <text:p text:style-name="Preformatted_20_Text"><text:s text:c="2"/>.</text:p>
        <text:p text:style-name="P14">end</text:p>
        <text:p text:style-name="Text_20_body">Here we have used <text:span text:style-name="Source_20_Text">Micropost.find_by_id</text:span>, which returns <text:span text:style-name="Source_20_Text">nil</text:span> if the record is not found, whereas <text:span text:style-name="Source_20_Text">Micropost.find</text:span> raises an exception on failure, which is a bit harder to test for. (In case you’re curious,</text:p>
        <text:p text:style-name="Preformatted_20_Text">lambda do </text:p>
        <text:p text:style-name="Preformatted_20_Text"><text:s text:c="2"/>Micropost.find(micropost.id)</text:p>
        <text:p text:style-name="P14">end.should raise_error(ActiveRecord::RecordNotFound)</text:p>
        <text:p text:style-name="Text_20_body">does the trick in this case.)</text:p>
        <text:p text:style-name="Text_20_body">The application code to get <text:a xlink:type="simple" xlink:href="http://railstutorial.org/chapters/user-microposts?version=2.3#code:micropost_dependency_test">Listing 11.11</text:a> to pass is less than one line; in fact, it’s just an option to the <text:span text:style-name="Source_20_Text">has_many</text:span> association method, as shown in <text:a xlink:type="simple" xlink:href="http://railstutorial.org/chapters/user-microposts?version=2.3#code:micropost_dependency">Listing 11.12</text:a>.</text:p>
        <text:section text:style-name="Sect1" text:name="code:micropost_dependency">
          <text:p text:style-name="Text_20_body"/>
        </text:section>
        <text:p text:style-name="Text_20_body">Listing 11.12. Ensuring that a user’s microposts are destroyed along with the user. <text:line-break/><text:span text:style-name="Source_20_Text">app/models/user.rb</text:span> <draw:frame draw:name="clippy" text:anchor-type="as-char" svg:width="1.1457in" svg:height="0.1457in" draw:z-index="14"><draw:plugin xlink:href="http://railstutorial.org/flash/clippy.swf" xlink:type="simple" xlink:show="embed" xlink:actuate="onLoad" draw:mime-type="application/x-shockwave-flash"><draw:param draw:name="bgcolor" draw:value="#ffffff"/><draw:param draw:name="flashvars" draw:value="text=class%20User%20%3C%20ActiveRecord::Base%0A%20%20.%0A%20%20.%0A%20%20.%0A%20%20has_many%20:microposts,%20:dependent%20=%3E%20:destroy%0A%20%20.%0A%20%20.%0A%20%20.%0Aend%0A"/><draw:param draw:name="pluginspage" draw:value="http://www.macromedia.com/go/getflashplayer"/><draw:param draw:name="allowscriptaccess" draw:value="always"/><draw:param draw:name="quality" draw:value="high"/></draw:plugin></draw:frame> </text:p>
        <text:p text:style-name="Preformatted_20_Text">class User &lt; ActiveRecord::Base</text:p>
        <text:p text:style-name="Preformatted_20_Text"><text:s text:c="2"/>.</text:p>
        <text:p text:style-name="Preformatted_20_Text"><text:s text:c="2"/>.</text:p>
        <text:p text:style-name="Preformatted_20_Text"><text:s text:c="2"/>.</text:p>
        <text:p text:style-name="Preformatted_20_Text"><text:s text:c="2"/>has_many :microposts, :dependent =&gt; :destroy</text:p>
        <text:p text:style-name="Preformatted_20_Text"><text:s text:c="2"/>.</text:p>
        <text:p text:style-name="Preformatted_20_Text"><text:s text:c="2"/>.</text:p>
        <text:p text:style-name="Preformatted_20_Text"><text:s text:c="2"/>.</text:p>
        <text:p text:style-name="P14">end</text:p>
        <text:p text:style-name="Text_20_body">With that, the final form of the user/micropost association is in place.</text:p>
        <text:section text:style-name="Sect1" text:name="sec:micropost_validations">
          <text:p text:style-name="Text_20_body"/>
        </text:section>
        <text:h text:style-name="Heading_20_3" text:outline-level="3"><text:bookmark text:name="sec:11.1.4"/><text:a xlink:type="simple" xlink:href="http://railstutorial.org/chapters/user-microposts?version=2.3#sec:micropost_validations">11.1.4 Micropost validations</text:a></text:h>
        <text:p text:style-name="Text_20_body">Before leaving the Micropost model, we’ll tie off a couple loose ends by adding validations (following the example from <text:a xlink:type="simple" xlink:href="http://railstutorial.org/chapters/a-demo-app?version=2.3#sec:putting_the_micro_in_microposts">Section 2.3.2</text:a>). Both the <text:span text:style-name="Source_20_Text">user_id</text:span> and <text:span text:style-name="Source_20_Text">content</text:span> attributes are required, and <text:span text:style-name="Source_20_Text">content</text:span> is further constrained to be shorter than 140 characters, which we test for using the code in <text:a xlink:type="simple" xlink:href="http://railstutorial.org/chapters/user-microposts?version=2.3#code:micropost_validations_tests">Listing 11.13</text:a>.</text:p>
        <text:section text:style-name="Sect1" text:name="code:micropost_validations_tests">
          <text:p text:style-name="Text_20_body"/>
        </text:section>
        <text:p text:style-name="Text_20_body">Listing 11.13. Tests for the Micropost model validations. <text:line-break/><text:span text:style-name="Source_20_Text">spec/models/micropost_spec.rb</text:span> <draw:frame draw:name="clippy" text:anchor-type="as-char" svg:width="1.1457in" svg:height="0.1457in" draw:z-index="15"><draw:plugin xlink:href="http://railstutorial.org/flash/clippy.swf" xlink:type="simple" xlink:show="embed" xlink:actuate="onLoad" draw:mime-type="application/x-shockwave-flash"><draw:param draw:name="bgcolor" draw:value="#ffffff"/><draw:param draw:name="flashvars" draw:value="text=require%20'spec_helper'%0A%0Adescribe%20Micropost%20do%0A%0A%20%20before(:each)%20do%0A%20%20%20%20@user%20=%20Factory(:user)%0A%20%20%20%20@attr%20=%20%7B%20:content%20=%3E%20%22value%20for%20content%22%20%7D%0A%20%20end%0A%20%20.%0A%20%20.%0A%20%20.%0A%20%20describe%20%22validations%22%20do%0A%20%20%20%20%0A%20%20%20%20it%20%22should%20require%20a%20user%20id%22%20do%0A%20%20%20%20%20%20Micropost.new(@attr).should_not%20be_valid%0A%20%20%20%20end%0A%20%20%0A%20%20%20%20it%20%22should%20require%20nonblank%20content%22%20do%0A%20%20%20%20%20%20@user.microposts.build(:content%20=%3E%20%22%20%20%22).should_not%20be_valid%0A%20%20%20%20end%0A%20%20%0A%20%20%20%20it%20%22should%20reject%20long%20content%22%20do%0A%20%20%20%20%20%20@user.microposts.build(:content%20=%3E%20%22a%22%20*%20141).should_not%20be_valid%0A%20%20%20%20end%0A%20%20end%0Aend%0A"/><draw:param draw:name="pluginspage" draw:value="http://www.macromedia.com/go/getflashplayer"/><draw:param draw:name="allowscriptaccess" draw:value="always"/><draw:param draw:name="quality" draw:value="high"/></draw:plugin></draw:frame> </text:p>
        <text:p text:style-name="Preformatted_20_Text">require 'spec_helper'</text:p>
        <text:p text:style-name="Preformatted_20_Text"/>
        <text:p text:style-name="Preformatted_20_Text">describe Micropost do</text:p>
        <text:p text:style-name="Preformatted_20_Text"/>
        <text:p text:style-name="Preformatted_20_Text"><text:s text:c="2"/>before(:each) do</text:p>
        <text:p text:style-name="Preformatted_20_Text"><text:s text:c="4"/>@user = Factory(:user)</text:p>
        <text:p text:style-name="Preformatted_20_Text"><text:s text:c="4"/>@attr = { :content =&gt; "value for content" }</text:p>
        <text:p text:style-name="Preformatted_20_Text"><text:s text:c="2"/>end</text:p>
        <text:p text:style-name="Preformatted_20_Text"><text:s text:c="2"/>.</text:p>
        <text:p text:style-name="Preformatted_20_Text"><text:s text:c="2"/>.</text:p>
        <text:p text:style-name="Preformatted_20_Text"><text:s text:c="2"/>.</text:p>
        <text:p text:style-name="Preformatted_20_Text"><text:s text:c="2"/>describe "validations" do</text:p>
        <text:p text:style-name="Preformatted_20_Text"/>
        <text:p text:style-name="Preformatted_20_Text"><text:s text:c="4"/>it "should require a user id" do</text:p>
        <text:p text:style-name="Preformatted_20_Text"><text:s text:c="6"/>Micropost.new(@attr).should_not be_valid</text:p>
        <text:p text:style-name="Preformatted_20_Text"><text:s text:c="4"/>end</text:p>
        <text:p text:style-name="Preformatted_20_Text"/>
        <text:p text:style-name="Preformatted_20_Text"><text:s text:c="4"/>it "should require nonblank content" do</text:p>
        <text:p text:style-name="Preformatted_20_Text"><text:s text:c="6"/>@user.microposts.build(:content =&gt; " <text:s/>").should_not be_valid</text:p>
        <text:p text:style-name="Preformatted_20_Text"><text:s text:c="4"/>end</text:p>
        <text:p text:style-name="Preformatted_20_Text"/>
        <text:p text:style-name="Preformatted_20_Text"><text:s text:c="4"/>it "should reject long content" do</text:p>
        <text:p text:style-name="Preformatted_20_Text"><text:s text:c="6"/>@user.microposts.build(:content =&gt; "a" * 141).should_not be_valid</text:p>
        <text:p text:style-name="Preformatted_20_Text"><text:s text:c="4"/>end</text:p>
        <text:p text:style-name="Preformatted_20_Text"><text:s text:c="2"/>end</text:p>
        <text:p text:style-name="P14">end</text:p>
        <text:p text:style-name="Text_20_body">These generally follow the examples from the User model validation tests from <text:a xlink:type="simple" xlink:href="http://railstutorial.org/chapters/modeling-and-viewing-users-one?version=2.3#sec:user_validations">Section 6.2</text:a>. (The analogous tests were broken into multiple lines in that section, but you should be comfortable enough reading RSpec code by now to digest the more compact formulation above.)</text:p>
        <text:p text:style-name="Text_20_body">As in <text:a xlink:type="simple" xlink:href="http://railstutorial.org/chapters/modeling-and-viewing-users-one?version=2.3#sec:user_validations">Section 6.2</text:a>, the code in <text:a xlink:type="simple" xlink:href="http://railstutorial.org/chapters/user-microposts?version=2.3#code:micropost_validations_tests">Listing 11.13</text:a> uses string multiplication to test the micropost length validation:</text:p>
        <text:p text:style-name="Preformatted_20_Text">$ script/console</text:p>
        <text:p text:style-name="Preformatted_20_Text">&gt;&gt; "a" * 10</text:p>
        <text:p text:style-name="Preformatted_20_Text">=&gt; "aaaaaaaaaa"</text:p>
        <text:p text:style-name="Preformatted_20_Text">&gt;&gt; "a" * 141</text:p>
        <text:p text:style-name="Preformatted_20_Text">=&gt; "aaaaaaaaaaaaaaaaaaaaaaaaaaaaaaaaaaaaaaaaaaaaaaaaaaaaaaaaaaaaaaaaaaaaaaaaaaaa</text:p>
        <text:p text:style-name="P14">aaaaaaaaaaaaaaaaaaaaaaaaaaaaaaaaaaaaaaaaaaaaaaaaaaaaaaaaaaaaaaaaa"</text:p>
        <text:p text:style-name="Text_20_body">In contrast, instead of using the default <text:span text:style-name="Source_20_Text">new</text:span> constructor as in</text:p>
        <text:p text:style-name="P14">User.new(...)</text:p>
        <text:p text:style-name="Text_20_body">the code in <text:a xlink:type="simple" xlink:href="http://railstutorial.org/chapters/user-microposts?version=2.3#code:micropost_validations_tests">Listing 11.13</text:a> uses the <text:span text:style-name="Source_20_Text">build</text:span> method:</text:p>
        <text:p text:style-name="P14">@user.microposts.build</text:p>
        <text:p text:style-name="Text_20_body">Recall from <text:a xlink:type="simple" xlink:href="http://railstutorial.org/chapters/user-microposts?version=2.3#table:association_methods">Table 11.1</text:a> that this is essentially equivalent to <text:span text:style-name="Source_20_Text">Micropost.new</text:span>, except that it automatically sets the micropost’s <text:span text:style-name="Source_20_Text">user_id</text:span> to <text:span text:style-name="Source_20_Text">@user.id</text:span>.</text:p>
        <text:p text:style-name="Text_20_body">The validations themselves are straightforward analogues of the User model validations, as seen in <text:a xlink:type="simple" xlink:href="http://railstutorial.org/chapters/user-microposts?version=2.3#code:micropost_validations">Listing 11.14</text:a>.</text:p>
        <text:section text:style-name="Sect1" text:name="code:micropost_validations">
          <text:p text:style-name="Text_20_body"/>
        </text:section>
        <text:p text:style-name="Text_20_body">Listing 11.14. The Micropost model validations. <text:line-break/><text:span text:style-name="Source_20_Text">app/models/micropost.rb</text:span> <draw:frame draw:name="clippy" text:anchor-type="as-char" svg:width="1.1457in" svg:height="0.1457in" draw:z-index="16"><draw:plugin xlink:href="http://railstutorial.org/flash/clippy.swf" xlink:type="simple" xlink:show="embed" xlink:actuate="onLoad" draw:mime-type="application/x-shockwave-flash"><draw:param draw:name="bgcolor" draw:value="#ffffff"/><draw:param draw:name="flashvars" draw:value="text=class%20Micropost%20%3C%20ActiveRecord::Base%0A%20%20attr_accessible%20:content%0A%20%20%0A%20%20belongs_to%20:user%0A%20%20%0A%20%20validates_presence_of%20:content,%20:user_id%0A%20%20validates_length_of%20%20%20:content,%20:maximum%20=%3E%20140%0A%20%20%0A%20%20default_scope%20:order%20=%3E%20'created_at%20DESC'%0Aend%0A"/><draw:param draw:name="pluginspage" draw:value="http://www.macromedia.com/go/getflashplayer"/><draw:param draw:name="allowscriptaccess" draw:value="always"/><draw:param draw:name="quality" draw:value="high"/></draw:plugin></draw:frame> </text:p>
        <text:p text:style-name="Preformatted_20_Text">class Micropost &lt; ActiveRecord::Base</text:p>
        <text:p text:style-name="Preformatted_20_Text"><text:s text:c="2"/>attr_accessible :content</text:p>
        <text:p text:style-name="Preformatted_20_Text"/>
        <text:p text:style-name="Preformatted_20_Text"><text:s text:c="2"/>belongs_to :user</text:p>
        <text:p text:style-name="Preformatted_20_Text"/>
        <text:p text:style-name="Preformatted_20_Text"><text:s text:c="2"/>validates_presence_of :content, :user_id</text:p>
        <text:p text:style-name="Preformatted_20_Text"><text:s text:c="2"/>validates_length_of <text:s text:c="2"/>:content, :maximum =&gt; 140</text:p>
        <text:p text:style-name="Preformatted_20_Text"/>
        <text:p text:style-name="Preformatted_20_Text"><text:s text:c="2"/>default_scope :order =&gt; 'created_at DESC'</text:p>
        <text:p text:style-name="P14">end</text:p>
        <text:p text:style-name="Text_20_body">This completes the data modeling for users and microposts. It’s time now to build the web interface.</text:p>
        <text:section text:style-name="Sect1" text:name="sec:showing_microposts">
          <text:p text:style-name="Text_20_body"/>
        </text:section>
        <text:h text:style-name="Heading_20_2" text:outline-level="2"><text:bookmark text:name="sec:11.2"/><text:a xlink:type="simple" xlink:href="http://railstutorial.org/chapters/user-microposts?version=2.3#sec:showing_microposts">11.2 Showing microposts</text:a></text:h>
        <text:p text:style-name="Text_20_body">Although we don’t yet have a way to create microposts through the web—that comes in <text:a xlink:type="simple" xlink:href="http://railstutorial.org/chapters/user-microposts?version=2.3#sec:creating_microposts">Section 11.3.2</text:a>—that won’t stop us from displaying them (and testing that display). Following Twitter’s lead, we’ll plan to display a user’s microposts not on a separate microposts <text:span text:style-name="Source_20_Text">index</text:span> page, but rather directly on the user <text:span text:style-name="Source_20_Text">show</text:span> page itself, as mocked up in <text:a xlink:type="simple" xlink:href="http://railstutorial.org/chapters/user-microposts?version=2.3#fig:user_microposts_mockup">Figure 11.4</text:a>. We’ll start with fairly simple ERb templates for adding a micropost display to the user profile, and then we’ll add microposts to the sample data populator from <text:a xlink:type="simple" xlink:href="http://railstutorial.org/chapters/updating-showing-and-deleting-users?version=2.3#sec:sample_users">Section 10.3.2</text:a> so that we have something to display.</text:p>
        <text:section text:style-name="Sect1" text:name="fig:user_microposts_mockup">
          <text:p text:style-name="Text_20_body"/>
        </text:section>
        <text:p text:style-name="P7"><draw:frame draw:style-name="fr1" draw:name="graphics4" text:anchor-type="as-char" svg:width="0.7862in" svg:height="0.3929in" draw:z-index="17"><draw:image xlink:href="http://railstutorial.org/images/figures/user_microposts_mockup.png" xlink:type="simple" xlink:show="embed" xlink:actuate="onLoad"/><svg:title>user_microposts_mockup</svg:title></draw:frame></text:p>
        <text:p text:style-name="Text_20_body">Figure 11.4: A mockup of a profile page with microposts. <text:a xlink:type="simple" xlink:href="http://www.railstutorial.org/images/figures/user_microposts_mockup-full.png">(full size)</text:a></text:p>
        <text:p text:style-name="Text_20_body">As with the discussion of the signin machinery in <text:a xlink:type="simple" xlink:href="http://railstutorial.org/chapters/sign-in-sign-out?version=2.3#sec:remember_me">Section 9.3.2</text:a>, <text:a xlink:type="simple" xlink:href="http://railstutorial.org/chapters/user-microposts?version=2.3#sec:augmenting_the_user_show_page">Section 11.2.1</text:a> will often push several elements onto the <text:a xlink:type="simple" xlink:href="http://en.wikipedia.org/wiki/Stack_%28data_structure%29">stack</text:a> at a time, and then pop them off one by one. If you start getting bogged down, be patient; there’s some nice payoff in <text:a xlink:type="simple" xlink:href="http://railstutorial.org/chapters/user-microposts?version=2.3#sec:sample_microposts">Section 11.2.2</text:a>.</text:p>
        <text:section text:style-name="Sect1" text:name="sec:augmenting_the_user_show_page">
          <text:p text:style-name="Text_20_body"/>
        </text:section>
        <text:h text:style-name="Heading_20_3" text:outline-level="3"><text:bookmark text:name="sec:11.2.1"/><text:a xlink:type="simple" xlink:href="http://railstutorial.org/chapters/user-microposts?version=2.3#sec:augmenting_the_user_show_page">11.2.1 Augmenting the user show page</text:a></text:h>
        <text:p text:style-name="Text_20_body">We begin with a test for displaying the user’s microposts. We work in the Users controller spec, since it is the Users controller that contains the user <text:span text:style-name="Source_20_Text">show</text:span> action. Our strategy is to create a couple of factory microposts associated with the user, and then verify that the show page has a <text:span text:style-name="Source_20_Text">span</text:span> tag with CSS class <text:span text:style-name="Source_20_Text">"content"</text:span> containing each post’s content. The resulting RSpec example appears in <text:a xlink:type="simple" xlink:href="http://railstutorial.org/chapters/user-microposts?version=2.3#code:user_show_microposts_test">Listing 11.15</text:a>.</text:p>
        <text:section text:style-name="Sect1" text:name="code:user_show_microposts_test">
          <text:p text:style-name="Text_20_body"/>
        </text:section>
        <text:p text:style-name="Text_20_body">Listing 11.15. A test for showing microposts on the user <text:span text:style-name="Source_20_Text">show</text:span> page. <text:line-break/><text:span text:style-name="Source_20_Text">spec/controllers/users_controller_spec.rb</text:span> <draw:frame draw:name="clippy" text:anchor-type="as-char" svg:width="1.1457in" svg:height="0.1457in" draw:z-index="18"><draw:plugin xlink:href="http://railstutorial.org/flash/clippy.swf" xlink:type="simple" xlink:show="embed" xlink:actuate="onLoad" draw:mime-type="application/x-shockwave-flash"><draw:param draw:name="bgcolor" draw:value="#ffffff"/><draw:param draw:name="flashvars" draw:value="text=require%20'spec_helper'%0A%0Adescribe%20UsersController%20do%0A%20%20integrate_views%0A%20%20.%0A%20%20.%0A%20%20.%0A%20%20describe%20%22GET%20'show'%22%20do%0A%20%20%20%20%0A%20%20%20%20before(:each)%20do%0A%20%20%20%20%20%20@user%20=%20Factory(:user)%0A%20%20%20%20%20%20%23%20Arrange%20for%20User.find(params[:id])%20to%20find%20the%20right%20user.%0A%20%20%20%20%20%20User.stub!(:find,%20@user.id).and_return(@user)%0A%20%20%20%20end%0A%20%20%20%20.%0A%20%20%20%20.%0A%20%20%20%20.%0A%20%20%20%20it%20%22should%20show%20the%20user's%20microposts%22%20do%0A%20%20%20%20%20%20mp1%20=%20Factory(:micropost,%20:user%20=%3E%20@user,%20:content%20=%3E%20%22Foo%20bar%22)%0A%20%20%20%20%20%20mp2%20=%20Factory(:micropost,%20:user%20=%3E%20@user,%20:content%20=%3E%20%22Baz%20quux%22)%0A%20%20%20%20%20%20get%20:show,%20:id%20=%3E%20@user%0A%20%20%20%20%20%20response.should%20have_tag(%22span.content%22,%20mp1.content)%0A%20%20%20%20%20%20response.should%20have_tag(%22span.content%22,%20mp2.content)%0A%20%20%20%20end%0A%20%20end%0A%20%20.%0A%20%20.%0A%20%20.%0Aend%0A"/><draw:param draw:name="pluginspage" draw:value="http://www.macromedia.com/go/getflashplayer"/><draw:param draw:name="allowscriptaccess" draw:value="always"/><draw:param draw:name="quality" draw:value="high"/></draw:plugin></draw:frame> </text:p>
        <text:p text:style-name="Preformatted_20_Text">require 'spec_helper'</text:p>
        <text:p text:style-name="Preformatted_20_Text"/>
        <text:p text:style-name="Preformatted_20_Text">describe UsersController do</text:p>
        <text:p text:style-name="Preformatted_20_Text"><text:s text:c="2"/>integrate_views</text:p>
        <text:p text:style-name="Preformatted_20_Text"><text:s text:c="2"/>.</text:p>
        <text:p text:style-name="Preformatted_20_Text"><text:s text:c="2"/>.</text:p>
        <text:p text:style-name="Preformatted_20_Text"><text:s text:c="2"/>.</text:p>
        <text:p text:style-name="Preformatted_20_Text"><text:s text:c="2"/>describe "GET 'show'" do</text:p>
        <text:p text:style-name="Preformatted_20_Text"/>
        <text:p text:style-name="Preformatted_20_Text"><text:s text:c="4"/>before(:each) do</text:p>
        <text:p text:style-name="Preformatted_20_Text"><text:s text:c="6"/>@user = Factory(:user)</text:p>
        <text:p text:style-name="Preformatted_20_Text"><text:s text:c="6"/># Arrange for User.find(params[:id]) to find the right user.</text:p>
        <text:p text:style-name="Preformatted_20_Text"><text:s text:c="6"/>User.stub!(:find, @user.id).and_return(@user)</text:p>
        <text:p text:style-name="Preformatted_20_Text"><text:s text:c="4"/>end</text:p>
        <text:p text:style-name="Preformatted_20_Text"><text:s text:c="4"/>.</text:p>
        <text:p text:style-name="Preformatted_20_Text"><text:s text:c="4"/>.</text:p>
        <text:p text:style-name="Preformatted_20_Text"><text:s text:c="4"/>.</text:p>
        <text:p text:style-name="Preformatted_20_Text"><text:s text:c="4"/>it "should show the user's microposts" do</text:p>
        <text:p text:style-name="Preformatted_20_Text"><text:s text:c="6"/>mp1 = Factory(:micropost, :user =&gt; @user, :content =&gt; "Foo bar")</text:p>
        <text:p text:style-name="Preformatted_20_Text"><text:s text:c="6"/>mp2 = Factory(:micropost, :user =&gt; @user, :content =&gt; "Baz quux")</text:p>
        <text:p text:style-name="Preformatted_20_Text"><text:s text:c="6"/>get :show, :id =&gt; @user</text:p>
        <text:p text:style-name="Preformatted_20_Text"><text:s text:c="6"/>response.should have_tag("span.content", mp1.content)</text:p>
        <text:p text:style-name="Preformatted_20_Text"><text:s text:c="6"/>response.should have_tag("span.content", mp2.content)</text:p>
        <text:p text:style-name="Preformatted_20_Text"><text:s text:c="4"/>end</text:p>
        <text:p text:style-name="Preformatted_20_Text"><text:s text:c="2"/>end</text:p>
        <text:p text:style-name="Preformatted_20_Text"><text:s text:c="2"/>.</text:p>
        <text:p text:style-name="Preformatted_20_Text"><text:s text:c="2"/>.</text:p>
        <text:p text:style-name="Preformatted_20_Text"><text:s text:c="2"/>.</text:p>
        <text:p text:style-name="P14">end</text:p>
        <text:p text:style-name="Text_20_body">Although these tests won’t pass until <text:a xlink:type="simple" xlink:href="http://railstutorial.org/chapters/user-microposts?version=2.3#code:micropost_partial">Listing 11.17</text:a>, we’ll get started on the application code by inserting a table of microposts into the user profile page, as shown in <text:a xlink:type="simple" xlink:href="http://railstutorial.org/chapters/user-microposts?version=2.3#code:user_show_microposts">Listing 11.16</text:a>.<text:bookmark text:name="fnref:11.5"/><text:a xlink:type="simple" xlink:href="http://railstutorial.org/chapters/user-microposts?version=2.3#fn:11.5">5</text:a></text:p>
        <text:section text:style-name="Sect1" text:name="code:user_show_microposts">
          <text:p text:style-name="Text_20_body"/>
        </text:section>
        <text:p text:style-name="Text_20_body">Listing 11.16. Adding microposts to the user <text:span text:style-name="Source_20_Text">show</text:span> page. <text:line-break/><text:span text:style-name="Source_20_Text">app/views/users/show.html.erb</text:span> <draw:frame draw:name="clippy" text:anchor-type="as-char" svg:width="1.1457in" svg:height="0.1457in" draw:z-index="19"><draw:plugin xlink:href="http://railstutorial.org/flash/clippy.swf" xlink:type="simple" xlink:show="embed" xlink:actuate="onLoad" draw:mime-type="application/x-shockwave-flash"><draw:param draw:name="bgcolor" draw:value="#ffffff"/><draw:param draw:name="flashvars" draw:value="text=%3Ctable%20class=%22profile%22%3E%0A%20%20%3Ctr%3E%0A%20%20%20%20%3Ctd%20class=%22main%22%3E%0A%20%20%20%20%20%20.%0A%20%20%20%20%20%20.%0A%20%20%20%20%20%20.%0A%20%20%20%20%20%20%3C%25%20unless%20@user.microposts.empty?%20%25%3E%0A%20%20%20%20%20%20%20%20%3Ctable%20class=%22microposts%22%3E%0A%20%20%20%20%20%20%20%20%20%20%3C%25=%20render%20@microposts%20%25%3E%0A%20%20%20%20%20%20%20%20%3C/table%3E%0A%20%20%20%20%20%20%20%20%3C%25=%20will_paginate%20@microposts%20%25%3E%0A%20%20%20%20%20%20%3C%25%20end%20%25%3E%0A%20%20%20%20%3C/td%3E%0A%20%20%20%20%3Ctd%20class=%22sidebar%20round%22%3E%0A%20%20%20%20%20%20%3Cstrong%3EName%3C/strong%3E%20%3C%25=%20h%20@user.name%20%25%3E%3Cbr%20/%3E%0A%20%20%20%20%20%20%3Cstrong%3EURL%3C/strong%3E%20%3C%25=%20link_to%20user_path(@user),%20@user%20%25%3E%3Cbr%20/%3E%0A%20%20%20%20%20%20%3Cstrong%3EMicroposts%3C/strong%3E%20%3C%25=%20@user.microposts.count%20%25%3E%0A%20%20%20%20%3C/td%3E%0A%20%20%3C/tr%3E%0A%3C/table%3E%0A"/><draw:param draw:name="pluginspage" draw:value="http://www.macromedia.com/go/getflashplayer"/><draw:param draw:name="allowscriptaccess" draw:value="always"/><draw:param draw:name="quality" draw:value="high"/></draw:plugin></draw:frame> </text:p>
        <text:p text:style-name="Preformatted_20_Text">&lt;table class="profile"&gt;</text:p>
        <text:p text:style-name="Preformatted_20_Text"><text:s text:c="2"/>&lt;tr&gt;</text:p>
        <text:p text:style-name="Preformatted_20_Text"><text:s text:c="4"/>&lt;td class="main"&gt;</text:p>
        <text:p text:style-name="Preformatted_20_Text"><text:s text:c="6"/>.</text:p>
        <text:p text:style-name="Preformatted_20_Text"><text:s text:c="6"/>.</text:p>
        <text:p text:style-name="Preformatted_20_Text"><text:s text:c="6"/>.</text:p>
        <text:p text:style-name="Preformatted_20_Text"><text:s text:c="6"/>&lt;% unless @user.microposts.empty? %&gt;</text:p>
        <text:p text:style-name="Preformatted_20_Text"><text:s text:c="8"/>&lt;table class="microposts"&gt;</text:p>
        <text:p text:style-name="Preformatted_20_Text"><text:s text:c="10"/>&lt;%= render @microposts %&gt;</text:p>
        <text:p text:style-name="Preformatted_20_Text"><text:s text:c="8"/>&lt;/table&gt;</text:p>
        <text:p text:style-name="Preformatted_20_Text"><text:s text:c="8"/>&lt;%= will_paginate @microposts %&gt;</text:p>
        <text:p text:style-name="Preformatted_20_Text"><text:s text:c="6"/>&lt;% end %&gt;</text:p>
        <text:p text:style-name="Preformatted_20_Text"><text:s text:c="4"/>&lt;/td&gt;</text:p>
        <text:p text:style-name="Preformatted_20_Text"><text:s text:c="4"/>&lt;td class="sidebar round"&gt;</text:p>
        <text:p text:style-name="Preformatted_20_Text"><text:s text:c="6"/>&lt;strong&gt;Name&lt;/strong&gt; &lt;%= h @user.name %&gt;&lt;br /&gt;</text:p>
        <text:p text:style-name="Preformatted_20_Text"><text:s text:c="6"/>&lt;strong&gt;URL&lt;/strong&gt; &lt;%= link_to user_path(@user), @user %&gt;&lt;br /&gt;</text:p>
        <text:p text:style-name="Preformatted_20_Text"><text:s text:c="6"/>&lt;strong&gt;Microposts&lt;/strong&gt; &lt;%= @user.microposts.count %&gt;</text:p>
        <text:p text:style-name="Preformatted_20_Text"><text:s text:c="4"/>&lt;/td&gt;</text:p>
        <text:p text:style-name="Preformatted_20_Text"><text:s text:c="2"/>&lt;/tr&gt;</text:p>
        <text:p text:style-name="P14">&lt;/table&gt;</text:p>
        <text:p text:style-name="Text_20_body">We’ll deal with the microposts <text:span text:style-name="Source_20_Text">table</text:span> momentarily, but there are several other things to note first. One new idea is the use of <text:span text:style-name="Source_20_Text">empty?</text:span> in the line</text:p>
        <text:p text:style-name="P14">@user.microposts.empty?</text:p>
        <text:p text:style-name="Text_20_body">This applies the <text:span text:style-name="Source_20_Text">empty?</text:span> method, seen before in the context of strings (e.g., <text:a xlink:type="simple" xlink:href="http://railstutorial.org/chapters/rails-flavored-ruby?version=2.3#sec:objects_and_message_passing">Section 4.2.3</text:a>), to an array:</text:p>
        <text:p text:style-name="Preformatted_20_Text">$ script/console</text:p>
        <text:p text:style-name="Preformatted_20_Text">&gt;&gt; [1, 2].empty?</text:p>
        <text:p text:style-name="Preformatted_20_Text">=&gt; false</text:p>
        <text:p text:style-name="Preformatted_20_Text">&gt;&gt; [].empty?</text:p>
        <text:p text:style-name="P14">=&gt; true</text:p>
        <text:p text:style-name="Text_20_body">By using the conditional <text:span text:style-name="Source_20_Text">unless</text:span> clause,</text:p>
        <text:p text:style-name="P14">&lt;% unless @user.microposts.empty? %&gt;</text:p>
        <text:p text:style-name="Text_20_body">we make sure that an empty table won’t be displayed when the user has no microposts.</text:p>
        <text:p text:style-name="Text_20_body">You’ll also note from <text:a xlink:type="simple" xlink:href="http://railstutorial.org/chapters/user-microposts?version=2.3#code:user_show_microposts">Listing 11.16</text:a> that we’ve preemptively added pagination for microposts through</text:p>
        <text:p text:style-name="P14">&lt;%= will_paginate @microposts %&gt;</text:p>
        <text:p text:style-name="Text_20_body">If you compare this with the analogous line on the user index page, <text:a xlink:type="simple" xlink:href="http://railstutorial.org/chapters/updating-showing-and-deleting-users?version=2.3#code:will_paginate_index_view">Listing 10.26</text:a>, you’ll see that before we had just</text:p>
        <text:p text:style-name="P14">&lt;%= will_paginate %&gt;</text:p>
        <text:p text:style-name="Text_20_body">This worked because, in the context of the Users controller, <text:span text:style-name="Source_20_Text">will_paginate</text:span> <text:span text:style-name="Emphasis">assumes</text:span> the existence of an instance variable called <text:span text:style-name="Source_20_Text">@users</text:span> (which, as we saw in <text:a xlink:type="simple" xlink:href="http://railstutorial.org/chapters/updating-showing-and-deleting-users?version=2.3#sec:pagination">Section 10.3.3</text:a>, should be of class <text:span text:style-name="Source_20_Text">WillPaginate::Collection</text:span>). In the present case, since we are still in the Users controller but want to paginate <text:span text:style-name="Emphasis">microposts</text:span> instead, we pass an explicit <text:span text:style-name="Source_20_Text">@microposts</text:span> variable to <text:span text:style-name="Source_20_Text">will_paginate</text:span>. Of course, this means that we will have to define such a variable in the user <text:span text:style-name="Source_20_Text">show</text:span> action (<text:a xlink:type="simple" xlink:href="http://railstutorial.org/chapters/user-microposts?version=2.3#code:user_show_microposts_instance">Listing 11.18</text:a> below).</text:p>
        <text:p text:style-name="Text_20_body">Finally, note that we have taken this opportunity to add a count of the current number of microposts to the profile sidebar:</text:p>
        <text:p text:style-name="Preformatted_20_Text">&lt;td class="sidebar round"&gt;</text:p>
        <text:p text:style-name="Preformatted_20_Text"><text:s text:c="2"/>&lt;strong&gt;Name&lt;/strong&gt; &lt;%= h @user.name %&gt;&lt;br /&gt;</text:p>
        <text:p text:style-name="Preformatted_20_Text"><text:s text:c="2"/>&lt;strong&gt;URL&lt;/strong&gt; &lt;%= link_to user_path(@user), @user %&gt;&lt;br /&gt;</text:p>
        <text:p text:style-name="Preformatted_20_Text"><text:s text:c="2"/>&lt;strong&gt;Microposts&lt;/strong&gt; &lt;%= @user.microposts.count %&gt;</text:p>
        <text:p text:style-name="P14">&lt;/td&gt;</text:p>
        <text:p text:style-name="Text_20_body">Here <text:span text:style-name="Source_20_Text">@user.microposts.count</text:span> is the analogue of the <text:span text:style-name="Source_20_Text">User.count</text:span> method, except that it counts the microposts belonging to a given user through the user/micropost association.<text:bookmark text:name="fnref:11.6"/><text:a xlink:type="simple" xlink:href="http://railstutorial.org/chapters/user-microposts?version=2.3#fn:11.6">6</text:a></text:p>
        <text:p text:style-name="Text_20_body">Now for the microposts <text:span text:style-name="Source_20_Text">table</text:span> itself:</text:p>
        <text:p text:style-name="Preformatted_20_Text">&lt;table class="microposts"&gt;</text:p>
        <text:p text:style-name="Preformatted_20_Text"><text:s text:c="2"/>&lt;%= render @microposts %&gt;</text:p>
        <text:p text:style-name="P14">&lt;/table&gt;</text:p>
        <text:p text:style-name="Text_20_body">This code is responsible for generating the table of microposts, but you can see that it just defers the heavy lifting to a micropost partial. We saw in <text:a xlink:type="simple" xlink:href="http://railstutorial.org/chapters/updating-showing-and-deleting-users?version=2.3#sec:partial_refactoring">Section 10.3.4</text:a> that the code</text:p>
        <text:p text:style-name="P14">&lt;%= render @users %&gt;</text:p>
        <text:p text:style-name="Text_20_body">automatically renders each of the users in the <text:span text:style-name="Source_20_Text">@users</text:span> variable using the <text:span text:style-name="Source_20_Text">_user.html.erb</text:span> partial. Similarly, the code</text:p>
        <text:p text:style-name="P14">&lt;%= render @microposts %&gt;</text:p>
        <text:p text:style-name="Text_20_body">does exactly the same thing for microposts. This means that we must define a <text:span text:style-name="Source_20_Text">_micropost.html.erb</text:span> partial, as shown in <text:a xlink:type="simple" xlink:href="http://railstutorial.org/chapters/user-microposts?version=2.3#code:micropost_partial">Listing 11.17</text:a>.</text:p>
        <text:section text:style-name="Sect1" text:name="code:micropost_partial">
          <text:p text:style-name="Text_20_body"/>
        </text:section>
        <text:p text:style-name="Text_20_body">Listing 11.17. A partial for showing a single micropost. <text:line-break/><text:span text:style-name="Source_20_Text">app/views/microposts/_micropost.html.erb</text:span> <draw:frame draw:name="clippy" text:anchor-type="as-char" svg:width="1.1457in" svg:height="0.1457in" draw:z-index="20"><draw:plugin xlink:href="http://railstutorial.org/flash/clippy.swf" xlink:type="simple" xlink:show="embed" xlink:actuate="onLoad" draw:mime-type="application/x-shockwave-flash"><draw:param draw:name="bgcolor" draw:value="#ffffff"/><draw:param draw:name="flashvars" draw:value="text=%3Ctr%3E%0A%20%20%3Ctd%20class=%22micropost%22%3E%0A%20%20%20%20%3Cspan%20class=%22content%22%3E%3C%25=%20h%20micropost.content%20%25%3E%3C/span%3E%0A%20%20%20%20%3Cspan%20class=%22timestamp%22%3E%0A%20%20%20%20%20%20Posted%20%3C%25=%20time_ago_in_words(micropost.created_at)%20%25%3E%20ago.%0A%20%20%20%20%3C/span%3E%0A%20%20%3C/td%3E%0A%3C/tr%3E%0A"/><draw:param draw:name="pluginspage" draw:value="http://www.macromedia.com/go/getflashplayer"/><draw:param draw:name="allowscriptaccess" draw:value="always"/><draw:param draw:name="quality" draw:value="high"/></draw:plugin></draw:frame> </text:p>
        <text:p text:style-name="Preformatted_20_Text">&lt;tr&gt;</text:p>
        <text:p text:style-name="Preformatted_20_Text"><text:s text:c="2"/>&lt;td class="micropost"&gt;</text:p>
        <text:p text:style-name="Preformatted_20_Text"><text:s text:c="4"/>&lt;span class="content"&gt;&lt;%= h micropost.content %&gt;&lt;/span&gt;</text:p>
        <text:p text:style-name="Preformatted_20_Text"><text:s text:c="4"/>&lt;span class="timestamp"&gt;</text:p>
        <text:p text:style-name="Preformatted_20_Text"><text:s text:c="6"/>Posted &lt;%= time_ago_in_words(micropost.created_at) %&gt; ago.</text:p>
        <text:p text:style-name="Preformatted_20_Text"><text:s text:c="4"/>&lt;/span&gt;</text:p>
        <text:p text:style-name="Preformatted_20_Text"><text:s text:c="2"/>&lt;/td&gt;</text:p>
        <text:p text:style-name="P14">&lt;/tr&gt;</text:p>
        <text:p text:style-name="Text_20_body">This uses the awesome <text:span text:style-name="Source_20_Text">time_ago_in_words</text:span> helper method, whose effect we will see in <text:a xlink:type="simple" xlink:href="http://railstutorial.org/chapters/user-microposts?version=2.3#sec:sample_microposts">Section 11.2.2</text:a>.</text:p>
        <text:p text:style-name="Text_20_body">Thus far, despite defining all the relevant ERb templates, the test in <text:a xlink:type="simple" xlink:href="http://railstutorial.org/chapters/user-microposts?version=2.3#code:user_show_microposts_test">Listing 11.15</text:a> should have been failing for want of an <text:span text:style-name="Source_20_Text">@microposts</text:span> variable. We can get it to pass with <text:a xlink:type="simple" xlink:href="http://railstutorial.org/chapters/user-microposts?version=2.3#code:user_show_microposts_instance">Listing 11.18</text:a>.</text:p>
        <text:section text:style-name="Sect1" text:name="code:user_show_microposts_instance">
          <text:p text:style-name="Text_20_body"/>
        </text:section>
        <text:p text:style-name="Text_20_body">Listing 11.18. Adding an <text:span text:style-name="Source_20_Text">@microposts</text:span> instance variable to the user <text:span text:style-name="Source_20_Text">show</text:span> action. <text:line-break/><text:span text:style-name="Source_20_Text">app/controllers/users_controller.rb</text:span> <draw:frame draw:name="clippy" text:anchor-type="as-char" svg:width="1.1457in" svg:height="0.1457in" draw:z-index="21"><draw:plugin xlink:href="http://railstutorial.org/flash/clippy.swf" xlink:type="simple" xlink:show="embed" xlink:actuate="onLoad" draw:mime-type="application/x-shockwave-flash"><draw:param draw:name="bgcolor" draw:value="#ffffff"/><draw:param draw:name="flashvars" draw:value="text=class%20UsersController%20%3C%20ApplicationController%0A%20%20.%0A%20%20.%0A%20%20.%0A%20%20def%20show%0A%20%20%20%20@user%20=%20User.find(params[:id])%0A%20%20%20%20@microposts%20=%20@user.microposts.paginate(:page%20=%3E%20params[:page])%0A%20%20%20%20@title%20=%20CGI.escapeHTML(@user.name)%0A%20%20end%0Aend%0A"/><draw:param draw:name="pluginspage" draw:value="http://www.macromedia.com/go/getflashplayer"/><draw:param draw:name="allowscriptaccess" draw:value="always"/><draw:param draw:name="quality" draw:value="high"/></draw:plugin></draw:frame> </text:p>
        <text:p text:style-name="Preformatted_20_Text">class UsersController &lt; ApplicationController</text:p>
        <text:p text:style-name="Preformatted_20_Text"><text:s text:c="2"/>.</text:p>
        <text:p text:style-name="Preformatted_20_Text"><text:s text:c="2"/>.</text:p>
        <text:p text:style-name="Preformatted_20_Text"><text:s text:c="2"/>.</text:p>
        <text:p text:style-name="Preformatted_20_Text"><text:s text:c="2"/>def show</text:p>
        <text:p text:style-name="Preformatted_20_Text"><text:s text:c="4"/>@user = User.find(params[:id])</text:p>
        <text:p text:style-name="Preformatted_20_Text"><text:s text:c="4"/>@microposts = @user.microposts.paginate(:page =&gt; params[:page])</text:p>
        <text:p text:style-name="Preformatted_20_Text"><text:s text:c="4"/>@title = CGI.escapeHTML(@user.name)</text:p>
        <text:p text:style-name="Preformatted_20_Text"><text:s text:c="2"/>end</text:p>
        <text:p text:style-name="P14">end</text:p>
        <text:p text:style-name="Text_20_body">Notice here how clever <text:span text:style-name="Source_20_Text">paginate</text:span> is—it even works with the microposts association, converting the array into a <text:span text:style-name="Source_20_Text">WillPaginate::Collection</text:span> object on the fly.</text:p>
        <text:p text:style-name="Text_20_body">Upon adding the CSS from <text:a xlink:type="simple" xlink:href="http://railstutorial.org/chapters/user-microposts?version=2.3#code:micropost_css">Listing 11.19</text:a> to our <text:span text:style-name="Source_20_Text">custom.css</text:span> stylesheet,<text:bookmark text:name="fnref:11.7"/><text:a xlink:type="simple" xlink:href="http://railstutorial.org/chapters/user-microposts?version=2.3#fn:11.7">7</text:a> we can get a look at our new user profile page in <text:a xlink:type="simple" xlink:href="http://railstutorial.org/chapters/user-microposts?version=2.3#fig:user_profile_no_microposts">Figure 11.5</text:a>. It’s rather… disappointing. Of course, this is because there are not currently any microposts. It’s time to change that.</text:p>
        <text:section text:style-name="Sect1" text:name="code:micropost_css">
          <text:p text:style-name="Text_20_body"/>
        </text:section>
        <text:p text:style-name="Text_20_body">Listing 11.19. The CSS for microposts (includes all the CSS for this chapter). <text:line-break/><text:span text:style-name="Source_20_Text">public/stylesheets/custom.css</text:span> <draw:frame draw:name="clippy" text:anchor-type="as-char" svg:width="1.1457in" svg:height="0.1457in" draw:z-index="22"><draw:plugin xlink:href="http://railstutorial.org/flash/clippy.swf" xlink:type="simple" xlink:show="embed" xlink:actuate="onLoad" draw:mime-type="application/x-shockwave-flash"><draw:param draw:name="bgcolor" draw:value="#ffffff"/><draw:param draw:name="flashvars" draw:value="text=.%0A.%0A.%0Ah2.micropost%20%7B%0A%20%20margin%2Dbottom:%200;%0A%7D%0A%0Atable.microposts%20tr%20%7B%0A%20%20height:%2070px;%0A%7D%0A%0Atable.microposts%20tr%20td.gravatar%20%7B%0A%20%20border%2Dtop:%201px%20solid%20%23ccc;%0A%20%20vertical%2Dalign:%20top;%0A%20%20width:%2050px;%0A%7D%0A%0Atable.microposts%20tr%20td.micropost%20%7B%0A%20%20border%2Dtop:%201px%20solid%20%23ccc;%0A%20%20vertical%2Dalign:%20top;%0A%20%20padding%2Dtop:%2010px;%0A%7D%0A%0Atable.microposts%20tr%20td.micropost%20span.timestamp%20%7B%0A%20%20display:%20block;%0A%20%20font%2Dsize:%2085%25;%0A%20%20color:%20%23666;%0A%7D%0A%0Adiv.user_info%20img%20%7B%0A%20%20padding%2Dright:%200.1em;%0A%7D%0A%0Adiv.user_info%20a%20%7B%0A%20%20text%2Ddecoration:%20none;%0A%7D%0A%0Adiv.user_info%20span.user_name%20%7B%0A%20%20position:%20absolute;%0A%7D%0A%0Adiv.user_info%20span.microposts%20%7B%0A%20%20font%2Dsize:%2080%25;%0A%7D%0A%0Aform.new_micropost%20%7B%0A%20%20margin%2Dbottom:%202em;%0A%7D%0A%0Aform.new_micropost%20textarea%20%7B%0A%20%20height:%204em;%0A%20%20margin%2Dbottom:%200;%0A%7D%0A"/><draw:param draw:name="pluginspage" draw:value="http://www.macromedia.com/go/getflashplayer"/><draw:param draw:name="allowscriptaccess" draw:value="always"/><draw:param draw:name="quality" draw:value="high"/></draw:plugin></draw:frame> </text:p>
        <text:p text:style-name="Preformatted_20_Text">.</text:p>
        <text:p text:style-name="Preformatted_20_Text">.</text:p>
        <text:p text:style-name="Preformatted_20_Text">.</text:p>
        <text:p text:style-name="Preformatted_20_Text">h2.micropost {</text:p>
        <text:p text:style-name="Preformatted_20_Text"><text:s text:c="2"/>margin-bottom: 0;</text:p>
        <text:p text:style-name="Preformatted_20_Text">}</text:p>
        <text:p text:style-name="Preformatted_20_Text"/>
        <text:p text:style-name="Preformatted_20_Text">table.microposts tr {</text:p>
        <text:p text:style-name="Preformatted_20_Text"><text:s text:c="2"/>height: 70px;</text:p>
        <text:p text:style-name="Preformatted_20_Text">}</text:p>
        <text:p text:style-name="Preformatted_20_Text"/>
        <text:p text:style-name="Preformatted_20_Text">table.microposts tr td.gravatar {</text:p>
        <text:p text:style-name="Preformatted_20_Text"><text:s text:c="2"/>border-top: 1px solid #ccc;</text:p>
        <text:p text:style-name="Preformatted_20_Text"><text:s text:c="2"/>vertical-align: top;</text:p>
        <text:p text:style-name="Preformatted_20_Text"><text:s text:c="2"/>width: 50px;</text:p>
        <text:p text:style-name="Preformatted_20_Text">}</text:p>
        <text:p text:style-name="Preformatted_20_Text"/>
        <text:p text:style-name="Preformatted_20_Text">table.microposts tr td.micropost {</text:p>
        <text:p text:style-name="Preformatted_20_Text"><text:s text:c="2"/>border-top: 1px solid #ccc;</text:p>
        <text:p text:style-name="Preformatted_20_Text"><text:s text:c="2"/>vertical-align: top;</text:p>
        <text:p text:style-name="Preformatted_20_Text"><text:s text:c="2"/>padding-top: 10px;</text:p>
        <text:p text:style-name="Preformatted_20_Text">}</text:p>
        <text:p text:style-name="Preformatted_20_Text"/>
        <text:p text:style-name="Preformatted_20_Text">table.microposts tr td.micropost span.timestamp {</text:p>
        <text:p text:style-name="Preformatted_20_Text"><text:s text:c="2"/>display: block;</text:p>
        <text:p text:style-name="Preformatted_20_Text"><text:s text:c="2"/>font-size: 85%;</text:p>
        <text:p text:style-name="Preformatted_20_Text"><text:s text:c="2"/>color: #666;</text:p>
        <text:p text:style-name="Preformatted_20_Text">}</text:p>
        <text:p text:style-name="Preformatted_20_Text"/>
        <text:p text:style-name="Preformatted_20_Text">div.user_info img {</text:p>
        <text:p text:style-name="Preformatted_20_Text"><text:s text:c="2"/>padding-right: 0.1em;</text:p>
        <text:p text:style-name="Preformatted_20_Text">}</text:p>
        <text:p text:style-name="Preformatted_20_Text"/>
        <text:p text:style-name="Preformatted_20_Text"><text:soft-page-break/>div.user_info a {</text:p>
        <text:p text:style-name="Preformatted_20_Text"><text:s text:c="2"/>text-decoration: none;</text:p>
        <text:p text:style-name="Preformatted_20_Text">}</text:p>
        <text:p text:style-name="Preformatted_20_Text"/>
        <text:p text:style-name="Preformatted_20_Text">div.user_info span.user_name {</text:p>
        <text:p text:style-name="Preformatted_20_Text"><text:s text:c="2"/>position: absolute;</text:p>
        <text:p text:style-name="Preformatted_20_Text">}</text:p>
        <text:p text:style-name="Preformatted_20_Text"/>
        <text:p text:style-name="Preformatted_20_Text">div.user_info span.microposts {</text:p>
        <text:p text:style-name="Preformatted_20_Text"><text:s text:c="2"/>font-size: 80%;</text:p>
        <text:p text:style-name="Preformatted_20_Text">}</text:p>
        <text:p text:style-name="Preformatted_20_Text"/>
        <text:p text:style-name="Preformatted_20_Text">form.new_micropost {</text:p>
        <text:p text:style-name="Preformatted_20_Text"><text:s text:c="2"/>margin-bottom: 2em;</text:p>
        <text:p text:style-name="Preformatted_20_Text">}</text:p>
        <text:p text:style-name="Preformatted_20_Text"/>
        <text:p text:style-name="Preformatted_20_Text">form.new_micropost textarea {</text:p>
        <text:p text:style-name="Preformatted_20_Text"><text:s text:c="2"/>height: 4em;</text:p>
        <text:p text:style-name="Preformatted_20_Text"><text:s text:c="2"/>margin-bottom: 0;</text:p>
        <text:p text:style-name="P14">}</text:p>
        <text:section text:style-name="Sect1" text:name="fig:user_profile_no_microposts">
          <text:p text:style-name="Text_20_body"/>
        </text:section>
        <text:p text:style-name="P7"><draw:frame draw:style-name="fr1" draw:name="graphics5" text:anchor-type="as-char" svg:width="0.7862in" svg:height="0.3929in" draw:z-index="23"><draw:image xlink:href="http://railstutorial.org/images/figures/user_profile_no_microposts.png" xlink:type="simple" xlink:show="embed" xlink:actuate="onLoad"/><svg:title>user_profile_no_microposts</svg:title></draw:frame></text:p>
        <text:p text:style-name="P7">Figure 11.5: The user profile page with code for microposts—but no microposts. <text:a xlink:type="simple" xlink:href="http://www.railstutorial.org/images/figures/user_profile_no_microposts-full.png">(full size)</text:a></text:p>
        <text:section text:style-name="Sect1" text:name="sec:sample_microposts">
          <text:p text:style-name="P7"/>
        </text:section>
        <text:h text:style-name="Heading_20_3" text:outline-level="3"><text:bookmark text:name="sec:11.2.2"/><text:a xlink:type="simple" xlink:href="http://railstutorial.org/chapters/user-microposts?version=2.3#sec:sample_microposts">11.2.2 Sample microposts</text:a></text:h>
        <text:p text:style-name="Text_20_body">With all the work making templates for user microposts in <text:a xlink:type="simple" xlink:href="http://railstutorial.org/chapters/user-microposts?version=2.3#sec:augmenting_the_user_show_page">Section 11.2.1</text:a>, the ending was rather anticlimactic. We can rectify this sad situation by adding microposts to the sample populator from <text:a xlink:type="simple" xlink:href="http://railstutorial.org/chapters/updating-showing-and-deleting-users?version=2.3#sec:sample_users">Section 10.3.2</text:a>. Adding sample microposts for <text:span text:style-name="Emphasis">all</text:span> the users actually takes a rather long time, so first we’ll select just the first six users<text:bookmark text:name="fnref:11.8"/><text:a xlink:type="simple" xlink:href="http://railstutorial.org/chapters/user-microposts?version=2.3#fn:11.8">8</text:a> using the <text:span text:style-name="Source_20_Text">:limit</text:span> option to the <text:span text:style-name="Source_20_Text">User.all</text:span> method:<text:bookmark text:name="fnref:11.9"/><text:a xlink:type="simple" xlink:href="http://railstutorial.org/chapters/user-microposts?version=2.3#fn:11.9">9</text:a></text:p>
        <text:p text:style-name="P14">User.all(:limit =&gt; 6)</text:p>
        <text:p text:style-name="Text_20_body">We then make 50 microposts for each user (plenty to overflow the pagination limit of 30), generating sample content for each micropost using the Faker gem’s handy <text:a xlink:type="simple" xlink:href="http://faker.rubyforge.org/rdoc/classes/Faker/Lorem.html"><text:span text:style-name="Teletype">Lorem.sentence</text:span></text:a><text:a xlink:type="simple" xlink:href="http://faker.rubyforge.org/rdoc/classes/Faker/Lorem.html"> method</text:a>. (<text:span text:style-name="Source_20_Text">Faker::Lorem.sentence</text:span> returns <text:span text:style-name="Emphasis">lorem ipsum</text:span> text; as noted in <text:a xlink:type="simple" xlink:href="http://railstutorial.org/chapters/modeling-and-viewing-users-one?version=2.3#top">Chapter 6</text:a>, <text:span text:style-name="Emphasis">lorem ipsum</text:span> has a <text:a xlink:type="simple" xlink:href="http://www.straightdope.com/columns/read/2290/what-does-the-filler-text-lorem-ipsum-mean">fascinating back story</text:a>.) The result is the new sample data populator shown in <text:a xlink:type="simple" xlink:href="http://railstutorial.org/chapters/user-microposts?version=2.3#code:sample_microposts">Listing 11.20</text:a>.</text:p>
        <text:section text:style-name="Sect1" text:name="code:sample_microposts">
          <text:p text:style-name="Text_20_body"/>
        </text:section>
        <text:p text:style-name="Text_20_body">Listing 11.20. Adding microposts to the sample data. <text:line-break/><text:span text:style-name="Source_20_Text">lib/tasks/sample_data.rake</text:span> <draw:frame draw:name="clippy" text:anchor-type="as-char" svg:width="1.1457in" svg:height="0.1457in" draw:z-index="24"><draw:plugin xlink:href="http://railstutorial.org/flash/clippy.swf" xlink:type="simple" xlink:show="embed" xlink:actuate="onLoad" draw:mime-type="application/x-shockwave-flash"><draw:param draw:name="bgcolor" draw:value="#ffffff"/><draw:param draw:name="flashvars" draw:value="text=require%20'faker'%0A%0Anamespace%20:db%20do%0A%20%20desc%20%22Fill%20database%20with%20sample%20data%22%0A%20%20task%20:populate%20=%3E%20:environment%20do%0A%20%20%20%20.%0A%20%20%20%20.%0A%20%20%20%20.%0A%20%20%20%20User.all(:limit%20=%3E%206).each%20do%20%7Cuser%7C%0A%20%20%20%20%20%2050.times%20do%0A%20%20%20%20%20%20%20%20user.microposts.create!(:content%20=%3E%20Faker::Lorem.sentence(5))%0A%20%20%20%20%20%20end%0A%20%20%20%20end%0A%20%20end%0Aend%0A"/><draw:param draw:name="pluginspage" draw:value="http://www.macromedia.com/go/getflashplayer"/><draw:param draw:name="allowscriptaccess" draw:value="always"/><draw:param draw:name="quality" draw:value="high"/></draw:plugin></draw:frame> </text:p>
        <text:p text:style-name="Preformatted_20_Text">require 'faker'</text:p>
        <text:p text:style-name="Preformatted_20_Text"/>
        <text:p text:style-name="Preformatted_20_Text">namespace :db do</text:p>
        <text:p text:style-name="Preformatted_20_Text"><text:s text:c="2"/>desc "Fill database with sample data"</text:p>
        <text:p text:style-name="Preformatted_20_Text"><text:s text:c="2"/>task :populate =&gt; :environment do</text:p>
        <text:p text:style-name="Preformatted_20_Text"><text:s text:c="4"/>.</text:p>
        <text:p text:style-name="Preformatted_20_Text"><text:s text:c="4"/>.</text:p>
        <text:p text:style-name="Preformatted_20_Text"><text:s text:c="4"/>.</text:p>
        <text:p text:style-name="Preformatted_20_Text"><text:s text:c="4"/>User.all(:limit =&gt; 6).each do |user|</text:p>
        <text:p text:style-name="Preformatted_20_Text"><text:s text:c="6"/>50.times do</text:p>
        <text:p text:style-name="Preformatted_20_Text"><text:soft-page-break/><text:s text:c="8"/>user.microposts.create!(:content =&gt; Faker::Lorem.sentence(5))</text:p>
        <text:p text:style-name="Preformatted_20_Text"><text:s text:c="6"/>end</text:p>
        <text:p text:style-name="Preformatted_20_Text"><text:s text:c="4"/>end</text:p>
        <text:p text:style-name="Preformatted_20_Text"><text:s text:c="2"/>end</text:p>
        <text:p text:style-name="P14">end</text:p>
        <text:p text:style-name="Text_20_body">Of course, to generate the new sample data we have to run the <text:span text:style-name="Source_20_Text">db:populate</text:span> Rake task:</text:p>
        <text:p text:style-name="P14">$ rake db:populate</text:p>
        <text:p text:style-name="Text_20_body">With that, we are in a position to enjoy the fruits of our <text:a xlink:type="simple" xlink:href="http://railstutorial.org/chapters/user-microposts?version=2.3#sec:augmenting_the_user_show_page">Section 11.2.1</text:a> labors by displaying information for each micropost.<text:bookmark text:name="fnref:11.10"/><text:a xlink:type="simple" xlink:href="http://railstutorial.org/chapters/user-microposts?version=2.3#fn:11.10">10</text:a> <text:a xlink:type="simple" xlink:href="http://railstutorial.org/chapters/user-microposts?version=2.3#fig:user_profile_with_microposts">Figure 11.6</text:a> shows the user profile page for the first (signed-in) user, while <text:a xlink:type="simple" xlink:href="http://railstutorial.org/chapters/user-microposts?version=2.3#fig:other_profile_with_microposts">Figure 11.7</text:a> shows the profile for a second user. Finally, <text:a xlink:type="simple" xlink:href="http://railstutorial.org/chapters/user-microposts?version=2.3#fig:user_profile_microposts_page_2">Figure 11.8</text:a> shows the <text:span text:style-name="Emphasis">second</text:span> page of microposts for the first user, along with the pagination links at the bottom of the display. In all three cases, observe that each micropost display indicates the time since it was created (e.g., “Posted 1 minute ago.”); this is the work of the <text:span text:style-name="Source_20_Text">time_ago_in_words</text:span> method from <text:a xlink:type="simple" xlink:href="http://railstutorial.org/chapters/user-microposts?version=2.3#code:micropost_partial">Listing 11.17</text:a>. If you wait a couple minutes and reload the pages, you’ll see how the text gets automatically updated based on the new time.</text:p>
        <text:section text:style-name="Sect1" text:name="fig:user_profile_with_microposts">
          <text:p text:style-name="Text_20_body"/>
        </text:section>
        <text:p text:style-name="P7"><draw:frame draw:style-name="fr1" draw:name="graphics6" text:anchor-type="as-char" svg:width="0.7862in" svg:height="0.3929in" draw:z-index="25"><draw:image xlink:href="http://railstutorial.org/images/figures/user_profile_with_microposts.png" xlink:type="simple" xlink:show="embed" xlink:actuate="onLoad"/><svg:title>user_profile_with_microposts</svg:title></draw:frame></text:p>
        <text:p text:style-name="P7">Figure 11.6: The user profile (<text:a xlink:type="simple" xlink:href="http://localhost:3000/users/1"><text:span text:style-name="Teletype">/users/1</text:span></text:a>) with microposts. <text:a xlink:type="simple" xlink:href="http://www.railstutorial.org/images/figures/user_profile_with_microposts-full.png">(full size)</text:a></text:p>
        <text:section text:style-name="Sect1" text:name="fig:other_profile_with_microposts">
          <text:p text:style-name="P7"/>
        </text:section>
        <text:p text:style-name="P7"><draw:frame draw:style-name="fr1" draw:name="graphics7" text:anchor-type="as-char" svg:width="0.7862in" svg:height="0.3929in" draw:z-index="26"><draw:image xlink:href="http://railstutorial.org/images/figures/other_profile_with_microposts.png" xlink:type="simple" xlink:show="embed" xlink:actuate="onLoad"/><svg:title>other_profile_with_microposts</svg:title></draw:frame></text:p>
        <text:p text:style-name="P7">Figure 11.7: The profile of a different user, also with microposts (<text:a xlink:type="simple" xlink:href="http://localhost:3000/users/3"><text:span text:style-name="Teletype">/users/3</text:span></text:a>). <text:a xlink:type="simple" xlink:href="http://www.railstutorial.org/images/figures/other_profile_with_microposts-full.png">(full size)</text:a></text:p>
        <text:section text:style-name="Sect1" text:name="fig:user_profile_microposts_page_2">
          <text:p text:style-name="P7"/>
        </text:section>
        <text:p text:style-name="P7"><draw:frame draw:style-name="fr1" draw:name="graphics8" text:anchor-type="as-char" svg:width="0.7862in" svg:height="0.3929in" draw:z-index="27"><draw:image xlink:href="http://railstutorial.org/images/figures/user_profile_microposts_page_2.png" xlink:type="simple" xlink:show="embed" xlink:actuate="onLoad"/><svg:title>user_profile_microposts_page_2</svg:title></draw:frame></text:p>
        <text:p text:style-name="P7">Figure 11.8: A second of profile microposts, with pagination links (<text:a xlink:type="simple" xlink:href="http://localhost:3000/users/1?page=2"><text:span text:style-name="Teletype">/users/1?page=2</text:span></text:a>). <text:a xlink:type="simple" xlink:href="http://www.railstutorial.org/images/figures/user_profile_microposts_page_2-full.png">(full size)</text:a></text:p>
        <text:section text:style-name="Sect1" text:name="sec:manipulating_microposts">
          <text:p text:style-name="P7"/>
        </text:section>
        <text:h text:style-name="Heading_20_2" text:outline-level="2"><text:bookmark text:name="sec:11.3"/><text:a xlink:type="simple" xlink:href="http://railstutorial.org/chapters/user-microposts?version=2.3#sec:manipulating_microposts">11.3 Manipulating microposts</text:a></text:h>
        <text:p text:style-name="Text_20_body">Having finished both the data modeling and display templates for microposts, we now turn our attention to the interface for creating them through the web. The result will be our third example of using an HTML form to create a resource—in this case, a Microposts resource.<text:bookmark text:name="fnref:11.11"/><text:a xlink:type="simple" xlink:href="http://railstutorial.org/chapters/user-microposts?version=2.3#fn:11.11">11</text:a> In this section we’ll also see the first hint of a <text:span text:style-name="Emphasis">status feed</text:span>—a notion brought to full fruition in <text:a xlink:type="simple" xlink:href="http://railstutorial.org/chapters/following-users?version=2.3#top">Chapter 12</text:a>. Finally, as with users, we’ll make it possible to destroy microposts through the web.</text:p>
        <text:p text:style-name="Text_20_body">There is one break with past convention worth noting: the interface to the Microposts resource will run principally through the Users and Pages controllers, rather than relying a controller of its own. This means that the routes for the Microposts resource are unusually simple, as seen in <text:a xlink:type="simple" xlink:href="http://railstutorial.org/chapters/user-microposts?version=2.3#code:microposts_resource">Listing 11.21</text:a>. The code in <text:a xlink:type="simple" xlink:href="http://railstutorial.org/chapters/user-microposts?version=2.3#code:microposts_resource">Listing 11.21</text:a> leads in turn to the RESTful routes show in <text:a xlink:type="simple" xlink:href="http://railstutorial.org/chapters/user-microposts?version=2.3#table:RESTful_microposts">Table 11.2</text:a>, which is a small subset of the full set of routes seen in <text:a xlink:type="simple" xlink:href="http://railstutorial.org/chapters/a-demo-app?version=2.3#table:demo_RESTful_microposts">Table 2.3</text:a>. Of course, this simplicity is a sign of being <text:span text:style-name="Emphasis">more</text:span> advanced, not less—we’ve come a long way since our reliance on scaffolding in <text:a xlink:type="simple" xlink:href="http://railstutorial.org/chapters/a-demo-app?version=2.3#top">Chapter 2</text:a>, and we no longer need most of its complexity.</text:p>
        <text:section text:style-name="Sect1" text:name="code:microposts_resource">
          <text:p text:style-name="Text_20_body"/>
        </text:section>
        <text:p text:style-name="Text_20_body">Listing 11.21. Routes for the Microposts resource. <text:line-break/><text:soft-page-break/><text:span text:style-name="Source_20_Text">config/routes.rb</text:span> <draw:frame draw:name="clippy" text:anchor-type="as-char" svg:width="1.1457in" svg:height="0.1457in" draw:z-index="28"><draw:plugin xlink:href="http://railstutorial.org/flash/clippy.swf" xlink:type="simple" xlink:show="embed" xlink:actuate="onLoad" draw:mime-type="application/x-shockwave-flash"><draw:param draw:name="bgcolor" draw:value="#ffffff"/><draw:param draw:name="flashvars" draw:value="text=ActionController::Routing::Routes.draw%20do%20%7Cmap%7C%0A%20%20map.resources%20:users%0A%20%20map.resources%20:sessions,%20:only%20=%3E%20[:new,%20:create,%20:destroy]%0A%20%20map.resources%20:microposts,%20:only%20=%3E%20[:create,%20:destroy]%0A%20%20.%0A%20%20.%0A%20%20.%0Aend%0A"/><draw:param draw:name="pluginspage" draw:value="http://www.macromedia.com/go/getflashplayer"/><draw:param draw:name="allowscriptaccess" draw:value="always"/><draw:param draw:name="quality" draw:value="high"/></draw:plugin></draw:frame> </text:p>
        <text:p text:style-name="Preformatted_20_Text">ActionController::Routing::Routes.draw do |map|</text:p>
        <text:p text:style-name="Preformatted_20_Text"><text:s text:c="2"/>map.resources :users</text:p>
        <text:p text:style-name="Preformatted_20_Text"><text:s text:c="2"/>map.resources :sessions, :only =&gt; [:new, :create, :destroy]</text:p>
        <text:p text:style-name="Preformatted_20_Text"><text:s text:c="2"/>map.resources :microposts, :only =&gt; [:create, :destroy]</text:p>
        <text:p text:style-name="Preformatted_20_Text"><text:s text:c="2"/>.</text:p>
        <text:p text:style-name="Preformatted_20_Text"><text:s text:c="2"/>.</text:p>
        <text:p text:style-name="Preformatted_20_Text"><text:s text:c="2"/>.</text:p>
        <text:p text:style-name="P14">end</text:p>
        <text:section text:style-name="Sect1" text:name="table:RESTful_microposts">
          <text:p text:style-name="Text_20_body"/>
        </text:section>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text:span text:style-name="Strong_20_Emphasis">HTTP request</text:span></text:p>
            </table:table-cell>
            <table:table-cell table:style-name="Table2.A1" office:value-type="string">
              <text:p text:style-name="Table_20_Heading"><text:span text:style-name="Strong_20_Emphasis">URL</text:span></text:p>
            </table:table-cell>
            <table:table-cell table:style-name="Table2.A1" office:value-type="string">
              <text:p text:style-name="Table_20_Heading"><text:span text:style-name="Strong_20_Emphasis">Action</text:span></text:p>
            </table:table-cell>
            <table:table-cell table:style-name="Table2.A1" office:value-type="string">
              <text:p text:style-name="Table_20_Heading"><text:span text:style-name="Strong_20_Emphasis">Purpose</text:span></text:p>
            </table:table-cell>
          </table:table-row>
          <table:table-row>
            <table:table-cell table:style-name="Table2.A1" office:value-type="string">
              <text:p text:style-name="Table_20_Contents"><text:span text:style-name="Teletype">POST</text:span></text:p>
            </table:table-cell>
            <table:table-cell table:style-name="Table2.A1" office:value-type="string">
              <text:p text:style-name="Table_20_Contents"><text:span text:style-name="Teletype">/microposts</text:span></text:p>
            </table:table-cell>
            <table:table-cell table:style-name="Table2.A1" office:value-type="string">
              <text:p text:style-name="Table_20_Contents"><text:span text:style-name="Source_20_Text">create</text:span></text:p>
            </table:table-cell>
            <table:table-cell table:style-name="Table2.A1" office:value-type="string">
              <text:p text:style-name="Table_20_Contents">create a new micropost</text:p>
            </table:table-cell>
          </table:table-row>
          <table:table-row>
            <table:table-cell table:style-name="Table2.A1" office:value-type="string">
              <text:p text:style-name="Table_20_Contents"><text:span text:style-name="Teletype">DELETE</text:span></text:p>
            </table:table-cell>
            <table:table-cell table:style-name="Table2.A1" office:value-type="string">
              <text:p text:style-name="Table_20_Contents"><text:span text:style-name="Teletype">/microposts/1</text:span></text:p>
            </table:table-cell>
            <table:table-cell table:style-name="Table2.A1" office:value-type="string">
              <text:p text:style-name="Table_20_Contents"><text:span text:style-name="Source_20_Text">destroy</text:span></text:p>
            </table:table-cell>
            <table:table-cell table:style-name="Table2.A1" office:value-type="string">
              <text:p text:style-name="Table_20_Contents">delete micropost with id <text:span text:style-name="Source_20_Text">1</text:span></text:p>
            </table:table-cell>
          </table:table-row>
        </table:table>
        <text:p text:style-name="P7">Table 11.2: RESTful routes provided by the Microposts resource in <text:a xlink:type="simple" xlink:href="http://railstutorial.org/chapters/user-microposts?version=2.3#code:microposts_resource">Listing 11.21</text:a>.</text:p>
        <text:section text:style-name="Sect1" text:name="sec:access_control">
          <text:p text:style-name="P7"/>
        </text:section>
        <text:h text:style-name="Heading_20_3" text:outline-level="3"><text:bookmark text:name="sec:11.3.1"/><text:a xlink:type="simple" xlink:href="http://railstutorial.org/chapters/user-microposts?version=2.3#sec:access_control">11.3.1 Access control</text:a></text:h>
        <text:p text:style-name="Text_20_body">We begin our development of the Microposts resource with some access control in the Microposts controller. The idea is simple: both the <text:span text:style-name="Source_20_Text">create</text:span> and <text:span text:style-name="Source_20_Text">destroy</text:span> actions should require users to be signed in. The RSpec code to test for this appears in <text:a xlink:type="simple" xlink:href="http://railstutorial.org/chapters/user-microposts?version=2.3#code:micropost_access_control">Listing 11.22</text:a>. (We’ll test for and add a third protection—ensuring that only a micropost’s user can destroy it—in <text:a xlink:type="simple" xlink:href="http://railstutorial.org/chapters/user-microposts?version=2.3#sec:destroying_microposts">Section 11.3.4</text:a>.)</text:p>
        <text:section text:style-name="Sect1" text:name="code:micropost_access_control">
          <text:p text:style-name="Text_20_body"/>
        </text:section>
        <text:p text:style-name="Text_20_body">Listing 11.22. Access control tests for the Microposts controller. <text:line-break/><text:span text:style-name="Source_20_Text">spec/controllers/microposts_controller_spec.rb</text:span> <draw:frame draw:name="clippy" text:anchor-type="as-char" svg:width="1.1457in" svg:height="0.1457in" draw:z-index="29"><draw:plugin xlink:href="http://railstutorial.org/flash/clippy.swf" xlink:type="simple" xlink:show="embed" xlink:actuate="onLoad" draw:mime-type="application/x-shockwave-flash"><draw:param draw:name="bgcolor" draw:value="#ffffff"/><draw:param draw:name="flashvars" draw:value="text=require%20'spec_helper'%0A%0Adescribe%20MicropostsController%20do%0A%0A%20%20integrate_views%0A%20%20%0A%20%20describe%20%22access%20control%22%20do%0A%0A%20%20%20%20it%20%22should%20deny%20access%20to%20'create'%22%20do%0A%20%20%20%20%20%20post%20:create%0A%20%20%20%20%20%20response.should%20redirect_to(signin_path)%0A%20%20%20%20end%0A%0A%20%20%20%20it%20%22should%20deny%20access%20to%20'destroy'%22%20do%0A%20%20%20%20%20%20delete%20:destroy%0A%20%20%20%20%20%20response.should%20redirect_to(signin_path)%0A%20%20%20%20end%0A%20%20end%0Aend%0A"/><draw:param draw:name="pluginspage" draw:value="http://www.macromedia.com/go/getflashplayer"/><draw:param draw:name="allowscriptaccess" draw:value="always"/><draw:param draw:name="quality" draw:value="high"/></draw:plugin></draw:frame> </text:p>
        <text:p text:style-name="Preformatted_20_Text">require 'spec_helper'</text:p>
        <text:p text:style-name="Preformatted_20_Text"/>
        <text:p text:style-name="Preformatted_20_Text">describe MicropostsController do</text:p>
        <text:p text:style-name="Preformatted_20_Text"/>
        <text:p text:style-name="Preformatted_20_Text"><text:s text:c="2"/>integrate_views</text:p>
        <text:p text:style-name="Preformatted_20_Text"/>
        <text:p text:style-name="Preformatted_20_Text"><text:s text:c="2"/>describe "access control" do</text:p>
        <text:p text:style-name="Preformatted_20_Text"/>
        <text:p text:style-name="Preformatted_20_Text"><text:s text:c="4"/>it "should deny access to 'create'" do</text:p>
        <text:p text:style-name="Preformatted_20_Text"><text:s text:c="6"/>post :create</text:p>
        <text:p text:style-name="Preformatted_20_Text"><text:s text:c="6"/>response.should redirect_to(signin_path)</text:p>
        <text:p text:style-name="Preformatted_20_Text"><text:s text:c="4"/>end</text:p>
        <text:p text:style-name="Preformatted_20_Text"/>
        <text:p text:style-name="Preformatted_20_Text"><text:s text:c="4"/>it "should deny access to 'destroy'" do</text:p>
        <text:p text:style-name="Preformatted_20_Text"><text:s text:c="6"/>delete :destroy</text:p>
        <text:p text:style-name="Preformatted_20_Text"><text:s text:c="6"/>response.should redirect_to(signin_path)</text:p>
        <text:p text:style-name="Preformatted_20_Text"><text:s text:c="4"/>end</text:p>
        <text:p text:style-name="Preformatted_20_Text"><text:s text:c="2"/>end</text:p>
        <text:p text:style-name="P14">end</text:p>
        <text:p text:style-name="Text_20_body">Writing the application code needed to get the tests in <text:a xlink:type="simple" xlink:href="http://railstutorial.org/chapters/user-microposts?version=2.3#code:micropost_access_control">Listing 11.22</text:a> to pass requires a little refactoring first. Recall from <text:a xlink:type="simple" xlink:href="http://railstutorial.org/chapters/updating-showing-and-deleting-users?version=2.3#sec:requiring_signed_in_users">Section 10.2.1</text:a> that we enforced the signin requirement using a before filter that called the <text:span text:style-name="Source_20_Text">authenticate</text:span> method (<text:a xlink:type="simple" xlink:href="http://railstutorial.org/chapters/updating-showing-and-deleting-users?version=2.3#code:authenticate_before_filter">Listing 10.9</text:a>). At the time, we only needed <text:span text:style-name="Source_20_Text">authenticate</text:span> in the Users controller, but now we find that we need it in the Microposts controller as well, so we’ll move <text:span text:style-name="Source_20_Text">authenticate</text:span> into the Sessions helper, as shown in <text:a xlink:type="simple" xlink:href="http://railstutorial.org/chapters/user-microposts?version=2.3#code:sessions_helper_authenticate">Listing 11.23</text:a>.<text:bookmark text:name="fnref:11.12"/><text:a xlink:type="simple" xlink:href="http://railstutorial.org/chapters/user-microposts?version=2.3#fn:11.12">12</text:a></text:p>
        <text:section text:style-name="Sect1" text:name="code:sessions_helper_authenticate">
          <text:p text:style-name="Text_20_body"/>
        </text:section>
        <text:p text:style-name="Text_20_body">Listing 11.23. Moving the <text:span text:style-name="Source_20_Text">authenticate</text:span> method into the Sessions helper. <text:line-break/><text:span text:style-name="Source_20_Text">app/helpers/sessions_helper.rb</text:span> <draw:frame draw:name="clippy" text:anchor-type="as-char" svg:width="1.1457in" svg:height="0.1457in" draw:z-index="30"><draw:plugin xlink:href="http://railstutorial.org/flash/clippy.swf" xlink:type="simple" xlink:show="embed" xlink:actuate="onLoad" draw:mime-type="application/x-shockwave-flash"><draw:param draw:name="bgcolor" draw:value="#ffffff"/><draw:param draw:name="flashvars" draw:value="text=module%20SessionsHelper%0A%20%20.%0A%20%20.%0A%20%20.%0A%20%20def%20authenticate%0A%20%20%20%20deny_access%20unless%20signed_in?%0A%20%20end%0A%0A%20%20def%20deny_access%0A%20%20%20%20store_location%0A%20%20%20%20flash[:notice]%20=%20%22Please%20sign%20in%20to%20access%20this%20page.%22%0A%20%20%20%20redirect_to(signin_path)%0A%20%20end%0A%20%20.%0A%20%20.%0A%20%20.%0Aend%0A"/><draw:param draw:name="pluginspage" draw:value="http://www.macromedia.com/go/getflashplayer"/><draw:param draw:name="allowscriptaccess" draw:value="always"/><draw:param draw:name="quality" draw:value="high"/></draw:plugin></draw:frame> </text:p>
        <text:p text:style-name="Preformatted_20_Text">module SessionsHelper</text:p>
        <text:p text:style-name="Preformatted_20_Text"><text:s text:c="2"/>.</text:p>
        <text:p text:style-name="Preformatted_20_Text"><text:s text:c="2"/>.</text:p>
        <text:p text:style-name="Preformatted_20_Text"><text:s text:c="2"/>.</text:p>
        <text:p text:style-name="Preformatted_20_Text"><text:s text:c="2"/>def authenticate</text:p>
        <text:p text:style-name="Preformatted_20_Text"><text:s text:c="4"/>deny_access unless signed_in?</text:p>
        <text:p text:style-name="Preformatted_20_Text"><text:s text:c="2"/>end</text:p>
        <text:p text:style-name="Preformatted_20_Text"/>
        <text:p text:style-name="Preformatted_20_Text"><text:s text:c="2"/>def deny_access</text:p>
        <text:p text:style-name="Preformatted_20_Text"><text:s text:c="4"/>store_location</text:p>
        <text:p text:style-name="Preformatted_20_Text"><text:s text:c="4"/>flash[:notice] = "Please sign in to access this page."</text:p>
        <text:p text:style-name="Preformatted_20_Text"><text:s text:c="4"/>redirect_to(signin_path)</text:p>
        <text:p text:style-name="Preformatted_20_Text"><text:s text:c="2"/>end</text:p>
        <text:p text:style-name="Preformatted_20_Text"><text:s text:c="2"/>.</text:p>
        <text:p text:style-name="Preformatted_20_Text"><text:s text:c="2"/>.</text:p>
        <text:p text:style-name="Preformatted_20_Text"><text:s text:c="2"/>.</text:p>
        <text:p text:style-name="P14">end</text:p>
        <text:p text:style-name="Text_20_body">(To avoid code repetition, you should also remove <text:span text:style-name="Source_20_Text">authenticate</text:span> from the Users controller at this time.)</text:p>
        <text:p text:style-name="Text_20_body">With the code in <text:a xlink:type="simple" xlink:href="http://railstutorial.org/chapters/user-microposts?version=2.3#code:sessions_helper_authenticate">Listing 11.23</text:a>, the <text:span text:style-name="Source_20_Text">authenticate</text:span> method is now available in the Microposts controller, which means that we can restrict access to the <text:span text:style-name="Source_20_Text">create</text:span> and <text:span text:style-name="Source_20_Text">destroy</text:span> actions with the before filter shown in <text:a xlink:type="simple" xlink:href="http://railstutorial.org/chapters/user-microposts?version=2.3#code:microposts_controller_access_control">Listing 11.24</text:a>. (Since we didn’t generate it at the command line, you will have to create the Microposts controller file by hand.)</text:p>
        <text:section text:style-name="Sect1" text:name="code:microposts_controller_access_control">
          <text:p text:style-name="Text_20_body"/>
        </text:section>
        <text:p text:style-name="Text_20_body">Listing 11.24. Adding authentication to the Microposts controller actions. <text:line-break/><text:span text:style-name="Source_20_Text">app/controllers/microposts_controller.rb</text:span> <draw:frame draw:name="clippy" text:anchor-type="as-char" svg:width="1.1457in" svg:height="0.1457in" draw:z-index="31"><draw:plugin xlink:href="http://railstutorial.org/flash/clippy.swf" xlink:type="simple" xlink:show="embed" xlink:actuate="onLoad" draw:mime-type="application/x-shockwave-flash"><draw:param draw:name="bgcolor" draw:value="#ffffff"/><draw:param draw:name="flashvars" draw:value="text=class%20MicropostsController%20%3C%20ApplicationController%0A%20%20before_filter%20:authenticate%0A%20%20%0A%20%20def%20create%0A%20%20end%0A%0A%20%20def%20destroy%0A%20%20end%0Aend%0A"/><draw:param draw:name="pluginspage" draw:value="http://www.macromedia.com/go/getflashplayer"/><draw:param draw:name="allowscriptaccess" draw:value="always"/><draw:param draw:name="quality" draw:value="high"/></draw:plugin></draw:frame> </text:p>
        <text:p text:style-name="Preformatted_20_Text">class MicropostsController &lt; ApplicationController</text:p>
        <text:p text:style-name="Preformatted_20_Text"><text:s text:c="2"/>before_filter :authenticate</text:p>
        <text:p text:style-name="Preformatted_20_Text"/>
        <text:p text:style-name="Preformatted_20_Text"><text:s text:c="2"/>def create</text:p>
        <text:p text:style-name="Preformatted_20_Text"><text:s text:c="2"/>end</text:p>
        <text:p text:style-name="Preformatted_20_Text"/>
        <text:p text:style-name="Preformatted_20_Text"><text:s text:c="2"/>def destroy</text:p>
        <text:p text:style-name="Preformatted_20_Text"><text:s text:c="2"/>end</text:p>
        <text:p text:style-name="P14">end</text:p>
        <text:p text:style-name="Text_20_body">Note that we haven’t restricted the actions the before filter applies to, since presently it applies to them both. If we were to add, say, an <text:span text:style-name="Source_20_Text">index</text:span> action accessible even to non-signed-in users, we would need to specify the protected actions explicitly:</text:p>
        <text:p text:style-name="Preformatted_20_Text">class MicropostsController &lt; ApplicationController</text:p>
        <text:p text:style-name="Preformatted_20_Text"><text:s text:c="2"/>before_filter :authenticate, :only =&gt; [:create, :destroy]</text:p>
        <text:p text:style-name="Preformatted_20_Text"/>
        <text:p text:style-name="Preformatted_20_Text"><text:s text:c="2"/>def create</text:p>
        <text:p text:style-name="Preformatted_20_Text"><text:s text:c="2"/>end</text:p>
        <text:p text:style-name="Preformatted_20_Text"/>
        <text:p text:style-name="Preformatted_20_Text"><text:s text:c="2"/>def destroy</text:p>
        <text:p text:style-name="Preformatted_20_Text"><text:s text:c="2"/>end</text:p>
        <text:p text:style-name="P14">end</text:p>
        <text:section text:style-name="Sect1" text:name="sec:creating_microposts">
          <text:p text:style-name="Text_20_body"/>
        </text:section>
        <text:h text:style-name="Heading_20_3" text:outline-level="3"><text:bookmark text:name="sec:11.3.2"/><text:a xlink:type="simple" xlink:href="http://railstutorial.org/chapters/user-microposts?version=2.3#sec:creating_microposts">11.3.2 Creating microposts</text:a></text:h>
        <text:p text:style-name="Text_20_body">In <text:a xlink:type="simple" xlink:href="http://railstutorial.org/chapters/sign-up?version=2.3#top">Chapter 8</text:a>, we implemented user signup by making an HTML form that issued an HTTP <text:span text:style-name="Teletype">POST</text:span> request to the <text:span text:style-name="Source_20_Text">create</text:span> action in the Users controller. The implementation of micropost creation is similar; the main difference is that, rather than using a separate page at <text:span text:style-name="Teletype">/microposts/new</text:span>, we will (following Twitter’s convention) put the form on the Home page itself (i.e., the root path <text:span text:style-name="Teletype">/</text:span>), as mocked up in <text:a xlink:type="simple" xlink:href="http://railstutorial.org/chapters/user-microposts?version=2.3#fig:home_page_with_micropost_form_mockup">Figure 11.9</text:a>.</text:p>
        <text:section text:style-name="Sect1" text:name="fig:home_page_with_micropost_form_mockup">
          <text:p text:style-name="Text_20_body"/>
        </text:section>
        <text:p text:style-name="P7"><draw:frame draw:style-name="fr1" draw:name="graphics9" text:anchor-type="as-char" svg:width="0.7862in" svg:height="0.3929in" draw:z-index="32"><draw:image xlink:href="http://railstutorial.org/images/figures/home_page_with_micropost_form_mockup.png" xlink:type="simple" xlink:show="embed" xlink:actuate="onLoad"/><svg:title>home_page_with_micropost_form_mockup</svg:title></draw:frame></text:p>
        <text:p text:style-name="Text_20_body">Figure 11.9: A mockup of the Home page with a form for creating microposts. <text:a xlink:type="simple" xlink:href="http://www.railstutorial.org/images/figures/home_page_with_micropost_form_mockup-full.png">(full size)</text:a></text:p>
        <text:p text:style-name="Text_20_body">When we last left the Home page, it appeared as in <text:a xlink:type="simple" xlink:href="http://railstutorial.org/chapters/filling-in-the-layout?version=2.3#fig:layout_rounded_corners">Figure 5.7</text:a>—that is, it had a big, fat “Sign up now!” button in the middle. Since a micropost creation form only makes sense in the context of a particular signed-in user, one goal of this section will be to serve different versions of the Home page depending on a visitor’s signin status. We’ll implement this in <text:a xlink:type="simple" xlink:href="http://railstutorial.org/chapters/user-microposts?version=2.3#code:microposts_home_page">Listing 11.27</text:a> below, but for now the only implication is that the tests for the Microposts controller <text:span text:style-name="Source_20_Text">create</text:span> action should sign a (factory) user in before attempting to make a post.</text:p>
        <text:p text:style-name="Text_20_body">With that caveat in mind, the micropost creation tests parallel those for user creation from <text:a xlink:type="simple" xlink:href="http://railstutorial.org/chapters/sign-up?version=2.3#code:failing_create_specs">Listing 8.6</text:a> <text:soft-page-break/>and <text:a xlink:type="simple" xlink:href="http://railstutorial.org/chapters/sign-up?version=2.3#code:signup_success_tests">Listing 8.13</text:a>; the result appears in <text:a xlink:type="simple" xlink:href="http://railstutorial.org/chapters/user-microposts?version=2.3#code:microposts_create_tests">Listing 11.25</text:a>.</text:p>
        <text:section text:style-name="Sect1" text:name="code:microposts_create_tests">
          <text:p text:style-name="Text_20_body"/>
        </text:section>
        <text:p text:style-name="Text_20_body">Listing 11.25. Tests for the Microposts controller <text:span text:style-name="Source_20_Text">create</text:span> action. <text:line-break/><text:span text:style-name="Source_20_Text">spec/controllers/microposts_controller_spec.rb</text:span> <draw:frame draw:name="clippy" text:anchor-type="as-char" svg:width="1.1457in" svg:height="0.1457in" draw:z-index="33"><draw:plugin xlink:href="http://railstutorial.org/flash/clippy.swf" xlink:type="simple" xlink:show="embed" xlink:actuate="onLoad" draw:mime-type="application/x-shockwave-flash"><draw:param draw:name="bgcolor" draw:value="#ffffff"/><draw:param draw:name="flashvars" draw:value="text=require%20'spec_helper'%0A%0Adescribe%20MicropostsController%20do%0A%20%20.%0A%20%20.%0A%20%20.%20%0A%20%20describe%20%22POST%20'create'%22%20do%0A%20%20%20%20%0A%20%20%20%20before(:each)%20do%0A%20%20%20%20%20%20@user%20=%20test_sign_in(Factory(:user))%0A%20%20%20%20%20%20@attr%20=%20%7B%20:content%20=%3E%20%22Lorem%20ipsum%22%20%7D%0A%20%20%20%20%20%20@micropost%20=%20Factory(:micropost,%20@attr.merge(:user%20=%3E%20@user))%0A%20%20%20%20%20%20%0A%20%20%20%20%20%20@user.microposts.stub!(:build).and_return(@micropost)%0A%20%20%20%20end%0A%0A%20%20%20%20describe%20%22failure%22%20do%0A%20%20%20%20%20%20%0A%20%20%20%20%20%20before(:each)%20do%0A%20%20%20%20%20%20%20%20@micropost.should_receive(:save).and_return(false)%0A%20%20%20%20%20%20end%0A%20%20%20%20%20%20%0A%20%20%20%20%20%20it%20%22should%20render%20the%20home%20page%22%20do%0A%20%20%20%20%20%20%20%20post%20:create,%20:micropost%20=%3E%20@attr%0A%20%20%20%20%20%20%20%20response.should%20render_template('pages/home')%0A%20%20%20%20%20%20end%0A%20%20%20%20end%0A%20%20%20%20%0A%20%20%20%20describe%20%22success%22%20do%0A%20%20%20%20%0A%20%20%20%20%20%20before(:each)%20do%0A%20%20%20%20%20%20%20%20@micropost.should_receive(:save).and_return(true)%0A%20%20%20%20%20%20end%0A%20%20%20%20%20%20%0A%20%20%20%20%20%20it%20%22should%20redirect%20to%20the%20home%20page%22%20do%0A%20%20%20%20%20%20%20%20post%20:create,%20:micropost%20=%3E%20@attr%0A%20%20%20%20%20%20%20%20response.should%20redirect_to(root_path)%0A%20%20%20%20%20%20end%0A%20%20%20%20%20%20%0A%20%20%20%20%20%20it%20%22should%20have%20a%20flash%20message%22%20do%0A%20%20%20%20%20%20%20%20post%20:create,%20:micropost%20=%3E%20@attr%0A%20%20%20%20%20%20%20%20flash[:success].should%20=~%20/micropost%20created/i%0A%20%20%20%20%20%20end%0A%20%20%20%20end%0A%20%20end%0Aend%0A"/><draw:param draw:name="pluginspage" draw:value="http://www.macromedia.com/go/getflashplayer"/><draw:param draw:name="allowscriptaccess" draw:value="always"/><draw:param draw:name="quality" draw:value="high"/></draw:plugin></draw:frame> </text:p>
        <text:p text:style-name="Preformatted_20_Text">require 'spec_helper'</text:p>
        <text:p text:style-name="Preformatted_20_Text"/>
        <text:p text:style-name="Preformatted_20_Text">describe MicropostsController do</text:p>
        <text:p text:style-name="Preformatted_20_Text"><text:s text:c="2"/>.</text:p>
        <text:p text:style-name="Preformatted_20_Text"><text:s text:c="2"/>.</text:p>
        <text:p text:style-name="Preformatted_20_Text"><text:s text:c="2"/>. </text:p>
        <text:p text:style-name="Preformatted_20_Text"><text:s text:c="2"/>describe "POST 'create'" do</text:p>
        <text:p text:style-name="Preformatted_20_Text"/>
        <text:p text:style-name="Preformatted_20_Text"><text:s text:c="4"/>before(:each) do</text:p>
        <text:p text:style-name="Preformatted_20_Text"><text:s text:c="6"/>@user = test_sign_in(Factory(:user))</text:p>
        <text:p text:style-name="Preformatted_20_Text"><text:s text:c="6"/>@attr = { :content =&gt; "Lorem ipsum" }</text:p>
        <text:p text:style-name="Preformatted_20_Text"><text:s text:c="6"/>@micropost = Factory(:micropost, @attr.merge(:user =&gt; @user))</text:p>
        <text:p text:style-name="Preformatted_20_Text"/>
        <text:p text:style-name="Preformatted_20_Text"><text:s text:c="6"/>@user.microposts.stub!(:build).and_return(@micropost)</text:p>
        <text:p text:style-name="Preformatted_20_Text"><text:s text:c="4"/>end</text:p>
        <text:p text:style-name="Preformatted_20_Text"/>
        <text:p text:style-name="Preformatted_20_Text"><text:s text:c="4"/>describe "failure" do</text:p>
        <text:p text:style-name="Preformatted_20_Text"/>
        <text:p text:style-name="Preformatted_20_Text"><text:s text:c="6"/>before(:each) do</text:p>
        <text:p text:style-name="Preformatted_20_Text"><text:s text:c="8"/>@micropost.should_receive(:save).and_return(false)</text:p>
        <text:p text:style-name="Preformatted_20_Text"><text:s text:c="6"/>end</text:p>
        <text:p text:style-name="Preformatted_20_Text"/>
        <text:p text:style-name="Preformatted_20_Text"><text:s text:c="6"/>it "should render the home page" do</text:p>
        <text:p text:style-name="Preformatted_20_Text"><text:s text:c="8"/>post :create, :micropost =&gt; @attr</text:p>
        <text:p text:style-name="Preformatted_20_Text"><text:s text:c="8"/>response.should render_template('pages/home')</text:p>
        <text:p text:style-name="Preformatted_20_Text"><text:s text:c="6"/>end</text:p>
        <text:p text:style-name="Preformatted_20_Text"><text:s text:c="4"/>end</text:p>
        <text:p text:style-name="Preformatted_20_Text"/>
        <text:p text:style-name="Preformatted_20_Text"><text:s text:c="4"/>describe "success" do</text:p>
        <text:p text:style-name="Preformatted_20_Text"/>
        <text:p text:style-name="Preformatted_20_Text"><text:s text:c="6"/>before(:each) do</text:p>
        <text:p text:style-name="Preformatted_20_Text"><text:s text:c="8"/>@micropost.should_receive(:save).and_return(true)</text:p>
        <text:p text:style-name="Preformatted_20_Text"><text:s text:c="6"/>end</text:p>
        <text:p text:style-name="Preformatted_20_Text"/>
        <text:p text:style-name="Preformatted_20_Text"><text:s text:c="6"/>it "should redirect to the home page" do</text:p>
        <text:p text:style-name="Preformatted_20_Text"><text:s text:c="8"/>post :create, :micropost =&gt; @attr</text:p>
        <text:p text:style-name="Preformatted_20_Text"><text:s text:c="8"/>response.should redirect_to(root_path)</text:p>
        <text:p text:style-name="Preformatted_20_Text"><text:s text:c="6"/>end</text:p>
        <text:p text:style-name="Preformatted_20_Text"/>
        <text:p text:style-name="Preformatted_20_Text"><text:s text:c="6"/>it "should have a flash message" do</text:p>
        <text:p text:style-name="Preformatted_20_Text"><text:s text:c="8"/>post :create, :micropost =&gt; @attr</text:p>
        <text:p text:style-name="Preformatted_20_Text"><text:s text:c="8"/>flash[:success].should =~ /micropost created/i</text:p>
        <text:p text:style-name="Preformatted_20_Text"><text:s text:c="6"/>end</text:p>
        <text:p text:style-name="Preformatted_20_Text"><text:s text:c="4"/>end</text:p>
        <text:p text:style-name="Preformatted_20_Text"><text:s text:c="2"/>end</text:p>
        <text:p text:style-name="P14">end</text:p>
        <text:p text:style-name="Text_20_body">Here we’ve stubbed out <text:span text:style-name="Source_20_Text">@user.microposts.build</text:span> instead of <text:span text:style-name="Source_20_Text">User.new</text:span> as in, e.g., <text:a xlink:type="simple" xlink:href="http://railstutorial.org/chapters/sign-up?version=2.3#code:failing_create_specs">Listing 8.6</text:a>, but the basic idea is the same: the test intercepts calls to <text:span text:style-name="Source_20_Text">build</text:span> and returns instead the factory micropost created by</text:p>
        <text:p text:style-name="P14"><text:soft-page-break/>@micropost = Factory(:micropost, @attr.merge(:user =&gt; @user))</text:p>
        <text:p text:style-name="Text_20_body">The micropost creation failure and success tests then use the message expectations</text:p>
        <text:p text:style-name="P14">@micropost.should_receive(:save)</text:p>
        <text:p text:style-name="Text_20_body">to ensure that the code attempts to save the micropost, in each case either rendering the Home page (on failure) or redirecting (on success).<text:bookmark text:name="fnref:11.13"/><text:a xlink:type="simple" xlink:href="http://railstutorial.org/chapters/user-microposts?version=2.3#fn:11.13">13</text:a></text:p>
        <text:p text:style-name="Text_20_body">The <text:span text:style-name="Source_20_Text">create</text:span> action for microposts is similar to its user analogue (<text:a xlink:type="simple" xlink:href="http://railstutorial.org/chapters/sign-up?version=2.3#code:user_create_action">Listing 8.14</text:a>); the principal difference lies in using the user/micropost association to <text:span text:style-name="Source_20_Text">build</text:span> the new micropost, as seen in <text:a xlink:type="simple" xlink:href="http://railstutorial.org/chapters/user-microposts?version=2.3#code:microposts_create_action">Listing 11.26</text:a>.</text:p>
        <text:section text:style-name="Sect1" text:name="code:microposts_create_action">
          <text:p text:style-name="Text_20_body"/>
        </text:section>
        <text:p text:style-name="Text_20_body">Listing 11.26. The Microposts controller <text:span text:style-name="Source_20_Text">create</text:span> action. <text:line-break/><text:span text:style-name="Source_20_Text">app/controllers/microposts_controller.rb</text:span> <draw:frame draw:name="clippy" text:anchor-type="as-char" svg:width="1.1457in" svg:height="0.1457in" draw:z-index="34"><draw:plugin xlink:href="http://railstutorial.org/flash/clippy.swf" xlink:type="simple" xlink:show="embed" xlink:actuate="onLoad" draw:mime-type="application/x-shockwave-flash"><draw:param draw:name="bgcolor" draw:value="#ffffff"/><draw:param draw:name="flashvars" draw:value="text=class%20MicropostsController%20%3C%20ApplicationController%0A%20%20.%0A%20%20.%0A%20%20.%0A%20%20def%20create%0A%20%20%20%20@micropost%20%20=%20current_user.microposts.build(params[:micropost])%0A%20%20%20%20if%20@micropost.save%0A%20%20%20%20%20%20flash[:success]%20=%20%22Micropost%20created!%22%0A%20%20%20%20%20%20redirect_to%20root_path%0A%20%20%20%20else%0A%20%20%20%20%20%20render%20'pages/home'%0A%20%20%20%20end%0A%20%20end%0A%20%20.%0A%20%20.%0A%20%20.%0Aend%0A"/><draw:param draw:name="pluginspage" draw:value="http://www.macromedia.com/go/getflashplayer"/><draw:param draw:name="allowscriptaccess" draw:value="always"/><draw:param draw:name="quality" draw:value="high"/></draw:plugin></draw:frame> </text:p>
        <text:p text:style-name="Preformatted_20_Text">class MicropostsController &lt; ApplicationController</text:p>
        <text:p text:style-name="Preformatted_20_Text"><text:s text:c="2"/>.</text:p>
        <text:p text:style-name="Preformatted_20_Text"><text:s text:c="2"/>.</text:p>
        <text:p text:style-name="Preformatted_20_Text"><text:s text:c="2"/>.</text:p>
        <text:p text:style-name="Preformatted_20_Text"><text:s text:c="2"/>def create</text:p>
        <text:p text:style-name="Preformatted_20_Text"><text:s text:c="4"/>@micropost <text:s/>= current_user.microposts.build(params[:micropost])</text:p>
        <text:p text:style-name="Preformatted_20_Text"><text:s text:c="4"/>if @micropost.save</text:p>
        <text:p text:style-name="Preformatted_20_Text"><text:s text:c="6"/>flash[:success] = "Micropost created!"</text:p>
        <text:p text:style-name="Preformatted_20_Text"><text:s text:c="6"/>redirect_to root_path</text:p>
        <text:p text:style-name="Preformatted_20_Text"><text:s text:c="4"/>else</text:p>
        <text:p text:style-name="Preformatted_20_Text"><text:s text:c="6"/>render 'pages/home'</text:p>
        <text:p text:style-name="Preformatted_20_Text"><text:s text:c="4"/>end</text:p>
        <text:p text:style-name="Preformatted_20_Text"><text:s text:c="2"/>end</text:p>
        <text:p text:style-name="Preformatted_20_Text"><text:s text:c="2"/>.</text:p>
        <text:p text:style-name="Preformatted_20_Text"><text:s text:c="2"/>.</text:p>
        <text:p text:style-name="Preformatted_20_Text"><text:s text:c="2"/>.</text:p>
        <text:p text:style-name="P14">end</text:p>
        <text:p text:style-name="Text_20_body">At this point, the tests in <text:a xlink:type="simple" xlink:href="http://railstutorial.org/chapters/user-microposts?version=2.3#code:microposts_create_tests">Listing 11.25</text:a> should all be passing, but of course we still don’t have a form to create microposts. We can rectify this with <text:a xlink:type="simple" xlink:href="http://railstutorial.org/chapters/user-microposts?version=2.3#code:microposts_home_page">Listing 11.27</text:a>, which serves up different HTML based on whether the site visitor is signed in or not.</text:p>
        <text:section text:style-name="Sect1" text:name="code:microposts_home_page">
          <text:p text:style-name="Text_20_body"/>
        </text:section>
        <text:p text:style-name="Text_20_body">Listing 11.27. Adding microposts creation to the Home page (<text:a xlink:type="simple" xlink:href="http://localhost:3000/"><text:span text:style-name="Teletype">/</text:span></text:a>). <text:line-break/><text:span text:style-name="Source_20_Text">app/views/pages/home.html.erb</text:span> <draw:frame draw:name="clippy" text:anchor-type="as-char" svg:width="1.1457in" svg:height="0.1457in" draw:z-index="35"><draw:plugin xlink:href="http://railstutorial.org/flash/clippy.swf" xlink:type="simple" xlink:show="embed" xlink:actuate="onLoad" draw:mime-type="application/x-shockwave-flash"><draw:param draw:name="bgcolor" draw:value="#ffffff"/><draw:param draw:name="flashvars" draw:value="text=%3C%25%20if%20signed_in?%20%25%3E%0A%20%20%3Ctable%20class=%22front%22%3E%0A%20%20%20%20%3Ctr%3E%0A%20%20%20%20%20%20%3Ctd%20class=%22main%22%3E%0A%20%20%20%20%20%20%20%20%3Ch2%20class=%22micropost%22%3EWhat's%20up?%3C/h2%3E%0A%20%20%20%20%20%20%20%20%3C%25=%20render%20'pages/micropost_form'%20%25%3E%0A%20%20%20%20%20%20%3C/td%3E%0A%20%20%20%20%20%20%3Ctd%20class=%22sidebar%20round%22%3E%0A%20%20%20%20%20%20%20%20%3C%25=%20render%20'pages/user_info'%20%25%3E%0A%20%20%20%20%20%20%3C/td%3E%0A%20%20%20%20%3C/tr%3E%0A%20%20%3C/table%3E%0A%3C%25%20else%20%25%3E%0A%20%20%3Ch1%3ESample%20App%3C/h1%3E%0A%0A%20%20%3Cp%3E%0A%20%20%20%20This%20is%20the%20home%20page%20for%20the%0A%20%20%20%20%3Ca%20href=%22http://www.railstutorial.org/%22%3ERuby%20on%20Rails%20Tutorial%3C/a%3E%0A%20%20%20%20sample%20application.%0A%20%20%3C/p%3E%0A%0A%20%20%3C%25=%20link_to%20%22Sign%20up%20now!%22,%20signup_path,%20:class%20=%3E%20%22signup_button%20round%22%20%25%3E%0A%3C%25%20end%20%25%3E%0A"/><draw:param draw:name="pluginspage" draw:value="http://www.macromedia.com/go/getflashplayer"/><draw:param draw:name="allowscriptaccess" draw:value="always"/><draw:param draw:name="quality" draw:value="high"/></draw:plugin></draw:frame> </text:p>
        <text:p text:style-name="Preformatted_20_Text">&lt;% if signed_in? %&gt;</text:p>
        <text:p text:style-name="Preformatted_20_Text"><text:s text:c="2"/>&lt;table class="front"&gt;</text:p>
        <text:p text:style-name="Preformatted_20_Text"><text:s text:c="4"/>&lt;tr&gt;</text:p>
        <text:p text:style-name="Preformatted_20_Text"><text:s text:c="6"/>&lt;td class="main"&gt;</text:p>
        <text:p text:style-name="Preformatted_20_Text"><text:s text:c="8"/>&lt;h2 class="micropost"&gt;What's up?&lt;/h2&gt;</text:p>
        <text:p text:style-name="Preformatted_20_Text"><text:s text:c="8"/>&lt;%= render 'pages/micropost_form' %&gt;</text:p>
        <text:p text:style-name="Preformatted_20_Text"><text:s text:c="6"/>&lt;/td&gt;</text:p>
        <text:p text:style-name="Preformatted_20_Text"><text:s text:c="6"/>&lt;td class="sidebar round"&gt;</text:p>
        <text:p text:style-name="Preformatted_20_Text"><text:s text:c="8"/>&lt;%= render 'pages/user_info' %&gt;</text:p>
        <text:p text:style-name="Preformatted_20_Text"><text:s text:c="6"/>&lt;/td&gt;</text:p>
        <text:p text:style-name="Preformatted_20_Text"><text:s text:c="4"/>&lt;/tr&gt;</text:p>
        <text:p text:style-name="Preformatted_20_Text"><text:s text:c="2"/>&lt;/table&gt;</text:p>
        <text:p text:style-name="Preformatted_20_Text">&lt;% else %&gt;</text:p>
        <text:p text:style-name="Preformatted_20_Text"><text:soft-page-break/><text:s text:c="2"/>&lt;h1&gt;Sample App&lt;/h1&gt;</text:p>
        <text:p text:style-name="Preformatted_20_Text"/>
        <text:p text:style-name="Preformatted_20_Text"><text:s text:c="2"/>&lt;p&gt;</text:p>
        <text:p text:style-name="Preformatted_20_Text"><text:s text:c="4"/>This is the home page for the</text:p>
        <text:p text:style-name="Preformatted_20_Text"><text:s text:c="4"/>&lt;a href="http://www.railstutorial.org/"&gt;Ruby on Rails Tutorial&lt;/a&gt;</text:p>
        <text:p text:style-name="Preformatted_20_Text"><text:s text:c="4"/>sample application.</text:p>
        <text:p text:style-name="Preformatted_20_Text"><text:s text:c="2"/>&lt;/p&gt;</text:p>
        <text:p text:style-name="Preformatted_20_Text"/>
        <text:p text:style-name="Preformatted_20_Text"><text:s text:c="2"/>&lt;%= link_to "Sign up now!", signup_path, :class =&gt; "signup_button round" %&gt;</text:p>
        <text:p text:style-name="P14">&lt;% end %&gt;</text:p>
        <text:p text:style-name="Text_20_body">Having so much code in each branch of the <text:span text:style-name="Source_20_Text">if</text:span>-<text:span text:style-name="Source_20_Text">else</text:span> conditional is a bit messy, and cleaning it up using partials is left as an exercise (<text:a xlink:type="simple" xlink:href="http://railstutorial.org/chapters/user-microposts?version=2.3#sec:micropost_exercises">Section 11.5</text:a>). Filling in the necessary partials from <text:a xlink:type="simple" xlink:href="http://railstutorial.org/chapters/user-microposts?version=2.3#code:microposts_home_page">Listing 11.27</text:a> isn’t an exercise, though; we fill in the micropost form partial in <text:a xlink:type="simple" xlink:href="http://railstutorial.org/chapters/user-microposts?version=2.3#code:micropost_form">Listing 11.28</text:a> and the new Home page sidebar in <text:a xlink:type="simple" xlink:href="http://railstutorial.org/chapters/user-microposts?version=2.3#code:user_info">Listing 11.29</text:a>.</text:p>
        <text:section text:style-name="Sect1" text:name="code:micropost_form">
          <text:p text:style-name="Text_20_body"/>
        </text:section>
        <text:p text:style-name="Text_20_body">Listing 11.28. The form partial for creating microposts. <text:line-break/><text:span text:style-name="Source_20_Text">app/views/pages/_micropost_form.html.erb</text:span> <draw:frame draw:name="clippy" text:anchor-type="as-char" svg:width="1.1457in" svg:height="0.1457in" draw:z-index="36"><draw:plugin xlink:href="http://railstutorial.org/flash/clippy.swf" xlink:type="simple" xlink:show="embed" xlink:actuate="onLoad" draw:mime-type="application/x-shockwave-flash"><draw:param draw:name="bgcolor" draw:value="#ffffff"/><draw:param draw:name="flashvars" draw:value="text=%3C%25%20form_for%20@micropost%20do%20%7Cf%7C%20%25%3E%0A%20%20%3C%25=%20f.error_messages%20%25%3E%0A%20%20%3Cdiv%20class=%22field%22%3E%0A%20%20%20%20%3C%25=%20f.text_area%20:content%20%25%3E%0A%20%20%3C/div%3E%0A%20%20%3Cdiv%20class=%22actions%22%3E%0A%20%20%20%20%3C%25=%20f.submit%20%22Submit%22%20%25%3E%0A%20%20%3C/div%3E%0A%3C%25%20end%20%25%3E%0A"/><draw:param draw:name="pluginspage" draw:value="http://www.macromedia.com/go/getflashplayer"/><draw:param draw:name="allowscriptaccess" draw:value="always"/><draw:param draw:name="quality" draw:value="high"/></draw:plugin></draw:frame> </text:p>
        <text:p text:style-name="Preformatted_20_Text">&lt;% form_for @micropost do |f| %&gt;</text:p>
        <text:p text:style-name="Preformatted_20_Text"><text:s text:c="2"/>&lt;%= f.error_messages %&gt;</text:p>
        <text:p text:style-name="Preformatted_20_Text"><text:s text:c="2"/>&lt;div class="field"&gt;</text:p>
        <text:p text:style-name="Preformatted_20_Text"><text:s text:c="4"/>&lt;%= f.text_area :content %&gt;</text:p>
        <text:p text:style-name="Preformatted_20_Text"><text:s text:c="2"/>&lt;/div&gt;</text:p>
        <text:p text:style-name="Preformatted_20_Text"><text:s text:c="2"/>&lt;div class="actions"&gt;</text:p>
        <text:p text:style-name="Preformatted_20_Text"><text:s text:c="4"/>&lt;%= f.submit "Submit" %&gt;</text:p>
        <text:p text:style-name="Preformatted_20_Text"><text:s text:c="2"/>&lt;/div&gt;</text:p>
        <text:p text:style-name="P14">&lt;% end %&gt;</text:p>
        <text:section text:style-name="Sect1" text:name="code:user_info">
          <text:p text:style-name="Text_20_body"/>
        </text:section>
        <text:p text:style-name="Text_20_body">Listing 11.29. The partial for the user info sidebar. <text:line-break/><text:span text:style-name="Source_20_Text">app/views/pages/_user_info.html.erb</text:span> <draw:frame draw:name="clippy" text:anchor-type="as-char" svg:width="1.1457in" svg:height="0.1457in" draw:z-index="37"><draw:plugin xlink:href="http://railstutorial.org/flash/clippy.swf" xlink:type="simple" xlink:show="embed" xlink:actuate="onLoad" draw:mime-type="application/x-shockwave-flash"><draw:param draw:name="bgcolor" draw:value="#ffffff"/><draw:param draw:name="flashvars" draw:value="text=%3Cdiv%20class=%22user_info%22%3E%0A%20%20%3Ca%20href=%22%3C%25=%20user_path(current_user)%20%25%3E%22%3E%0A%20%20%20%20%3C%25=%20gravatar_for%20current_user,%20:size%20=%3E%2030%20%25%3E%0A%20%20%20%20%3Cspan%20class=%22user_name%22%3E%0A%20%20%20%20%20%20%3C%25=%20h%20current_user.name%20%25%3E%0A%20%20%20%20%3C/span%3E%0A%20%20%20%20%3Cspan%20class=%22microposts%22%3E%0A%20%20%20%20%20%20%3C%25=%20pluralize(current_user.microposts.count,%20%22micropost%22)%20%25%3E%0A%20%20%20%20%3C/span%3E%0A%20%20%3C/a%3E%0A%3C/div%3E%0A"/><draw:param draw:name="pluginspage" draw:value="http://www.macromedia.com/go/getflashplayer"/><draw:param draw:name="allowscriptaccess" draw:value="always"/><draw:param draw:name="quality" draw:value="high"/></draw:plugin></draw:frame> </text:p>
        <text:p text:style-name="Preformatted_20_Text">&lt;div class="user_info"&gt;</text:p>
        <text:p text:style-name="Preformatted_20_Text"><text:s text:c="2"/>&lt;a href="&lt;%= user_path(current_user) %&gt;"&gt;</text:p>
        <text:p text:style-name="Preformatted_20_Text"><text:s text:c="4"/>&lt;%= gravatar_for current_user, :size =&gt; 30 %&gt;</text:p>
        <text:p text:style-name="Preformatted_20_Text"><text:s text:c="4"/>&lt;span class="user_name"&gt;</text:p>
        <text:p text:style-name="Preformatted_20_Text"><text:s text:c="6"/>&lt;%= h current_user.name %&gt;</text:p>
        <text:p text:style-name="Preformatted_20_Text"><text:s text:c="4"/>&lt;/span&gt;</text:p>
        <text:p text:style-name="Preformatted_20_Text"><text:s text:c="4"/>&lt;span class="microposts"&gt;</text:p>
        <text:p text:style-name="Preformatted_20_Text"><text:s text:c="6"/>&lt;%= pluralize(current_user.microposts.count, "micropost") %&gt;</text:p>
        <text:p text:style-name="Preformatted_20_Text"><text:s text:c="4"/>&lt;/span&gt;</text:p>
        <text:p text:style-name="Preformatted_20_Text"><text:s text:c="2"/>&lt;/a&gt;</text:p>
        <text:p text:style-name="P14">&lt;/div&gt;</text:p>
        <text:p text:style-name="Text_20_body">Note that, as in the profile sidebar (<text:a xlink:type="simple" xlink:href="http://railstutorial.org/chapters/user-microposts?version=2.3#code:user_show_microposts">Listing 11.16</text:a>), the user info in <text:a xlink:type="simple" xlink:href="http://railstutorial.org/chapters/user-microposts?version=2.3#code:user_info">Listing 11.29</text:a> displays the total number of microposts for the user. There’s a slight difference in the display, though; in the profile sidebar, <text:span text:style-name="Strong_20_Emphasis">Microposts</text:span> is a label, and showing <text:span text:style-name="Strong_20_Emphasis">Microposts</text:span> 1 makes perfect sense. In the present case, though, saying “1 microposts” is ungrammatical, so we arrange to display “1 micropost” (but “2 microposts”) using the convenient <text:span text:style-name="Source_20_Text">pluralize</text:span> helper method.</text:p>
        <text:p text:style-name="Text_20_body">The form defined in <text:a xlink:type="simple" xlink:href="http://railstutorial.org/chapters/user-microposts?version=2.3#code:micropost_form">Listing 11.28</text:a> is an exact analogue of the signup form in <text:a xlink:type="simple" xlink:href="http://railstutorial.org/chapters/sign-up?version=2.3#code:new_user_form">Listing 8.2</text:a>, which means that it needs an <text:span text:style-name="Source_20_Text">@micropost</text:span> instance variable. This is supplied in <text:a xlink:type="simple" xlink:href="http://railstutorial.org/chapters/user-microposts?version=2.3#code:micropost_instance_variable">Listing 11.30</text:a>—but only when the user is signed in.</text:p>
        <text:section text:style-name="Sect1" text:name="code:micropost_instance_variable">
          <text:p text:style-name="Text_20_body"><text:soft-page-break/></text:p>
        </text:section>
        <text:p text:style-name="Text_20_body">Listing 11.30. Adding a micropost instance variable to the <text:span text:style-name="Source_20_Text">home</text:span> action. <text:line-break/><text:span text:style-name="Source_20_Text">app/controllers/pages_controller.rb</text:span> <draw:frame draw:name="clippy" text:anchor-type="as-char" svg:width="1.1457in" svg:height="0.1457in" draw:z-index="38"><draw:plugin xlink:href="http://railstutorial.org/flash/clippy.swf" xlink:type="simple" xlink:show="embed" xlink:actuate="onLoad" draw:mime-type="application/x-shockwave-flash"><draw:param draw:name="bgcolor" draw:value="#ffffff"/><draw:param draw:name="flashvars" draw:value="text=class%20PagesController%20%3C%20ApplicationController%0A%0A%20%20def%20home%0A%20%20%20%20@title%20=%20%22Home%22%0A%20%20%20%20@micropost%20=%20Micropost.new%20if%20signed_in?%0A%20%20end%0A%20%20.%0A%20%20.%0A%20%20.%0Aend%0A"/><draw:param draw:name="pluginspage" draw:value="http://www.macromedia.com/go/getflashplayer"/><draw:param draw:name="allowscriptaccess" draw:value="always"/><draw:param draw:name="quality" draw:value="high"/></draw:plugin></draw:frame> </text:p>
        <text:p text:style-name="Preformatted_20_Text">class PagesController &lt; ApplicationController</text:p>
        <text:p text:style-name="Preformatted_20_Text"/>
        <text:p text:style-name="Preformatted_20_Text"><text:s text:c="2"/>def home</text:p>
        <text:p text:style-name="Preformatted_20_Text"><text:s text:c="4"/>@title = "Home"</text:p>
        <text:p text:style-name="Preformatted_20_Text"><text:s text:c="4"/>@micropost = Micropost.new if signed_in?</text:p>
        <text:p text:style-name="Preformatted_20_Text"><text:s text:c="2"/>end</text:p>
        <text:p text:style-name="Preformatted_20_Text"><text:s text:c="2"/>.</text:p>
        <text:p text:style-name="Preformatted_20_Text"><text:s text:c="2"/>.</text:p>
        <text:p text:style-name="Preformatted_20_Text"><text:s text:c="2"/>.</text:p>
        <text:p text:style-name="P14">end</text:p>
        <text:p text:style-name="Text_20_body">Now the HTML should render properly, showing the form as in <text:a xlink:type="simple" xlink:href="http://railstutorial.org/chapters/user-microposts?version=2.3#fig:home_with_form">Figure 11.10</text:a>, and a form with a submission error as in <text:a xlink:type="simple" xlink:href="http://railstutorial.org/chapters/user-microposts?version=2.3#fig:home_form_errors">Figure 11.11</text:a>. You are invited at this point to create a new post for yourself and verify that everything is working—but you should probably wait until after <text:a xlink:type="simple" xlink:href="http://railstutorial.org/chapters/user-microposts?version=2.3#sec:a_proto_feed">Section 11.3.3</text:a>.</text:p>
        <text:section text:style-name="Sect1" text:name="fig:home_with_form">
          <text:p text:style-name="Text_20_body"/>
        </text:section>
        <text:p text:style-name="P7"><draw:frame draw:style-name="fr1" draw:name="graphics10" text:anchor-type="as-char" svg:width="0.7862in" svg:height="0.3929in" draw:z-index="39"><draw:image xlink:href="http://railstutorial.org/images/figures/home_with_form.png" xlink:type="simple" xlink:show="embed" xlink:actuate="onLoad"/><svg:title>home_with_form</svg:title></draw:frame></text:p>
        <text:p text:style-name="P7">Figure 11.10: The Home page (<text:a xlink:type="simple" xlink:href="http://localhost:3000/"><text:span text:style-name="Teletype">/</text:span></text:a>) with a new micropost form. <text:a xlink:type="simple" xlink:href="http://www.railstutorial.org/images/figures/home_with_form-full.png">(full size)</text:a></text:p>
        <text:section text:style-name="Sect1" text:name="fig:home_form_errors">
          <text:p text:style-name="P7"/>
        </text:section>
        <text:p text:style-name="P7"><draw:frame draw:style-name="fr1" draw:name="graphics11" text:anchor-type="as-char" svg:width="0.7862in" svg:height="0.3929in" draw:z-index="40"><draw:image xlink:href="http://railstutorial.org/images/figures/home_form_errors.png" xlink:type="simple" xlink:show="embed" xlink:actuate="onLoad"/><svg:title>home_form_errors</svg:title></draw:frame></text:p>
        <text:p text:style-name="P7">Figure 11.11: The home page with form errors. <text:a xlink:type="simple" xlink:href="http://www.railstutorial.org/images/figures/home_form_errors-full.png">(full size)</text:a></text:p>
        <text:section text:style-name="Sect1" text:name="sec:a_proto_feed">
          <text:p text:style-name="P7"/>
        </text:section>
        <text:h text:style-name="Heading_20_3" text:outline-level="3"><text:bookmark text:name="sec:11.3.3"/><text:a xlink:type="simple" xlink:href="http://railstutorial.org/chapters/user-microposts?version=2.3#sec:a_proto_feed">11.3.3 A proto-feed</text:a></text:h>
        <text:p text:style-name="Text_20_body">The comment at the end of <text:a xlink:type="simple" xlink:href="http://railstutorial.org/chapters/user-microposts?version=2.3#sec:creating_microposts">Section 11.3.2</text:a> alluded to a problem: the current Home page doesn’t display any microposts. If you like, you can verify that the form shown in <text:a xlink:type="simple" xlink:href="http://railstutorial.org/chapters/user-microposts?version=2.3#fig:home_with_form">Figure 11.10</text:a> is working by submitting a valid entry and then navigating to the <text:a xlink:type="simple" xlink:href="http://localhost:3000/users/1">profile page</text:a> to see the post, but that’s rather cumbersome. It would be far better to have a <text:span text:style-name="Emphasis">feed</text:span> of microposts that includes the user’s own posts, as mocked up in <text:a xlink:type="simple" xlink:href="http://railstutorial.org/chapters/user-microposts?version=2.3#fig:proto_feed_mockup">Figure 11.12</text:a>. (In <text:a xlink:type="simple" xlink:href="http://railstutorial.org/chapters/following-users?version=2.3#top">Chapter 12</text:a>, we’ll generalize this feed to include the microposts of users being <text:span text:style-name="Emphasis">followed</text:span> by the current user.)</text:p>
        <text:section text:style-name="Sect1" text:name="fig:proto_feed_mockup">
          <text:p text:style-name="Text_20_body"/>
        </text:section>
        <text:p text:style-name="P7"><draw:frame draw:style-name="fr1" draw:name="graphics12" text:anchor-type="as-char" svg:width="0.7862in" svg:height="0.3929in" draw:z-index="41"><draw:image xlink:href="http://railstutorial.org/images/figures/proto_feed_mockup.png" xlink:type="simple" xlink:show="embed" xlink:actuate="onLoad"/><svg:title>proto_feed_mockup</svg:title></draw:frame></text:p>
        <text:p text:style-name="Text_20_body">Figure 11.12: A mockup of the Home page with a proto-feed. <text:a xlink:type="simple" xlink:href="http://www.railstutorial.org/images/figures/proto_feed_mockup-full.png">(full size)</text:a></text:p>
        <text:p text:style-name="Text_20_body">Since each user should have a feed, we are led naturally to a <text:span text:style-name="Source_20_Text">feed</text:span> method in the User model. Eventually, we will test that the feed returns the microposts of the users being followed, but for now we’ll just test that the <text:span text:style-name="Source_20_Text">feed</text:span> method <text:span text:style-name="Emphasis">includes</text:span> the current user’s microposts but <text:span text:style-name="Emphasis">excludes</text:span> the posts of a different user. We can express these requirements in code with <text:a xlink:type="simple" xlink:href="http://railstutorial.org/chapters/user-microposts?version=2.3#code:feed_specs">Listing 11.31</text:a>.</text:p>
        <text:section text:style-name="Sect1" text:name="code:feed_specs">
          <text:p text:style-name="Text_20_body"/>
        </text:section>
        <text:p text:style-name="Text_20_body">Listing 11.31. Tests for the (proto-)status feed. <text:line-break/><text:span text:style-name="Source_20_Text">spec/models/user_spec.rb</text:span> <draw:frame draw:name="clippy" text:anchor-type="as-char" svg:width="1.1457in" svg:height="0.1457in" draw:z-index="42"><draw:plugin xlink:href="http://railstutorial.org/flash/clippy.swf" xlink:type="simple" xlink:show="embed" xlink:actuate="onLoad" draw:mime-type="application/x-shockwave-flash"><draw:param draw:name="bgcolor" draw:value="#ffffff"/><draw:param draw:name="flashvars" draw:value="text=require%20'spec_helper'%0A%0Adescribe%20User%20do%0A%20%20.%0A%20%20.%0A%20%20.%0A%20%20describe%20%22micropost%20associations%22%20do%0A%0A%20%20%20%20before(:each)%20do%0A%20%20%20%20%20%20@user%20=%20User.create(@attr)%0A%20%20%20%20%20%20@mp1%20=%20Factory(:micropost,%20:user%20=%3E%20@user,%20:created_at%20=%3E%201.day.ago)%0A%20%20%20%20%20%20@mp2%20=%20Factory(:micropost,%20:user%20=%3E%20@user,%20:created_at%20=%3E%201.hour.ago)%0A%20%20%20%20end%0A%20%20%20%20.%0A%20%20%20%20.%0A%20%20%20%20.%0A%20%20%20%20describe%20%22status%20feed%22%20do%0A%0A%20%20%20%20%20%20it%20%22should%20have%20a%20feed%22%20do%0A%20%20%20%20%20%20%20%20@user.should%20respond_to(:feed)%0A%20%20%20%20%20%20end%0A%0A%20%20%20%20%20%20it%20%22should%20include%20the%20user's%20microposts%22%20do%0A%20%20%20%20%20%20%20%20@user.feed.include?(@mp1).should%20be_true%0A%20%20%20%20%20%20%20%20@user.feed.include?(@mp2).should%20be_true%0A%20%20%20%20%20%20end%0A%20%20%20%20%20%20%0A%20%20%20%20%20%20it%20%22should%20not%20include%20a%20different%20user's%20microposts%22%20do%0A%20%20%20%20%20%20%20%20mp3%20=%20Factory(:micropost,%0A%20%20%20%20%20%20%20%20%20%20%20%20%20%20%20%20%20%20%20%20%20%20:user%20=%3E%20Factory(:user,%20:email%20=%3E%20Factory.next(:email)))%0A%20%20%20%20%20%20%20%20@user.feed.include?(mp3).should%20be_false%0A%20%20%20%20%20%20end%0A%20%20%20%20end%0A%20%20end%0Aend%0A"/><draw:param draw:name="pluginspage" draw:value="http://www.macromedia.com/go/getflashplayer"/><draw:param draw:name="allowscriptaccess" draw:value="always"/><draw:param draw:name="quality" draw:value="high"/></draw:plugin></draw:frame> </text:p>
        <text:p text:style-name="Preformatted_20_Text"><text:soft-page-break/>require 'spec_helper'</text:p>
        <text:p text:style-name="Preformatted_20_Text"/>
        <text:p text:style-name="Preformatted_20_Text">describe User do</text:p>
        <text:p text:style-name="Preformatted_20_Text"><text:s text:c="2"/>.</text:p>
        <text:p text:style-name="Preformatted_20_Text"><text:s text:c="2"/>.</text:p>
        <text:p text:style-name="Preformatted_20_Text"><text:s text:c="2"/>.</text:p>
        <text:p text:style-name="Preformatted_20_Text"><text:s text:c="2"/>describe "micropost associations" do</text:p>
        <text:p text:style-name="Preformatted_20_Text"/>
        <text:p text:style-name="Preformatted_20_Text"><text:s text:c="4"/>before(:each) do</text:p>
        <text:p text:style-name="Preformatted_20_Text"><text:s text:c="6"/>@user = User.create(@attr)</text:p>
        <text:p text:style-name="Preformatted_20_Text"><text:s text:c="6"/>@mp1 = Factory(:micropost, :user =&gt; @user, :created_at =&gt; 1.day.ago)</text:p>
        <text:p text:style-name="Preformatted_20_Text"><text:s text:c="6"/>@mp2 = Factory(:micropost, :user =&gt; @user, :created_at =&gt; 1.hour.ago)</text:p>
        <text:p text:style-name="Preformatted_20_Text"><text:s text:c="4"/>end</text:p>
        <text:p text:style-name="Preformatted_20_Text"><text:s text:c="4"/>.</text:p>
        <text:p text:style-name="Preformatted_20_Text"><text:s text:c="4"/>.</text:p>
        <text:p text:style-name="Preformatted_20_Text"><text:s text:c="4"/>.</text:p>
        <text:p text:style-name="Preformatted_20_Text"><text:s text:c="4"/>describe "status feed" do</text:p>
        <text:p text:style-name="Preformatted_20_Text"/>
        <text:p text:style-name="Preformatted_20_Text"><text:s text:c="6"/>it "should have a feed" do</text:p>
        <text:p text:style-name="Preformatted_20_Text"><text:s text:c="8"/>@user.should respond_to(:feed)</text:p>
        <text:p text:style-name="Preformatted_20_Text"><text:s text:c="6"/>end</text:p>
        <text:p text:style-name="Preformatted_20_Text"/>
        <text:p text:style-name="Preformatted_20_Text"><text:s text:c="6"/>it "should include the user's microposts" do</text:p>
        <text:p text:style-name="Preformatted_20_Text"><text:s text:c="8"/>@user.feed.include?(@mp1).should be_true</text:p>
        <text:p text:style-name="Preformatted_20_Text"><text:s text:c="8"/>@user.feed.include?(@mp2).should be_true</text:p>
        <text:p text:style-name="Preformatted_20_Text"><text:s text:c="6"/>end</text:p>
        <text:p text:style-name="Preformatted_20_Text"/>
        <text:p text:style-name="Preformatted_20_Text"><text:s text:c="6"/>it "should not include a different user's microposts" do</text:p>
        <text:p text:style-name="Preformatted_20_Text"><text:s text:c="8"/>mp3 = Factory(:micropost,</text:p>
        <text:p text:style-name="Preformatted_20_Text"><text:s text:c="22"/>:user =&gt; Factory(:user, :email =&gt; Factory.next(:email)))</text:p>
        <text:p text:style-name="Preformatted_20_Text"><text:s text:c="8"/>@user.feed.include?(mp3).should be_false</text:p>
        <text:p text:style-name="Preformatted_20_Text"><text:s text:c="6"/>end</text:p>
        <text:p text:style-name="Preformatted_20_Text"><text:s text:c="4"/>end</text:p>
        <text:p text:style-name="Preformatted_20_Text"><text:s text:c="2"/>end</text:p>
        <text:p text:style-name="P14">end</text:p>
        <text:p text:style-name="Text_20_body">These tests introduce the array <text:span text:style-name="Source_20_Text">include?</text:span> method, which simply checks if an array includes the given element:<text:bookmark text:name="fnref:11.14"/><text:a xlink:type="simple" xlink:href="http://railstutorial.org/chapters/user-microposts?version=2.3#fn:11.14">14</text:a></text:p>
        <text:p text:style-name="Preformatted_20_Text">$ script/console</text:p>
        <text:p text:style-name="Preformatted_20_Text">&gt;&gt; a = [1, "foo", :bar]</text:p>
        <text:p text:style-name="Preformatted_20_Text">&gt;&gt; a.include?("foo")</text:p>
        <text:p text:style-name="Preformatted_20_Text">=&gt; true</text:p>
        <text:p text:style-name="Preformatted_20_Text">&gt;&gt; a.include?(:bar)</text:p>
        <text:p text:style-name="Preformatted_20_Text">=&gt; true</text:p>
        <text:p text:style-name="Preformatted_20_Text">&gt;&gt; a.include?("baz")</text:p>
        <text:p text:style-name="P14">=&gt; false</text:p>
        <text:p text:style-name="Text_20_body">We can arrange for an appropriate micropost <text:span text:style-name="Source_20_Text">feed</text:span> by selecting all the microposts with <text:span text:style-name="Source_20_Text">user_id</text:span> equal to the current user’s id, which we accomplish using a <text:span text:style-name="Source_20_Text">:conditions</text:span> option to <text:span text:style-name="Source_20_Text">Micropost.all</text:span>, as shown in <text:a xlink:type="simple" xlink:href="http://railstutorial.org/chapters/user-microposts?version=2.3#code:proto_status_feed">Listing 11.32</text:a>.<text:bookmark text:name="fnref:11.15"/><text:a xlink:type="simple" xlink:href="http://railstutorial.org/chapters/user-microposts?version=2.3#fn:11.15">15</text:a></text:p>
        <text:section text:style-name="Sect1" text:name="code:proto_status_feed">
          <text:p text:style-name="Text_20_body"/>
        </text:section>
        <text:p text:style-name="Text_20_body">Listing 11.32. A preliminary implementation for the micropost status feed. <text:line-break/><text:span text:style-name="Source_20_Text">app/models/user.rb</text:span> <draw:frame draw:name="clippy" text:anchor-type="as-char" svg:width="1.1457in" svg:height="0.1457in" draw:z-index="43"><draw:plugin xlink:href="http://railstutorial.org/flash/clippy.swf" xlink:type="simple" xlink:show="embed" xlink:actuate="onLoad" draw:mime-type="application/x-shockwave-flash"><draw:param draw:name="bgcolor" draw:value="#ffffff"/><draw:param draw:name="flashvars" draw:value="text=class%20User%20%3C%20ActiveRecord::Base%0A%20%20.%0A%20%20.%0A%20%20.%0A%20%20def%20feed%0A%20%20%20%20%23%20This%20is%20preliminary.%20See%20Chapter%2012%20for%20the%20full%20implementation.%0A%20%20%20%20Micropost.all(:conditions%20=%3E%20[%22user_id%20=%20?%22,%20id])%0A%20%20end%0A%20%20.%0A%20%20.%0A%20%20.%0Aend%0A"/><draw:param draw:name="pluginspage" draw:value="http://www.macromedia.com/go/getflashplayer"/><draw:param draw:name="allowscriptaccess" draw:value="always"/><draw:param draw:name="quality" draw:value="high"/></draw:plugin></draw:frame> </text:p>
        <text:p text:style-name="Preformatted_20_Text">class User &lt; ActiveRecord::Base</text:p>
        <text:p text:style-name="Preformatted_20_Text"><text:soft-page-break/><text:s text:c="2"/>.</text:p>
        <text:p text:style-name="Preformatted_20_Text"><text:s text:c="2"/>.</text:p>
        <text:p text:style-name="Preformatted_20_Text"><text:s text:c="2"/>.</text:p>
        <text:p text:style-name="Preformatted_20_Text"><text:s text:c="2"/>def feed</text:p>
        <text:p text:style-name="Preformatted_20_Text"><text:s text:c="4"/># This is preliminary. See Chapter 12 for the full implementation.</text:p>
        <text:p text:style-name="Preformatted_20_Text"><text:s text:c="4"/>Micropost.all(:conditions =&gt; ["user_id = ?", id])</text:p>
        <text:p text:style-name="Preformatted_20_Text"><text:s text:c="2"/>end</text:p>
        <text:p text:style-name="Preformatted_20_Text"><text:s text:c="2"/>.</text:p>
        <text:p text:style-name="Preformatted_20_Text"><text:s text:c="2"/>.</text:p>
        <text:p text:style-name="Preformatted_20_Text"><text:s text:c="2"/>.</text:p>
        <text:p text:style-name="P14">end</text:p>
        <text:p text:style-name="Text_20_body">The question mark in</text:p>
        <text:p text:style-name="P14">:conditions =&gt; ["user_id = ?", id]</text:p>
        <text:p text:style-name="Text_20_body">ensures that <text:span text:style-name="Source_20_Text">id</text:span> is properly <text:span text:style-name="Emphasis">escaped</text:span> before being included in the underlying SQL query, thereby avoiding a serious security breach called <text:a xlink:type="simple" xlink:href="http://en.wikipedia.org/wiki/SQL_injection"><text:span text:style-name="Emphasis">SQL injection</text:span></text:a>. (The <text:span text:style-name="Source_20_Text">id</text:span> attribute here is just an integer, so there is no danger in this case, but <text:span text:style-name="Emphasis">always</text:span> escaping variables injected into SQL statements is a good habit to cultivate.)</text:p>
        <text:p text:style-name="Text_20_body">Alert readers might note at this point that the code in <text:a xlink:type="simple" xlink:href="http://railstutorial.org/chapters/user-microposts?version=2.3#code:proto_status_feed">Listing 11.32</text:a> is essentially equivalent to writing</text:p>
        <text:p text:style-name="Preformatted_20_Text">def feed</text:p>
        <text:p text:style-name="Preformatted_20_Text"><text:s text:c="2"/>microposts</text:p>
        <text:p text:style-name="P14">end</text:p>
        <text:p text:style-name="Text_20_body">We’ve used the code in <text:a xlink:type="simple" xlink:href="http://railstutorial.org/chapters/user-microposts?version=2.3#code:proto_status_feed">Listing 11.32</text:a> instead because it generalizes much more naturally to the full status feed needed in <text:a xlink:type="simple" xlink:href="http://railstutorial.org/chapters/following-users?version=2.3#top">Chapter 12</text:a>.</text:p>
        <text:p text:style-name="Text_20_body">To use the feed in the sample application, we add an <text:span text:style-name="Source_20_Text">@feed_items</text:span> instance variable for the current user’s (paginated) feed, as in <text:a xlink:type="simple" xlink:href="http://railstutorial.org/chapters/user-microposts?version=2.3#code:feed_instance_variable">Listing 11.33</text:a>, and then add a feed partial (<text:a xlink:type="simple" xlink:href="http://railstutorial.org/chapters/user-microposts?version=2.3#code:feed_partial">Listing 11.34</text:a>) to the Home page (<text:a xlink:type="simple" xlink:href="http://railstutorial.org/chapters/user-microposts?version=2.3#code:home_with_feed">Listing 11.36</text:a>).</text:p>
        <text:section text:style-name="Sect1" text:name="code:feed_instance_variable">
          <text:p text:style-name="Text_20_body"/>
        </text:section>
        <text:p text:style-name="Text_20_body">Listing 11.33. Adding a feed instance variable to the <text:span text:style-name="Source_20_Text">home</text:span> action. <text:line-break/><text:span text:style-name="Source_20_Text">app/controllers/pages_controller.rb</text:span> <draw:frame draw:name="clippy" text:anchor-type="as-char" svg:width="1.1457in" svg:height="0.1457in" draw:z-index="44"><draw:plugin xlink:href="http://railstutorial.org/flash/clippy.swf" xlink:type="simple" xlink:show="embed" xlink:actuate="onLoad" draw:mime-type="application/x-shockwave-flash"><draw:param draw:name="bgcolor" draw:value="#ffffff"/><draw:param draw:name="flashvars" draw:value="text=class%20PagesController%20%3C%20ApplicationController%0A%0A%20%20def%20home%0A%20%20%20%20@title%20=%20%22Home%22%0A%20%20%20%20if%20signed_in?%0A%20%20%20%20%20%20@micropost%20=%20Micropost.new%0A%20%20%20%20%20%20@feed_items%20=%20current_user.feed.paginate(:page%20=%3E%20params[:page])%0A%20%20%20%20end%0A%20%20end%0A%20%20.%0A%20%20.%0A%20%20.%0Aend%0A"/><draw:param draw:name="pluginspage" draw:value="http://www.macromedia.com/go/getflashplayer"/><draw:param draw:name="allowscriptaccess" draw:value="always"/><draw:param draw:name="quality" draw:value="high"/></draw:plugin></draw:frame> </text:p>
        <text:p text:style-name="Preformatted_20_Text">class PagesController &lt; ApplicationController</text:p>
        <text:p text:style-name="Preformatted_20_Text"/>
        <text:p text:style-name="Preformatted_20_Text"><text:s text:c="2"/>def home</text:p>
        <text:p text:style-name="Preformatted_20_Text"><text:s text:c="4"/>@title = "Home"</text:p>
        <text:p text:style-name="Preformatted_20_Text"><text:s text:c="4"/>if signed_in?</text:p>
        <text:p text:style-name="Preformatted_20_Text"><text:s text:c="6"/>@micropost = Micropost.new</text:p>
        <text:p text:style-name="Preformatted_20_Text"><text:s text:c="6"/>@feed_items = current_user.feed.paginate(:page =&gt; params[:page])</text:p>
        <text:p text:style-name="Preformatted_20_Text"><text:s text:c="4"/>end</text:p>
        <text:p text:style-name="Preformatted_20_Text"><text:s text:c="2"/>end</text:p>
        <text:p text:style-name="Preformatted_20_Text"><text:s text:c="2"/>.</text:p>
        <text:p text:style-name="Preformatted_20_Text"><text:s text:c="2"/>.</text:p>
        <text:p text:style-name="Preformatted_20_Text"><text:s text:c="2"/>.</text:p>
        <text:p text:style-name="P14">end</text:p>
        <text:section text:style-name="Sect1" text:name="code:feed_partial">
          <text:p text:style-name="Text_20_body"/>
        </text:section>
        <text:p text:style-name="Text_20_body">Listing 11.34. The status feed partial. <text:line-break/><text:span text:style-name="Source_20_Text">app/views/pages/_feed.html.erb</text:span> <draw:frame draw:name="clippy" text:anchor-type="as-char" svg:width="1.1457in" svg:height="0.1457in" draw:z-index="45"><draw:plugin xlink:href="http://railstutorial.org/flash/clippy.swf" xlink:type="simple" xlink:show="embed" xlink:actuate="onLoad" draw:mime-type="application/x-shockwave-flash"><draw:param draw:name="bgcolor" draw:value="#ffffff"/><draw:param draw:name="flashvars" draw:value="text=%3C%25%20unless%20@feed_items.empty?%20%25%3E%0A%20%20%3Ctable%20class=%22microposts%22%3E%0A%20%20%20%20%3C%25=%20render%20:partial%20=%3E%20'feed_item',%20:collection%20=%3E%20@feed_items%20%25%3E%0A%20%20%3C/table%3E%0A%20%20%3C%25=%20will_paginate%20@feed_items%20%25%3E%0A%3C%25%20end%20%25%3E%0A"/><draw:param draw:name="pluginspage" draw:value="http://www.macromedia.com/go/getflashplayer"/><draw:param draw:name="allowscriptaccess" draw:value="always"/><draw:param draw:name="quality" draw:value="high"/></draw:plugin></draw:frame> </text:p>
        <text:p text:style-name="Preformatted_20_Text"><text:soft-page-break/>&lt;% unless @feed_items.empty? %&gt;</text:p>
        <text:p text:style-name="Preformatted_20_Text"><text:s text:c="2"/>&lt;table class="microposts"&gt;</text:p>
        <text:p text:style-name="Preformatted_20_Text"><text:s text:c="4"/>&lt;%= render :partial =&gt; 'feed_item', :collection =&gt; @feed_items %&gt;</text:p>
        <text:p text:style-name="Preformatted_20_Text"><text:s text:c="2"/>&lt;/table&gt;</text:p>
        <text:p text:style-name="Preformatted_20_Text"><text:s text:c="2"/>&lt;%= will_paginate @feed_items %&gt;</text:p>
        <text:p text:style-name="P14">&lt;% end %&gt;</text:p>
        <text:p text:style-name="Text_20_body">The status feed partial defers the feed item rendering to a feed item partial using the code</text:p>
        <text:p text:style-name="P14">&lt;%= render :partial =&gt; 'feed_item', :collection =&gt; @feed_items %&gt;</text:p>
        <text:p text:style-name="Text_20_body">Here we pass a <text:span text:style-name="Source_20_Text">:collection</text:span> parameter with the feed items, which causes <text:span text:style-name="Source_20_Text">render</text:span> to use the given partial (<text:span text:style-name="Source_20_Text">’feed_item’</text:span> in this case) to render each item in the collection. (We have omitted the <text:span text:style-name="Source_20_Text">:partial</text:span> parameter in previous renderings, writing, e.g., <text:span text:style-name="Source_20_Text">render ’pages/micropost’</text:span>, but with a <text:span text:style-name="Source_20_Text">:collection</text:span> parameter that syntax doesn’t work.) The feed item partial itself appears in <text:a xlink:type="simple" xlink:href="http://railstutorial.org/chapters/user-microposts?version=2.3#code:feed_item_partial">Listing 11.35</text:a>; note the addition of a delete link to the feed item partial, following the example from <text:a xlink:type="simple" xlink:href="http://railstutorial.org/chapters/updating-showing-and-deleting-users?version=2.3#code:delete_links">Listing 10.37</text:a>.</text:p>
        <text:section text:style-name="Sect1" text:name="code:feed_item_partial">
          <text:p text:style-name="Text_20_body"/>
        </text:section>
        <text:p text:style-name="Text_20_body">Listing 11.35. A partial for a single feed item. <text:line-break/><text:span text:style-name="Source_20_Text">app/views/pages/_feed_item.html.erb</text:span> <draw:frame draw:name="clippy" text:anchor-type="as-char" svg:width="1.1457in" svg:height="0.1457in" draw:z-index="46"><draw:plugin xlink:href="http://railstutorial.org/flash/clippy.swf" xlink:type="simple" xlink:show="embed" xlink:actuate="onLoad" draw:mime-type="application/x-shockwave-flash"><draw:param draw:name="bgcolor" draw:value="#ffffff"/><draw:param draw:name="flashvars" draw:value="text=%3Ctr%3E%0A%20%20%3Ctd%20class=%22gravatar%22%3E%0A%20%20%20%20%3C%25=%20link_to%20gravatar_for(feed_item.user),%20feed_item.user%20%25%3E%0A%20%20%3C/td%3E%0A%20%20%3Ctd%20class=%22micropost%22%3E%0A%20%20%20%20%3Cspan%20class=%22user%22%3E%0A%20%20%20%20%20%20%3C%25=%20link_to%20h(feed_item.user.name),%20feed_item.user%20%25%3E%0A%20%20%20%20%3C/span%3E%0A%20%20%20%20%3Cspan%20class=%22content%22%3E%3C%25=%20h%20feed_item.content%20%25%3E%3C/span%3E%0A%20%20%20%20%3Cspan%20class=%22timestamp%22%3E%0A%20%20%20%20%20%20Posted%20%3C%25=%20time_ago_in_words(feed_item.created_at)%20%25%3E%20ago.%0A%20%20%20%20%3C/span%3E%0A%20%20%3C/td%3E%0A%20%20%3C%25%20if%20current_user?(feed_item.user)%20%25%3E%0A%20%20%3Ctd%3E%0A%20%20%20%20%3C%25=%20link_to%20%22delete%22,%20feed_item,%20:method%20=%3E%20:delete,%0A%20%20%20%20%20%20%20%20%20%20%20%20%20%20%20%20%20%20%20%20%20%20%20%20%20%20%20%20%20%20%20%20%20%20%20%20%20:confirm%20=%3E%20%22You%20sure?%22%20%25%3E%0A%20%20%3C/td%3E%0A%20%20%3C%25%20end%20%25%3E%0A%3C/tr%3E%0A"/><draw:param draw:name="pluginspage" draw:value="http://www.macromedia.com/go/getflashplayer"/><draw:param draw:name="allowscriptaccess" draw:value="always"/><draw:param draw:name="quality" draw:value="high"/></draw:plugin></draw:frame> </text:p>
        <text:p text:style-name="Preformatted_20_Text">&lt;tr&gt;</text:p>
        <text:p text:style-name="Preformatted_20_Text"><text:s text:c="2"/>&lt;td class="gravatar"&gt;</text:p>
        <text:p text:style-name="Preformatted_20_Text"><text:s text:c="4"/>&lt;%= link_to gravatar_for(feed_item.user), feed_item.user %&gt;</text:p>
        <text:p text:style-name="Preformatted_20_Text"><text:s text:c="2"/>&lt;/td&gt;</text:p>
        <text:p text:style-name="Preformatted_20_Text"><text:s text:c="2"/>&lt;td class="micropost"&gt;</text:p>
        <text:p text:style-name="Preformatted_20_Text"><text:s text:c="4"/>&lt;span class="user"&gt;</text:p>
        <text:p text:style-name="Preformatted_20_Text"><text:s text:c="6"/>&lt;%= link_to h(feed_item.user.name), feed_item.user %&gt;</text:p>
        <text:p text:style-name="Preformatted_20_Text"><text:s text:c="4"/>&lt;/span&gt;</text:p>
        <text:p text:style-name="Preformatted_20_Text"><text:s text:c="4"/>&lt;span class="content"&gt;&lt;%= h feed_item.content %&gt;&lt;/span&gt;</text:p>
        <text:p text:style-name="Preformatted_20_Text"><text:s text:c="4"/>&lt;span class="timestamp"&gt;</text:p>
        <text:p text:style-name="Preformatted_20_Text"><text:s text:c="6"/>Posted &lt;%= time_ago_in_words(feed_item.created_at) %&gt; ago.</text:p>
        <text:p text:style-name="Preformatted_20_Text"><text:s text:c="4"/>&lt;/span&gt;</text:p>
        <text:p text:style-name="Preformatted_20_Text"><text:s text:c="2"/>&lt;/td&gt;</text:p>
        <text:p text:style-name="Preformatted_20_Text"><text:s text:c="2"/>&lt;% if current_user?(feed_item.user) %&gt;</text:p>
        <text:p text:style-name="Preformatted_20_Text"><text:s text:c="2"/>&lt;td&gt;</text:p>
        <text:p text:style-name="Preformatted_20_Text"><text:s text:c="4"/>&lt;%= link_to "delete", feed_item, :method =&gt; :delete,</text:p>
        <text:p text:style-name="Preformatted_20_Text"><text:s text:c="37"/>:confirm =&gt; "You sure?" %&gt;</text:p>
        <text:p text:style-name="Preformatted_20_Text"><text:s text:c="2"/>&lt;/td&gt;</text:p>
        <text:p text:style-name="Preformatted_20_Text"><text:s text:c="2"/>&lt;% end %&gt;</text:p>
        <text:p text:style-name="P14">&lt;/tr&gt;</text:p>
        <text:p text:style-name="Text_20_body">We can then add the feed to the Home page by rendering the feed partial as usual (<text:a xlink:type="simple" xlink:href="http://railstutorial.org/chapters/user-microposts?version=2.3#code:home_with_feed">Listing 11.36</text:a>). The result is a display of the feed on the Home page, as required (<text:a xlink:type="simple" xlink:href="http://railstutorial.org/chapters/user-microposts?version=2.3#fig:home_with_proto_feed">Figure 11.13</text:a>).</text:p>
        <text:section text:style-name="Sect1" text:name="code:home_with_feed">
          <text:p text:style-name="Text_20_body"/>
        </text:section>
        <text:p text:style-name="Text_20_body">Listing 11.36. Adding a status feed to the Home page. <text:line-break/><text:span text:style-name="Source_20_Text">app/views/pages/home.html.erb</text:span> <draw:frame draw:name="clippy" text:anchor-type="as-char" svg:width="1.1457in" svg:height="0.1457in" draw:z-index="47"><draw:plugin xlink:href="http://railstutorial.org/flash/clippy.swf" xlink:type="simple" xlink:show="embed" xlink:actuate="onLoad" draw:mime-type="application/x-shockwave-flash"><draw:param draw:name="bgcolor" draw:value="#ffffff"/><draw:param draw:name="flashvars" draw:value="text=%3C%25%20if%20signed_in?%20%25%3E%0A%20%20%3Ctable%20class=%22front%22%3E%0A%20%20%20%20%3Ctr%3E%0A%20%20%20%20%20%20%3Ctd%20class=%22main%22%3E%0A%20%20%20%20%20%20%20%20%3Ch2%20class=%22micropost%22%3EWhat's%20up?%3C/h2%3E%0A%20%20%20%20%20%20%20%20%3C%25=%20render%20'pages/micropost_form'%20%25%3E%0A%20%20%20%20%20%20%20%20%3C%25=%20render%20'pages/feed'%20%25%3E%0A%20%20%20%20%20%20%3C/td%3E%0A%20%20%20%20%20%20.%0A%20%20%20%20%20%20.%0A%20%20%20%20%20%20.%0A%20%20%20%20%3C/tr%3E%0A%20%20%3C/table%3E%0A%20%20%0A%3C%25%20else%20%25%3E%0A%20%20.%0A%20%20.%0A%20%20.%0A%3C%25%20end%20%25%3E%0A"/><draw:param draw:name="pluginspage" draw:value="http://www.macromedia.com/go/getflashplayer"/><draw:param draw:name="allowscriptaccess" draw:value="always"/><draw:param draw:name="quality" draw:value="high"/></draw:plugin></draw:frame> </text:p>
        <text:p text:style-name="Preformatted_20_Text">&lt;% if signed_in? %&gt;</text:p>
        <text:p text:style-name="Preformatted_20_Text"><text:s text:c="2"/>&lt;table class="front"&gt;</text:p>
        <text:p text:style-name="Preformatted_20_Text"><text:s text:c="4"/>&lt;tr&gt;</text:p>
        <text:p text:style-name="Preformatted_20_Text"><text:s text:c="6"/>&lt;td class="main"&gt;</text:p>
        <text:p text:style-name="Preformatted_20_Text"><text:s text:c="8"/>&lt;h2 class="micropost"&gt;What's up?&lt;/h2&gt;</text:p>
        <text:p text:style-name="Preformatted_20_Text"><text:s text:c="8"/>&lt;%= render 'pages/micropost_form' %&gt;</text:p>
        <text:p text:style-name="Preformatted_20_Text"><text:soft-page-break/><text:s text:c="8"/>&lt;%= render 'pages/feed' %&gt;</text:p>
        <text:p text:style-name="Preformatted_20_Text"><text:s text:c="6"/>&lt;/td&gt;</text:p>
        <text:p text:style-name="Preformatted_20_Text"><text:s text:c="6"/>.</text:p>
        <text:p text:style-name="Preformatted_20_Text"><text:s text:c="6"/>.</text:p>
        <text:p text:style-name="Preformatted_20_Text"><text:s text:c="6"/>.</text:p>
        <text:p text:style-name="Preformatted_20_Text"><text:s text:c="4"/>&lt;/tr&gt;</text:p>
        <text:p text:style-name="Preformatted_20_Text"><text:s text:c="2"/>&lt;/table&gt;</text:p>
        <text:p text:style-name="Preformatted_20_Text"/>
        <text:p text:style-name="Preformatted_20_Text">&lt;% else %&gt;</text:p>
        <text:p text:style-name="Preformatted_20_Text"><text:s text:c="2"/>.</text:p>
        <text:p text:style-name="Preformatted_20_Text"><text:s text:c="2"/>.</text:p>
        <text:p text:style-name="Preformatted_20_Text"><text:s text:c="2"/>.</text:p>
        <text:p text:style-name="P14">&lt;% end %&gt;</text:p>
        <text:section text:style-name="Sect1" text:name="fig:home_with_proto_feed">
          <text:p text:style-name="Text_20_body"/>
        </text:section>
        <text:p text:style-name="P7"><draw:frame draw:style-name="fr1" draw:name="graphics13" text:anchor-type="as-char" svg:width="0.7862in" svg:height="0.3929in" draw:z-index="48"><draw:image xlink:href="http://railstutorial.org/images/figures/home_with_proto_feed.png" xlink:type="simple" xlink:show="embed" xlink:actuate="onLoad"/><svg:title>home_with_proto_feed</svg:title></draw:frame></text:p>
        <text:p text:style-name="Text_20_body">Figure 11.13: The Home page (<text:a xlink:type="simple" xlink:href="http://localhost:3000/"><text:span text:style-name="Teletype">/</text:span></text:a>) with a proto-feed. <text:a xlink:type="simple" xlink:href="http://www.railstutorial.org/images/figures/home_with_proto_feed-full.png">(full size)</text:a></text:p>
        <text:p text:style-name="Text_20_body">At this point, creating a new micropost works as expected, as seen in <text:a xlink:type="simple" xlink:href="http://railstutorial.org/chapters/user-microposts?version=2.3#fig:micropost_created">Figure 11.14</text:a>. (We’ll write an integration test to this effect in <text:a xlink:type="simple" xlink:href="http://railstutorial.org/chapters/user-microposts?version=2.3#sec:testing_the_new_home_page">Section 11.3.5</text:a>.) There is one subtlety, though: on <text:span text:style-name="Emphasis">failed</text:span> micropost submission, the Home page expects an <text:span text:style-name="Source_20_Text">@feed_items</text:span> instance variable, so failed submissions currently break (as you should be able to verify by running your test suite). The easiest solution is to suppress the feed entirely by assigning it an empty array, as shown in <text:a xlink:type="simple" xlink:href="http://railstutorial.org/chapters/user-microposts?version=2.3#code:microposts_create_action_with_feed">Listing 11.37</text:a>.<text:bookmark text:name="fnref:11.16"/><text:a xlink:type="simple" xlink:href="http://railstutorial.org/chapters/user-microposts?version=2.3#fn:11.16">16</text:a></text:p>
        <text:section text:style-name="Sect1" text:name="fig:micropost_created">
          <text:p text:style-name="Text_20_body"/>
        </text:section>
        <text:p text:style-name="P7"><draw:frame draw:style-name="fr1" draw:name="graphics14" text:anchor-type="as-char" svg:width="0.7862in" svg:height="0.3929in" draw:z-index="49"><draw:image xlink:href="http://railstutorial.org/images/figures/micropost_created.png" xlink:type="simple" xlink:show="embed" xlink:actuate="onLoad"/><svg:title>micropost_created</svg:title></draw:frame></text:p>
        <text:p text:style-name="P7">Figure 11.14: The Home page after creating a new micropost. <text:a xlink:type="simple" xlink:href="http://www.railstutorial.org/images/figures/micropost_created-full.png">(full size)</text:a></text:p>
        <text:section text:style-name="Sect1" text:name="code:microposts_create_action_with_feed">
          <text:p text:style-name="P7"/>
        </text:section>
        <text:p text:style-name="Text_20_body">Listing 11.37. Adding an (empty) <text:span text:style-name="Source_20_Text">@feed_items</text:span> instance variable to the <text:span text:style-name="Source_20_Text">create</text:span> action. <text:line-break/><text:span text:style-name="Source_20_Text">app/controllers/microposts_controller.rb</text:span> <draw:frame draw:name="clippy" text:anchor-type="as-char" svg:width="1.1457in" svg:height="0.1457in" draw:z-index="50"><draw:plugin xlink:href="http://railstutorial.org/flash/clippy.swf" xlink:type="simple" xlink:show="embed" xlink:actuate="onLoad" draw:mime-type="application/x-shockwave-flash"><draw:param draw:name="bgcolor" draw:value="#ffffff"/><draw:param draw:name="flashvars" draw:value="text=class%20MicropostsController%20%3C%20ApplicationController%0A%20%20.%0A%20%20.%0A%20%20.%0A%20%20def%20create%0A%20%20%20%20@micropost%20=%20current_user.microposts.build(params[:micropost])%0A%20%20%20%20if%20@micropost.save%0A%20%20%20%20%20%20flash[:success]%20=%20%22Micropost%20created!%22%0A%20%20%20%20%20%20redirect_to%20root_path%0A%20%20%20%20else%0A%20%20%20%20%20%20@feed_items%20=%20[]%0A%20%20%20%20%20%20render%20'pages/home'%0A%20%20%20%20end%0A%20%20end%0A%20%20.%0A%20%20.%0A%20%20.%0Aend%0A"/><draw:param draw:name="pluginspage" draw:value="http://www.macromedia.com/go/getflashplayer"/><draw:param draw:name="allowscriptaccess" draw:value="always"/><draw:param draw:name="quality" draw:value="high"/></draw:plugin></draw:frame> </text:p>
        <text:p text:style-name="Preformatted_20_Text">class MicropostsController &lt; ApplicationController</text:p>
        <text:p text:style-name="Preformatted_20_Text"><text:s text:c="2"/>.</text:p>
        <text:p text:style-name="Preformatted_20_Text"><text:s text:c="2"/>.</text:p>
        <text:p text:style-name="Preformatted_20_Text"><text:s text:c="2"/>.</text:p>
        <text:p text:style-name="Preformatted_20_Text"><text:s text:c="2"/>def create</text:p>
        <text:p text:style-name="Preformatted_20_Text"><text:s text:c="4"/>@micropost = current_user.microposts.build(params[:micropost])</text:p>
        <text:p text:style-name="Preformatted_20_Text"><text:s text:c="4"/>if @micropost.save</text:p>
        <text:p text:style-name="Preformatted_20_Text"><text:s text:c="6"/>flash[:success] = "Micropost created!"</text:p>
        <text:p text:style-name="Preformatted_20_Text"><text:s text:c="6"/>redirect_to root_path</text:p>
        <text:p text:style-name="Preformatted_20_Text"><text:s text:c="4"/>else</text:p>
        <text:p text:style-name="Preformatted_20_Text"><text:s text:c="6"/>@feed_items = []</text:p>
        <text:p text:style-name="Preformatted_20_Text"><text:s text:c="6"/>render 'pages/home'</text:p>
        <text:p text:style-name="Preformatted_20_Text"><text:s text:c="4"/>end</text:p>
        <text:p text:style-name="Preformatted_20_Text"><text:s text:c="2"/>end</text:p>
        <text:p text:style-name="Preformatted_20_Text"><text:s text:c="2"/>.</text:p>
        <text:p text:style-name="Preformatted_20_Text"><text:s text:c="2"/>.</text:p>
        <text:p text:style-name="Preformatted_20_Text"><text:s text:c="2"/>.</text:p>
        <text:p text:style-name="P14">end</text:p>
        <text:section text:style-name="Sect1" text:name="sec:destroying_microposts">
          <text:p text:style-name="Text_20_body"/>
        </text:section>
        <text:h text:style-name="Heading_20_3" text:outline-level="3"><text:bookmark text:name="sec:11.3.4"/><text:soft-page-break/><text:a xlink:type="simple" xlink:href="http://railstutorial.org/chapters/user-microposts?version=2.3#sec:destroying_microposts">11.3.4 Destroying microposts</text:a></text:h>
        <text:p text:style-name="Text_20_body">The last piece of functionality to add to the Microposts resource is the ability to destroy posts. As with user deletion (<text:a xlink:type="simple" xlink:href="http://railstutorial.org/chapters/updating-showing-and-deleting-users?version=2.3#sec:the_destroy_action">Section 10.4.2</text:a>), we accomplish this with “delete” links, as mocked up in <text:a xlink:type="simple" xlink:href="http://railstutorial.org/chapters/user-microposts?version=2.3#fig:micropost_delete_links_mockup">Figure 11.15</text:a>. Unlike that case, which restricted user destruction to admin users, the delete links will work only for microposts created by the current user.</text:p>
        <text:section text:style-name="Sect1" text:name="fig:micropost_delete_links_mockup">
          <text:p text:style-name="Text_20_body"/>
        </text:section>
        <text:p text:style-name="P7"><draw:frame draw:style-name="fr1" draw:name="graphics15" text:anchor-type="as-char" svg:width="0.7862in" svg:height="0.3929in" draw:z-index="51"><draw:image xlink:href="http://railstutorial.org/images/figures/micropost_delete_links_mockup.png" xlink:type="simple" xlink:show="embed" xlink:actuate="onLoad"/><svg:title>micropost_delete_links_mockup</svg:title></draw:frame></text:p>
        <text:p text:style-name="Text_20_body">Figure 11.15: A mockup of the proto-feed with micropost delete links. <text:a xlink:type="simple" xlink:href="http://www.railstutorial.org/images/figures/micropost_delete_links_mockup-full.png">(full size)</text:a></text:p>
        <text:p text:style-name="Text_20_body">Our first step is to add a delete link to the micropost partial as in <text:a xlink:type="simple" xlink:href="http://railstutorial.org/chapters/user-microposts?version=2.3#code:feed_item_partial">Listing 11.35</text:a>. The result appears in <text:a xlink:type="simple" xlink:href="http://railstutorial.org/chapters/user-microposts?version=2.3#code:micropost_partial_with_delete">Listing 11.38</text:a>.</text:p>
        <text:section text:style-name="Sect1" text:name="code:micropost_partial_with_delete">
          <text:p text:style-name="Text_20_body"/>
        </text:section>
        <text:p text:style-name="Text_20_body">Listing 11.38. A partial for showing a single micropost. <text:line-break/><text:span text:style-name="Source_20_Text">app/views/microposts/_micropost.html.erb</text:span> <draw:frame draw:name="clippy" text:anchor-type="as-char" svg:width="1.1457in" svg:height="0.1457in" draw:z-index="52"><draw:plugin xlink:href="http://railstutorial.org/flash/clippy.swf" xlink:type="simple" xlink:show="embed" xlink:actuate="onLoad" draw:mime-type="application/x-shockwave-flash"><draw:param draw:name="bgcolor" draw:value="#ffffff"/><draw:param draw:name="flashvars" draw:value="text=%3Ctr%3E%0A%20%20%3Ctd%20class=%22micropost%22%3E%0A%20%20%20%20%3Cspan%20class=%22content%22%3E%3C%25=%20h%20micropost.content%20%25%3E%3C/span%3E%0A%20%20%20%20%3Cspan%20class=%22timestamp%22%3E%0A%20%20%20%20%20%20Posted%20%3C%25=%20time_ago_in_words(micropost.created_at)%20%25%3E%20ago.%0A%20%20%20%20%3C/span%3E%0A%20%20%3C/td%3E%0A%20%20%3C%25%20if%20current_user?(micropost.user)%20%25%3E%0A%20%20%3Ctd%3E%0A%20%20%20%20%3C%25=%20link_to%20%22delete%22,%20micropost,%20:method%20=%3E%20:delete,%0A%20%20%20%20%20%20%20%20%20%20%20%20%20%20%20%20%20%20%20%20%20%20%20%20%20%20%20%20%20%20%20%20%20%20%20%20%20:confirm%20=%3E%20%22You%20sure?%22%20%25%3E%0A%20%20%3C/td%3E%0A%20%20%3C%25%20end%20%25%3E%0A%3C/tr%3E%0A"/><draw:param draw:name="pluginspage" draw:value="http://www.macromedia.com/go/getflashplayer"/><draw:param draw:name="allowscriptaccess" draw:value="always"/><draw:param draw:name="quality" draw:value="high"/></draw:plugin></draw:frame> </text:p>
        <text:p text:style-name="Preformatted_20_Text">&lt;tr&gt;</text:p>
        <text:p text:style-name="Preformatted_20_Text"><text:s text:c="2"/>&lt;td class="micropost"&gt;</text:p>
        <text:p text:style-name="Preformatted_20_Text"><text:s text:c="4"/>&lt;span class="content"&gt;&lt;%= h micropost.content %&gt;&lt;/span&gt;</text:p>
        <text:p text:style-name="Preformatted_20_Text"><text:s text:c="4"/>&lt;span class="timestamp"&gt;</text:p>
        <text:p text:style-name="Preformatted_20_Text"><text:s text:c="6"/>Posted &lt;%= time_ago_in_words(micropost.created_at) %&gt; ago.</text:p>
        <text:p text:style-name="Preformatted_20_Text"><text:s text:c="4"/>&lt;/span&gt;</text:p>
        <text:p text:style-name="Preformatted_20_Text"><text:s text:c="2"/>&lt;/td&gt;</text:p>
        <text:p text:style-name="Preformatted_20_Text"><text:s text:c="2"/>&lt;% if current_user?(micropost.user) %&gt;</text:p>
        <text:p text:style-name="Preformatted_20_Text"><text:s text:c="2"/>&lt;td&gt;</text:p>
        <text:p text:style-name="Preformatted_20_Text"><text:s text:c="4"/>&lt;%= link_to "delete", micropost, :method =&gt; :delete,</text:p>
        <text:p text:style-name="Preformatted_20_Text"><text:s text:c="37"/>:confirm =&gt; "You sure?" %&gt;</text:p>
        <text:p text:style-name="Preformatted_20_Text"><text:s text:c="2"/>&lt;/td&gt;</text:p>
        <text:p text:style-name="Preformatted_20_Text"><text:s text:c="2"/>&lt;% end %&gt;</text:p>
        <text:p text:style-name="P14">&lt;/tr&gt;</text:p>
        <text:p text:style-name="Text_20_body">The tests for the <text:span text:style-name="Source_20_Text">destroy</text:span> action are straightforward generalizations of the similar tests for destroying users (<text:a xlink:type="simple" xlink:href="http://railstutorial.org/chapters/updating-showing-and-deleting-users?version=2.3#code:destroy_tests">Listing 10.38</text:a>), as seen in <text:a xlink:type="simple" xlink:href="http://railstutorial.org/chapters/user-microposts?version=2.3#code:micropost_destroy_specs">Listing 11.39</text:a>.</text:p>
        <text:section text:style-name="Sect1" text:name="code:micropost_destroy_specs">
          <text:p text:style-name="Text_20_body"/>
        </text:section>
        <text:p text:style-name="Text_20_body">Listing 11.39. Tests for the Microposts controller <text:span text:style-name="Source_20_Text">destroy</text:span> action. <text:line-break/><text:span text:style-name="Source_20_Text">spec/controllers/microposts_controller_spec.rb</text:span> <draw:frame draw:name="clippy" text:anchor-type="as-char" svg:width="1.1457in" svg:height="0.1457in" draw:z-index="53"><draw:plugin xlink:href="http://railstutorial.org/flash/clippy.swf" xlink:type="simple" xlink:show="embed" xlink:actuate="onLoad" draw:mime-type="application/x-shockwave-flash"><draw:param draw:name="bgcolor" draw:value="#ffffff"/><draw:param draw:name="flashvars" draw:value="text=describe%20MicropostsController%20do%0A%20%20.%0A%20%20.%0A%20%20.%0A%20%20describe%20%22DELETE%20'destroy'%22%20do%0A%0A%20%20%20%20describe%20%22for%20an%20unauthorized%20user%22%20do%0A%20%20%20%20%20%20%0A%20%20%20%20%20%20before(:each)%20do%0A%20%20%20%20%20%20%20%20@user%20=%20Factory(:user)%0A%20%20%20%20%20%20%20%20wrong_user%20=%20Factory(:user,%20:email%20=%3E%20Factory.next(:email))%0A%20%20%20%20%20%20%20%20test_sign_in(wrong_user)%0A%20%20%20%20%20%20%20%20@micropost%20=%20Factory(:micropost,%20:user%20=%3E%20@user)%0A%20%20%20%20%20%20end%0A%20%20%20%20%20%20%0A%20%20%20%20%20%20it%20%22should%20deny%20access%22%20do%0A%20%20%20%20%20%20%20%20@micropost.should_not_receive(:destroy)%0A%20%20%20%20%20%20%20%20delete%20:destroy,%20:id%20=%3E%20@micropost%0A%20%20%20%20%20%20%20%20response.should%20redirect_to(root_path)%0A%20%20%20%20%20%20end%0A%20%20%20%20end%0A%0A%20%20%20%20describe%20%22for%20an%20authorized%20user%22%20do%0A%0A%20%20%20%20%20%20before(:each)%20do%0A%20%20%20%20%20%20%20%20@user%20=%20test_sign_in(Factory(:user))%0A%20%20%20%20%20%20%20%20@micropost%20=%20Factory(:micropost,%20:user%20=%3E%20@user)%0A%20%20%20%20%20%20%20%20Micropost.should_receive(:find).with(@micropost).and_return(@micropost)%0A%20%20%20%20%20%20end%0A%20%20%0A%20%20%20%20%20%20it%20%22should%20destroy%20the%20micropost%22%20do%0A%20%20%20%20%20%20%20%20@micropost.should_receive(:destroy).and_return(@micropost)%0A%20%20%20%20%20%20%20%20delete%20:destroy,%20:id%20=%3E%20@micropost%0A%20%20%20%20%20%20end%0A%20%20%20%20end%0A%20%20end%0Aend%0A"/><draw:param draw:name="pluginspage" draw:value="http://www.macromedia.com/go/getflashplayer"/><draw:param draw:name="allowscriptaccess" draw:value="always"/><draw:param draw:name="quality" draw:value="high"/></draw:plugin></draw:frame> </text:p>
        <text:p text:style-name="Preformatted_20_Text">describe MicropostsController do</text:p>
        <text:p text:style-name="Preformatted_20_Text"><text:s text:c="2"/>.</text:p>
        <text:p text:style-name="Preformatted_20_Text"><text:s text:c="2"/>.</text:p>
        <text:p text:style-name="Preformatted_20_Text"><text:s text:c="2"/>.</text:p>
        <text:p text:style-name="Preformatted_20_Text"><text:s text:c="2"/>describe "DELETE 'destroy'" do</text:p>
        <text:p text:style-name="Preformatted_20_Text"/>
        <text:p text:style-name="Preformatted_20_Text"><text:s text:c="4"/>describe "for an unauthorized user" do</text:p>
        <text:p text:style-name="Preformatted_20_Text"/>
        <text:p text:style-name="Preformatted_20_Text"><text:s text:c="6"/>before(:each) do</text:p>
        <text:p text:style-name="Preformatted_20_Text"><text:s text:c="8"/>@user = Factory(:user)</text:p>
        <text:p text:style-name="Preformatted_20_Text"><text:s text:c="8"/>wrong_user = Factory(:user, :email =&gt; Factory.next(:email))</text:p>
        <text:p text:style-name="Preformatted_20_Text"><text:s text:c="8"/>test_sign_in(wrong_user)</text:p>
        <text:p text:style-name="Preformatted_20_Text"><text:s text:c="8"/>@micropost = Factory(:micropost, :user =&gt; @user)</text:p>
        <text:p text:style-name="Preformatted_20_Text"><text:s text:c="6"/>end</text:p>
        <text:p text:style-name="Preformatted_20_Text"/>
        <text:p text:style-name="Preformatted_20_Text"><text:soft-page-break/><text:s text:c="6"/>it "should deny access" do</text:p>
        <text:p text:style-name="Preformatted_20_Text"><text:s text:c="8"/>@micropost.should_not_receive(:destroy)</text:p>
        <text:p text:style-name="Preformatted_20_Text"><text:s text:c="8"/>delete :destroy, :id =&gt; @micropost</text:p>
        <text:p text:style-name="Preformatted_20_Text"><text:s text:c="8"/>response.should redirect_to(root_path)</text:p>
        <text:p text:style-name="Preformatted_20_Text"><text:s text:c="6"/>end</text:p>
        <text:p text:style-name="Preformatted_20_Text"><text:s text:c="4"/>end</text:p>
        <text:p text:style-name="Preformatted_20_Text"/>
        <text:p text:style-name="Preformatted_20_Text"><text:s text:c="4"/>describe "for an authorized user" do</text:p>
        <text:p text:style-name="Preformatted_20_Text"/>
        <text:p text:style-name="Preformatted_20_Text"><text:s text:c="6"/>before(:each) do</text:p>
        <text:p text:style-name="Preformatted_20_Text"><text:s text:c="8"/>@user = test_sign_in(Factory(:user))</text:p>
        <text:p text:style-name="Preformatted_20_Text"><text:s text:c="8"/>@micropost = Factory(:micropost, :user =&gt; @user)</text:p>
        <text:p text:style-name="Preformatted_20_Text"><text:s text:c="8"/>Micropost.should_receive(:find).with(@micropost).and_return(@micropost)</text:p>
        <text:p text:style-name="Preformatted_20_Text"><text:s text:c="6"/>end</text:p>
        <text:p text:style-name="Preformatted_20_Text"/>
        <text:p text:style-name="Preformatted_20_Text"><text:s text:c="6"/>it "should destroy the micropost" do</text:p>
        <text:p text:style-name="Preformatted_20_Text"><text:s text:c="8"/>@micropost.should_receive(:destroy).and_return(@micropost)</text:p>
        <text:p text:style-name="Preformatted_20_Text"><text:s text:c="8"/>delete :destroy, :id =&gt; @micropost</text:p>
        <text:p text:style-name="Preformatted_20_Text"><text:s text:c="6"/>end</text:p>
        <text:p text:style-name="Preformatted_20_Text"><text:s text:c="4"/>end</text:p>
        <text:p text:style-name="Preformatted_20_Text"><text:s text:c="2"/>end</text:p>
        <text:p text:style-name="P14">end</text:p>
        <text:p text:style-name="Text_20_body">The application code is also analogous to the user case in <text:a xlink:type="simple" xlink:href="http://railstutorial.org/chapters/updating-showing-and-deleting-users?version=2.3#code:admin_destroy_before_filter">Listing 10.39</text:a>; the main difference is that, rather than using an <text:span text:style-name="Source_20_Text">admin_user</text:span> before filter, in the case of microposts we have an <text:span text:style-name="Source_20_Text">authorized_user</text:span> before filter to check that the current user is the micropost’s user. The code appears in <text:a xlink:type="simple" xlink:href="http://railstutorial.org/chapters/user-microposts?version=2.3#code:microposts_destroy_action">Listing 11.40</text:a>, and the result of destroying the second-most-recent post appears in <text:a xlink:type="simple" xlink:href="http://railstutorial.org/chapters/user-microposts?version=2.3#fig:home_post_delete">Figure 11.16</text:a>.</text:p>
        <text:section text:style-name="Sect1" text:name="code:microposts_destroy_action">
          <text:p text:style-name="Text_20_body"/>
        </text:section>
        <text:p text:style-name="Text_20_body">Listing 11.40. The Microposts controller <text:span text:style-name="Source_20_Text">destroy</text:span> action. <text:line-break/><text:span text:style-name="Source_20_Text">app/controllers/microposts_controller.rb</text:span> <draw:frame draw:name="clippy" text:anchor-type="as-char" svg:width="1.1457in" svg:height="0.1457in" draw:z-index="54"><draw:plugin xlink:href="http://railstutorial.org/flash/clippy.swf" xlink:type="simple" xlink:show="embed" xlink:actuate="onLoad" draw:mime-type="application/x-shockwave-flash"><draw:param draw:name="bgcolor" draw:value="#ffffff"/><draw:param draw:name="flashvars" draw:value="text=class%20MicropostsController%20%3C%20ApplicationController%0A%20%20before_filter%20:authenticate,%20:only%20=%3E%20[:create,%20:destroy]%0A%20%20before_filter%20:authorized_user,%20:only%20=%3E%20:destroy%0A%20%20.%0A%20%20.%0A%20%20.%0A%20%20def%20destroy%0A%20%20%20%20@micropost.destroy%0A%20%20%20%20redirect_back_or%20root_path%0A%20%20end%0A%0A%20%20private%0A%20%20%0A%20%20%20%20def%20authorized_user%0A%20%20%20%20%20%20@micropost%20=%20Micropost.find(params[:id])%0A%20%20%20%20%20%20redirect_to%20root_path%20unless%20current_user?(@micropost.user)%0A%20%20%20%20end%0Aend%0A"/><draw:param draw:name="pluginspage" draw:value="http://www.macromedia.com/go/getflashplayer"/><draw:param draw:name="allowscriptaccess" draw:value="always"/><draw:param draw:name="quality" draw:value="high"/></draw:plugin></draw:frame> </text:p>
        <text:p text:style-name="Preformatted_20_Text">class MicropostsController &lt; ApplicationController</text:p>
        <text:p text:style-name="Preformatted_20_Text"><text:s text:c="2"/>before_filter :authenticate, :only =&gt; [:create, :destroy]</text:p>
        <text:p text:style-name="Preformatted_20_Text"><text:s text:c="2"/>before_filter :authorized_user, :only =&gt; :destroy</text:p>
        <text:p text:style-name="Preformatted_20_Text"><text:s text:c="2"/>.</text:p>
        <text:p text:style-name="Preformatted_20_Text"><text:s text:c="2"/>.</text:p>
        <text:p text:style-name="Preformatted_20_Text"><text:s text:c="2"/>.</text:p>
        <text:p text:style-name="Preformatted_20_Text"><text:s text:c="2"/>def destroy</text:p>
        <text:p text:style-name="Preformatted_20_Text"><text:s text:c="4"/>@micropost.destroy</text:p>
        <text:p text:style-name="Preformatted_20_Text"><text:s text:c="4"/>redirect_back_or root_path</text:p>
        <text:p text:style-name="Preformatted_20_Text"><text:s text:c="2"/>end</text:p>
        <text:p text:style-name="Preformatted_20_Text"/>
        <text:p text:style-name="Preformatted_20_Text"><text:s text:c="2"/>private</text:p>
        <text:p text:style-name="Preformatted_20_Text"/>
        <text:p text:style-name="Preformatted_20_Text"><text:s text:c="4"/>def authorized_user</text:p>
        <text:p text:style-name="Preformatted_20_Text"><text:s text:c="6"/>@micropost = Micropost.find(params[:id])</text:p>
        <text:p text:style-name="Preformatted_20_Text"><text:s text:c="6"/>redirect_to root_path unless current_user?(@micropost.user)</text:p>
        <text:p text:style-name="Preformatted_20_Text"><text:s text:c="4"/>end</text:p>
        <text:p text:style-name="P14">end</text:p>
        <text:section text:style-name="Sect1" text:name="fig:home_post_delete">
          <text:p text:style-name="Text_20_body"/>
        </text:section>
        <text:p text:style-name="P7"><draw:frame draw:style-name="fr1" draw:name="graphics16" text:anchor-type="as-char" svg:width="0.7862in" svg:height="0.3929in" draw:z-index="55"><draw:image xlink:href="http://railstutorial.org/images/figures/home_post_delete.png" xlink:type="simple" xlink:show="embed" xlink:actuate="onLoad"/><svg:title>home_post_delete</svg:title></draw:frame></text:p>
        <text:p text:style-name="P7"><text:soft-page-break/>Figure 11.16: The user home page after deleting the second-most-recent micropost. <text:a xlink:type="simple" xlink:href="http://www.railstutorial.org/images/figures/home_post_delete-full.png">(full size)</text:a></text:p>
        <text:section text:style-name="Sect1" text:name="sec:testing_the_new_home_page">
          <text:p text:style-name="P7"/>
        </text:section>
        <text:h text:style-name="Heading_20_3" text:outline-level="3"><text:bookmark text:name="sec:11.3.5"/><text:a xlink:type="simple" xlink:href="http://railstutorial.org/chapters/user-microposts?version=2.3#sec:testing_the_new_home_page">11.3.5 Testing the new home page</text:a></text:h>
        <text:p text:style-name="Text_20_body">Before leaving micropost creation and destruction, we’ll write some RSpec integration specs to test that our forms are working properly. As in the case of users (<text:a xlink:type="simple" xlink:href="http://railstutorial.org/chapters/sign-up?version=2.3#sec:rspec_integration_tests">Section 8.4</text:a>), we start by generating a microposts integration spec:</text:p>
        <text:p text:style-name="P14">$ script/generate integration_spec microposts</text:p>
        <text:p text:style-name="Text_20_body">Tests for failed and successful micropost creation and for micropost destruction appear in <text:a xlink:type="simple" xlink:href="http://railstutorial.org/chapters/user-microposts?version=2.3#code:microposts_integration_spec">Listing 11.41</text:a>.</text:p>
        <text:section text:style-name="Sect1" text:name="code:microposts_integration_spec">
          <text:p text:style-name="Text_20_body"/>
        </text:section>
        <text:p text:style-name="Text_20_body">Listing 11.41. An integration test for the microposts on the <text:span text:style-name="Source_20_Text">home</text:span> page. <text:line-break/><text:span text:style-name="Source_20_Text">spec/integration/microposts_spec.rb</text:span> <draw:frame draw:name="clippy" text:anchor-type="as-char" svg:width="1.1457in" svg:height="0.1457in" draw:z-index="56"><draw:plugin xlink:href="http://railstutorial.org/flash/clippy.swf" xlink:type="simple" xlink:show="embed" xlink:actuate="onLoad" draw:mime-type="application/x-shockwave-flash"><draw:param draw:name="bgcolor" draw:value="#ffffff"/><draw:param draw:name="flashvars" draw:value="text=require%20'spec_helper'%0A%0Adescribe%20%22Microposts%22%20do%0A%0A%20%20before(:each)%20do%0A%20%20%20%20@user%20=%20Factory(:user)%0A%20%20%20%20visit%20signin_path%0A%20%20%20%20fill_in%20:email,%20%20%20%20:with%20=%3E%20@user.email%0A%20%20%20%20fill_in%20:password,%20:with%20=%3E%20@user.password%0A%20%20%20%20click_button%0A%20%20end%0A%20%20%0A%20%20describe%20%22creation%22%20do%0A%20%20%20%20%0A%20%20%20%20describe%20%22failure%22%20do%0A%20%20%20%20%0A%20%20%20%20%20%20it%20%22should%20not%20make%20a%20new%20micropost%22%20do%0A%20%20%20%20%20%20%20%20lambda%20do%0A%20%20%20%20%20%20%20%20%20%20visit%20root_path%0A%20%20%20%20%20%20%20%20%20%20fill_in%20:micropost_content,%20:with%20=%3E%20%22%22%0A%20%20%20%20%20%20%20%20%20%20click_button%0A%20%20%20%20%20%20%20%20%20%20response.should%20render_template('pages/home')%0A%20%20%20%20%20%20%20%20%20%20response.should%20have_tag(%22div%23errorExplanation%22)%0A%20%20%20%20%20%20%20%20end.should_not%20change(Micropost,%20:count)%0A%20%20%20%20%20%20end%0A%20%20%20%20end%0A%0A%20%20%20%20describe%20%22success%22%20do%0A%20%20%0A%20%20%20%20%20%20it%20%22should%20make%20a%20new%20micropost%22%20do%0A%20%20%20%20%20%20%20%20content%20=%20%22Lorem%20ipsum%20dolor%20sit%20amet%22%0A%20%20%20%20%20%20%20%20lambda%20do%0A%20%20%20%20%20%20%20%20%20%20visit%20root_path%0A%20%20%20%20%20%20%20%20%20%20fill_in%20:micropost_content,%20:with%20=%3E%20content%0A%20%20%20%20%20%20%20%20%20%20click_button%0A%20%20%20%20%20%20%20%20%20%20response.should%20have_tag(%22span.content%22,%20content)%0A%20%20%20%20%20%20%20%20end.should%20change(Micropost,%20:count).by(1)%0A%20%20%20%20%20%20end%0A%20%20%20%20end%0A%20%20end%0A%20%20%0A%20%20describe%20%22destruction%22%20do%0A%0A%20%20%20%20it%20%22should%20destroy%20a%20micropost%22%20do%0A%20%20%20%20%20%20%23%20Create%20a%20micropost.%0A%20%20%20%20%20%20visit%20root_path%0A%20%20%20%20%20%20fill_in%20:micropost_content,%20:with%20=%3E%20%22lorem%20ipsum%22%0A%20%20%20%20%20%20click_button%0A%20%20%20%20%20%20%23%20Destroy%20it.%0A%20%20%20%20%20%20lambda%20%7B%20click_link%20%22delete%22%20%7D.should%20change(Micropost,%20:count).by(%2D1)%0A%20%20%20%20end%0A%20%20end%0Aend%0A"/><draw:param draw:name="pluginspage" draw:value="http://www.macromedia.com/go/getflashplayer"/><draw:param draw:name="allowscriptaccess" draw:value="always"/><draw:param draw:name="quality" draw:value="high"/></draw:plugin></draw:frame> </text:p>
        <text:p text:style-name="Preformatted_20_Text">require 'spec_helper'</text:p>
        <text:p text:style-name="Preformatted_20_Text"/>
        <text:p text:style-name="Preformatted_20_Text">describe "Microposts" do</text:p>
        <text:p text:style-name="Preformatted_20_Text"/>
        <text:p text:style-name="Preformatted_20_Text"><text:s text:c="2"/>before(:each) do</text:p>
        <text:p text:style-name="Preformatted_20_Text"><text:s text:c="4"/>@user = Factory(:user)</text:p>
        <text:p text:style-name="Preformatted_20_Text"><text:s text:c="4"/>visit signin_path</text:p>
        <text:p text:style-name="Preformatted_20_Text"><text:s text:c="4"/>fill_in :email, <text:s text:c="3"/>:with =&gt; @user.email</text:p>
        <text:p text:style-name="Preformatted_20_Text"><text:s text:c="4"/>fill_in :password, :with =&gt; @user.password</text:p>
        <text:p text:style-name="Preformatted_20_Text"><text:s text:c="4"/>click_button</text:p>
        <text:p text:style-name="Preformatted_20_Text"><text:s text:c="2"/>end</text:p>
        <text:p text:style-name="Preformatted_20_Text"/>
        <text:p text:style-name="Preformatted_20_Text"><text:s text:c="2"/>describe "creation" do</text:p>
        <text:p text:style-name="Preformatted_20_Text"/>
        <text:p text:style-name="Preformatted_20_Text"><text:s text:c="4"/>describe "failure" do</text:p>
        <text:p text:style-name="Preformatted_20_Text"/>
        <text:p text:style-name="Preformatted_20_Text"><text:s text:c="6"/>it "should not make a new micropost" do</text:p>
        <text:p text:style-name="Preformatted_20_Text"><text:s text:c="8"/>lambda do</text:p>
        <text:p text:style-name="Preformatted_20_Text"><text:s text:c="10"/>visit root_path</text:p>
        <text:p text:style-name="Preformatted_20_Text"><text:s text:c="10"/>fill_in :micropost_content, :with =&gt; ""</text:p>
        <text:p text:style-name="Preformatted_20_Text"><text:s text:c="10"/>click_button</text:p>
        <text:p text:style-name="Preformatted_20_Text"><text:s text:c="10"/>response.should render_template('pages/home')</text:p>
        <text:p text:style-name="Preformatted_20_Text"><text:s text:c="10"/>response.should have_tag("div#errorExplanation")</text:p>
        <text:p text:style-name="Preformatted_20_Text"><text:s text:c="8"/>end.should_not change(Micropost, :count)</text:p>
        <text:p text:style-name="Preformatted_20_Text"><text:s text:c="6"/>end</text:p>
        <text:p text:style-name="Preformatted_20_Text"><text:s text:c="4"/>end</text:p>
        <text:p text:style-name="Preformatted_20_Text"/>
        <text:p text:style-name="Preformatted_20_Text"><text:s text:c="4"/>describe "success" do</text:p>
        <text:p text:style-name="Preformatted_20_Text"/>
        <text:p text:style-name="Preformatted_20_Text"><text:s text:c="6"/>it "should make a new micropost" do</text:p>
        <text:p text:style-name="Preformatted_20_Text"><text:s text:c="8"/>content = "Lorem ipsum dolor sit amet"</text:p>
        <text:p text:style-name="Preformatted_20_Text"><text:s text:c="8"/>lambda do</text:p>
        <text:p text:style-name="Preformatted_20_Text"><text:s text:c="10"/>visit root_path</text:p>
        <text:p text:style-name="Preformatted_20_Text"><text:s text:c="10"/>fill_in :micropost_content, :with =&gt; content</text:p>
        <text:p text:style-name="Preformatted_20_Text"><text:s text:c="10"/>click_button</text:p>
        <text:p text:style-name="Preformatted_20_Text"><text:s text:c="10"/>response.should have_tag("span.content", content)</text:p>
        <text:p text:style-name="Preformatted_20_Text"><text:s text:c="8"/>end.should change(Micropost, :count).by(1)</text:p>
        <text:p text:style-name="Preformatted_20_Text"><text:s text:c="6"/>end</text:p>
        <text:p text:style-name="Preformatted_20_Text"><text:s text:c="4"/>end</text:p>
        <text:p text:style-name="Preformatted_20_Text"><text:s text:c="2"/>end</text:p>
        <text:p text:style-name="Preformatted_20_Text"><text:soft-page-break/></text:p>
        <text:p text:style-name="Preformatted_20_Text"><text:s text:c="2"/>describe "destruction" do</text:p>
        <text:p text:style-name="Preformatted_20_Text"/>
        <text:p text:style-name="Preformatted_20_Text"><text:s text:c="4"/>it "should destroy a micropost" do</text:p>
        <text:p text:style-name="Preformatted_20_Text"><text:s text:c="6"/># Create a micropost.</text:p>
        <text:p text:style-name="Preformatted_20_Text"><text:s text:c="6"/>visit root_path</text:p>
        <text:p text:style-name="Preformatted_20_Text"><text:s text:c="6"/>fill_in :micropost_content, :with =&gt; "lorem ipsum"</text:p>
        <text:p text:style-name="Preformatted_20_Text"><text:s text:c="6"/>click_button</text:p>
        <text:p text:style-name="Preformatted_20_Text"><text:s text:c="6"/># Destroy it.</text:p>
        <text:p text:style-name="Preformatted_20_Text"><text:s text:c="6"/>lambda { click_link "delete" }.should change(Micropost, :count).by(-1)</text:p>
        <text:p text:style-name="Preformatted_20_Text"><text:s text:c="4"/>end</text:p>
        <text:p text:style-name="Preformatted_20_Text"><text:s text:c="2"/>end</text:p>
        <text:p text:style-name="P14">end</text:p>
        <text:p text:style-name="Text_20_body">In the final test, we use the curly brace syntax for Ruby blocks (<text:a xlink:type="simple" xlink:href="http://railstutorial.org/chapters/rails-flavored-ruby?version=2.3#sec:blocks">Section 4.3.2</text:a>) and the Webrat <text:span text:style-name="Source_20_Text">click_link</text:span> method to verify that clicking on the delete link removes one micropost:</text:p>
        <text:p text:style-name="P14">lambda { click_link "delete" }.should change(Micropost, :count).by(-1)</text:p>
        <text:h text:style-name="Heading_20_2" text:outline-level="2"><text:bookmark text:name="sec:11.4"/><text:a xlink:type="simple" xlink:href="http://railstutorial.org/chapters/user-microposts?version=2.3#sec:11.4">11.4 Conclusion</text:a></text:h>
        <text:p text:style-name="Text_20_body">With the addition of the Microposts resource, we are nearly finished with our sample application. All that remains is to add a social layer by letting users follow each other. We’ll learn how to model such user relationships, and see the implications for the status feed, in <text:a xlink:type="simple" xlink:href="http://railstutorial.org/chapters/following-users?version=2.3#top">Chapter 12</text:a>.</text:p>
        <text:p text:style-name="Text_20_body">Before proceeding, be sure to commit and merge your changes if you’re using Git for version control:</text:p>
        <text:p text:style-name="Preformatted_20_Text">$ git add .</text:p>
        <text:p text:style-name="Preformatted_20_Text">$ git commit -m "Added user microposts"</text:p>
        <text:p text:style-name="Preformatted_20_Text">$ git checkout master</text:p>
        <text:p text:style-name="P14">$ git merge user-microposts</text:p>
        <text:p text:style-name="Text_20_body">You can also push the app up to Heroku at this point. Because the data model has changed through the addition of the <text:span text:style-name="Source_20_Text">microposts</text:span> table, you will also need to migrate the production database:</text:p>
        <text:p text:style-name="Preformatted_20_Text">$ git push heroku</text:p>
        <text:p text:style-name="P14">$ heroku rake db:migrate</text:p>
        <text:section text:style-name="Sect1" text:name="sec:micropost_exercises">
          <text:p text:style-name="Text_20_body"/>
        </text:section>
        <text:h text:style-name="Heading_20_2" text:outline-level="2"><text:bookmark text:name="sec:11.5"/><text:a xlink:type="simple" xlink:href="http://railstutorial.org/chapters/user-microposts?version=2.3#sec:micropost_exercises">11.5 Exercises</text:a></text:h>
        <text:p text:style-name="Text_20_body">We’ve covered enough material now that there is a combinatorial explosion of possible extensions to the application. Here are just a few of the many possibilities:</text:p>
        <text:list xml:id="list2166659978" text:style-name="L5">
          <text:list-item>
            <text:p text:style-name="P12"><text:span text:style-name="Strong_20_Emphasis">(challenging)</text:span> Add a JavaScript display to the Home page to count down from 140 characters. </text:p>
          </text:list-item>
          <text:list-item>
            <text:p text:style-name="P12">Add tests for the sidebar micropost counts (including proper pluralization). </text:p>
          </text:list-item>
          <text:list-item>
            <text:p text:style-name="P12"><text:span text:style-name="Strong_20_Emphasis">(mainly for designers)</text:span> Modify the microposts listing to use an ordered list instead of a table. (<text:span text:style-name="Emphasis">Note:</text:span> this is how Twitter displays its status updates.) Then add the appropriate CSS to make the resulting feed not look like crap. </text:p>
          </text:list-item>
          <text:list-item>
            <text:p text:style-name="P12">Add tests for micropost pagination. </text:p>
          </text:list-item>
          <text:list-item>
            <text:p text:style-name="P12">Refactor the Home page to use separate partials for the two branches of the <text:span text:style-name="Source_20_Text">if</text:span>-<text:span text:style-name="Source_20_Text">else</text:span> statement. </text:p>
          </text:list-item>
          <text:list-item>
            <text:p text:style-name="P12">Write a test to make sure delete links do not appear for microposts not created by the current <text:soft-page-break/>user. </text:p>
          </text:list-item>
          <text:list-item>
            <text:p text:style-name="P12">Define a <text:span text:style-name="Source_20_Text">display</text:span> helper using the <text:span text:style-name="Source_20_Text">sanitize</text:span> and <text:span text:style-name="Source_20_Text">auto_link</text:span> methods, as shown in <text:a xlink:type="simple" xlink:href="http://railstutorial.org/chapters/user-microposts?version=2.3#code:display_auto_link">Listing 11.42</text:a>, and use it to replace the <text:span text:style-name="Source_20_Text">h</text:span> method in the micropost partial (<text:a xlink:type="simple" xlink:href="http://railstutorial.org/chapters/user-microposts?version=2.3#code:micropost_partial">Listing 11.17</text:a>). Examine the results for a micropost whose content includes a URL (such as “I’m reading an awesome Rails book at <text:a xlink:type="simple" xlink:href="http://www.railstutorial.org/">http://www.railstutorial.org/</text:a>!”). </text:p>
          </text:list-item>
          <text:list-item>
            <text:p text:style-name="P12">Add a <text:a xlink:type="simple" xlink:href="http://guides.rubyonrails.org/routing.html#nested-routes">nested route</text:a> so that <text:span text:style-name="Teletype">/users/1/microposts</text:span> shows all the microposts for user 1. (You will also have to add a Microposts controller <text:span text:style-name="Source_20_Text">index</text:span> action and corresponding view.) </text:p>
          </text:list-item>
          <text:list-item>
            <text:p text:style-name="P5">Very long words currently break our layout, as shown in <text:a xlink:type="simple" xlink:href="http://railstutorial.org/chapters/user-microposts?version=2.3#fig:long_word_micropost">Figure 11.17</text:a>. Fix this problem using the <text:span text:style-name="Source_20_Text">wrap</text:span> helper defined in <text:a xlink:type="simple" xlink:href="http://railstutorial.org/chapters/user-microposts?version=2.3#code:wrap">Listing 11.43</text:a>. </text:p>
          </text:list-item>
        </text:list>
        <text:section text:style-name="Sect1" text:name="code:display_auto_link">
          <text:p text:style-name="Text_20_body"/>
        </text:section>
        <text:p text:style-name="Text_20_body">Listing 11.42. Adding a <text:span text:style-name="Source_20_Text">display</text:span> helper method for micropost content. <text:line-break/><text:span text:style-name="Source_20_Text">app/helpers/microposts_helper.rb</text:span> <draw:frame draw:name="clippy" text:anchor-type="as-char" svg:width="1.1457in" svg:height="0.1457in" draw:z-index="57"><draw:plugin xlink:href="http://railstutorial.org/flash/clippy.swf" xlink:type="simple" xlink:show="embed" xlink:actuate="onLoad" draw:mime-type="application/x-shockwave-flash"><draw:param draw:name="bgcolor" draw:value="#ffffff"/><draw:param draw:name="flashvars" draw:value="text=module%20MicropostsHelper%0A%0A%20%20def%20display(content)%0A%20%20%20%20auto_link(sanitize(content))%0A%20%20end%0Aend%0A"/><draw:param draw:name="pluginspage" draw:value="http://www.macromedia.com/go/getflashplayer"/><draw:param draw:name="allowscriptaccess" draw:value="always"/><draw:param draw:name="quality" draw:value="high"/></draw:plugin></draw:frame> </text:p>
        <text:p text:style-name="Preformatted_20_Text">module MicropostsHelper</text:p>
        <text:p text:style-name="Preformatted_20_Text"/>
        <text:p text:style-name="Preformatted_20_Text"><text:s text:c="2"/>def display(content)</text:p>
        <text:p text:style-name="Preformatted_20_Text"><text:s text:c="4"/>auto_link(sanitize(content))</text:p>
        <text:p text:style-name="Preformatted_20_Text"><text:s text:c="2"/>end</text:p>
        <text:p text:style-name="P14">end</text:p>
        <text:section text:style-name="Sect1" text:name="fig:long_word_micropost">
          <text:p text:style-name="Text_20_body"/>
        </text:section>
        <text:p text:style-name="P7"><draw:frame draw:style-name="fr1" draw:name="graphics17" text:anchor-type="as-char" svg:width="0.7862in" svg:height="0.3929in" draw:z-index="58"><draw:image xlink:href="http://railstutorial.org/images/figures/long_word_micropost.png" xlink:type="simple" xlink:show="embed" xlink:actuate="onLoad"/><svg:title>long_word_micropost</svg:title></draw:frame></text:p>
        <text:p text:style-name="P7">Figure 11.17: The (broken) site layout with a particularly long word. <text:a xlink:type="simple" xlink:href="http://www.railstutorial.org/images/figures/long_word_micropost-full.png">(full size)</text:a></text:p>
        <text:section text:style-name="Sect1" text:name="code:wrap">
          <text:p text:style-name="P7"/>
        </text:section>
        <text:p text:style-name="Text_20_body">Listing 11.43. A helper to wrap long words. <text:line-break/><text:span text:style-name="Source_20_Text">app/helpers/microposts_helper.rb</text:span> <draw:frame draw:name="clippy" text:anchor-type="as-char" svg:width="1.1457in" svg:height="0.1457in" draw:z-index="59"><draw:plugin xlink:href="http://railstutorial.org/flash/clippy.swf" xlink:type="simple" xlink:show="embed" xlink:actuate="onLoad" draw:mime-type="application/x-shockwave-flash"><draw:param draw:name="bgcolor" draw:value="#ffffff"/><draw:param draw:name="flashvars" draw:value="text=module%20MicropostsHelper%0A%0A%20%20def%20wrap(content)%0A%20%20%20%20content.split.map%7B%20%7Cs%7C%20wrap_long_string(s)%20%7D.join('%20')%0A%20%20end%0A%0A%20%20private%0A%0A%20%20%20%20def%20wrap_long_string(text,%20max_width%20=%2030)%0A%20%20%20%20%20%20zero_width_space%20=%20%22%26%238203;%22%0A%20%20%20%20%20%20regex%20=%20/.%7B1,%23%7Bmax_width%7D%7D/%0A%20%20%20%20%20%20(text.length%20%3C%20max_width)%20?%20text%20:%20%0A%20%20%20%20%20%20%20%20%20%20%20%20%20%20%20%20%20%20%20%20%20%20%20%20%20%20%20%20%20%20%20%20%20%20text.scan(regex).join(zero_width_space)%0A%20%20%20%20end%0Aend%0A"/><draw:param draw:name="pluginspage" draw:value="http://www.macromedia.com/go/getflashplayer"/><draw:param draw:name="allowscriptaccess" draw:value="always"/><draw:param draw:name="quality" draw:value="high"/></draw:plugin></draw:frame> </text:p>
        <text:p text:style-name="Preformatted_20_Text">module MicropostsHelper</text:p>
        <text:p text:style-name="Preformatted_20_Text"/>
        <text:p text:style-name="Preformatted_20_Text"><text:s text:c="2"/>def wrap(content)</text:p>
        <text:p text:style-name="Preformatted_20_Text"><text:s text:c="4"/>content.split.map{ |s| wrap_long_string(s) }.join(' ')</text:p>
        <text:p text:style-name="Preformatted_20_Text"><text:s text:c="2"/>end</text:p>
        <text:p text:style-name="Preformatted_20_Text"/>
        <text:p text:style-name="Preformatted_20_Text"><text:s text:c="2"/>private</text:p>
        <text:p text:style-name="Preformatted_20_Text"/>
        <text:p text:style-name="Preformatted_20_Text"><text:s text:c="4"/>def wrap_long_string(text, max_width = 30)</text:p>
        <text:p text:style-name="Preformatted_20_Text"><text:s text:c="6"/>zero_width_space = "&amp;#8203;"</text:p>
        <text:p text:style-name="Preformatted_20_Text"><text:s text:c="6"/>regex = /.{1,#{max_width}}/</text:p>
        <text:p text:style-name="Preformatted_20_Text"><text:s text:c="6"/>(text.length &lt; max_width) ? text : </text:p>
        <text:p text:style-name="Preformatted_20_Text"><text:s text:c="34"/>text.scan(regex).join(zero_width_space)</text:p>
        <text:p text:style-name="Preformatted_20_Text"><text:s text:c="4"/>end</text:p>
        <text:p text:style-name="P14">end</text:p>
        <text:p text:style-name="Text_20_body"><text:a xlink:type="simple" xlink:href="http://railstutorial.org/chapters/updating-showing-and-deleting-users?version=2.3#top">« Chapter 10 Updating, showing, and deleting users </text:a><text:a xlink:type="simple" xlink:href="http://railstutorial.org/chapters/following-users?version=2.3#top">Chapter 12 Following users » </text:a></text:p>
        <text:list xml:id="list1832593905" text:style-name="L6">
          <text:list-item>
            <text:p text:style-name="P13"><text:bookmark text:name="fn:11.1"/>Technically, we treated sessions as a resource in <text:a xlink:type="simple" xlink:href="http://railstutorial.org/chapters/sign-in-sign-out?version=2.3#top">Chapter 9</text:a>, but they are not saved to the database the way users and microposts are. <text:a xlink:type="simple" xlink:href="http://railstutorial.org/chapters/user-microposts?version=2.3#fnref:11.1">↑</text:a> </text:p>
          </text:list-item>
          <text:list-item>
            <text:p text:style-name="P13"><text:bookmark text:name="fn:11.2"/>The <text:span text:style-name="Source_20_Text">content</text:span> attribute will be a <text:span text:style-name="Source_20_Text">string</text:span>, but, as noted briefly in <text:a xlink:type="simple" xlink:href="http://railstutorial.org/chapters/a-demo-app?version=2.3#sec:modeling_microposts">Section 2.1.2</text:a>, for longer text fields you should use the <text:span text:style-name="Source_20_Text">text</text:span> data type. <text:a xlink:type="simple" xlink:href="http://railstutorial.org/chapters/user-microposts?version=2.3#fnref:11.2">↑</text:a> </text:p>
          </text:list-item>
          <text:list-item>
            <text:p text:style-name="P13"><text:bookmark text:name="fn:11.3"/>For more on Factory Girl associations, including the many options available, see the <text:a xlink:type="simple" xlink:href="http://rdoc.info/projects/thoughtbot/factory_girl">Factory Girl documentation</text:a>. <text:a xlink:type="simple" xlink:href="http://railstutorial.org/chapters/user-microposts?version=2.3#fnref:11.3">↑</text:a> </text:p>
          </text:list-item>
          <text:list-item>
            <text:p text:style-name="P13"><text:bookmark text:name="fn:11.4"/><text:soft-page-break/>Recall that <text:span text:style-name="Source_20_Text">created_at</text:span> and <text:span text:style-name="Source_20_Text">updated_at</text:span> are “magic” columns, so any explicit initialization values are overwritten by the magic. <text:a xlink:type="simple" xlink:href="http://railstutorial.org/chapters/user-microposts?version=2.3#fnref:11.4">↑</text:a> </text:p>
          </text:list-item>
          <text:list-item>
            <text:p text:style-name="P13"><text:bookmark text:name="fn:11.5"/>In the sense of <text:a xlink:type="simple" xlink:href="http://en.wikipedia.org/wiki/HTML#Semantic_HTML">semantic markup</text:a>, it would probably be better to use an <text:a xlink:type="simple" xlink:href="http://www.w3.org/MarkUp/html3/seqlists.html"><text:span text:style-name="Emphasis">ordered list</text:span></text:a>, but in that case the vertical alignment of text and images is much more difficult than with tables. See the exercise in <text:a xlink:type="simple" xlink:href="http://railstutorial.org/chapters/user-microposts?version=2.3#sec:micropost_exercises">Section 11.5</text:a> if you insist on struggling with the semantic version. <text:a xlink:type="simple" xlink:href="http://railstutorial.org/chapters/user-microposts?version=2.3#fnref:11.5">↑</text:a> </text:p>
          </text:list-item>
          <text:list-item>
            <text:p text:style-name="P13"><text:bookmark text:name="fn:11.6"/>In case you’re wondering, the association <text:span text:style-name="Source_20_Text">count</text:span> method is smart, and performs the count directly in the database. In particular, it does <text:span text:style-name="Emphasis">not</text:span> pull all the microposts out of the database and then call <text:span text:style-name="Source_20_Text">length</text:span> on the resulting array, as this would become terribly inefficient as the number of microposts grew. Instead, it asks the database to count the microposts with the given <text:span text:style-name="Source_20_Text">user_id</text:span>. By the way, in the unlikely event that finding the count is still a bottleneck in your application, you can make it even faster with a <text:a xlink:type="simple" xlink:href="http://railscasts.com/episodes/23-counter-cache-column"><text:span text:style-name="Emphasis">counter cache</text:span></text:a>. <text:a xlink:type="simple" xlink:href="http://railstutorial.org/chapters/user-microposts?version=2.3#fnref:11.6">↑</text:a> </text:p>
          </text:list-item>
          <text:list-item>
            <text:p text:style-name="P13"><text:bookmark text:name="fn:11.7"/>For convenience, <text:a xlink:type="simple" xlink:href="http://railstutorial.org/chapters/user-microposts?version=2.3#code:micropost_css">Listing 11.19</text:a> actually has <text:span text:style-name="Emphasis">all</text:span> the CSS needed for this chapter. <text:a xlink:type="simple" xlink:href="http://railstutorial.org/chapters/user-microposts?version=2.3#fnref:11.7">↑</text:a> </text:p>
          </text:list-item>
          <text:list-item>
            <text:p text:style-name="P13"><text:bookmark text:name="fn:11.8"/>i.e., the five users with custom Gravatars, and one with the default Gravatar <text:a xlink:type="simple" xlink:href="http://railstutorial.org/chapters/user-microposts?version=2.3#fnref:11.8">↑</text:a> </text:p>
          </text:list-item>
          <text:list-item>
            <text:p text:style-name="P13"><text:bookmark text:name="fn:11.9"/>Tail your <text:span text:style-name="Source_20_Text">log/development.log</text:span> file if you’re curious about the SQL this method generates. <text:a xlink:type="simple" xlink:href="http://railstutorial.org/chapters/user-microposts?version=2.3#fnref:11.9">↑</text:a> </text:p>
          </text:list-item>
          <text:list-item>
            <text:p text:style-name="P13"><text:bookmark text:name="fn:11.10"/>By design, the Faker gem’s <text:span text:style-name="Emphasis">lorem ipsum</text:span> text is randomized, so the contents of your sample microposts will differ. <text:a xlink:type="simple" xlink:href="http://railstutorial.org/chapters/user-microposts?version=2.3#fnref:11.10">↑</text:a> </text:p>
          </text:list-item>
          <text:list-item>
            <text:p text:style-name="P13"><text:bookmark text:name="fn:11.11"/>The other two resources are Users in <text:a xlink:type="simple" xlink:href="http://railstutorial.org/chapters/sign-up?version=2.3#sec:signup_form">Section 8.1</text:a> and Sessions in <text:a xlink:type="simple" xlink:href="http://railstutorial.org/chapters/sign-in-sign-out?version=2.3#sec:sessions">Section 9.1</text:a>. <text:a xlink:type="simple" xlink:href="http://railstutorial.org/chapters/user-microposts?version=2.3#fnref:11.11">↑</text:a> </text:p>
          </text:list-item>
          <text:list-item>
            <text:p text:style-name="P13"><text:bookmark text:name="fn:11.12"/>We noted in <text:a xlink:type="simple" xlink:href="http://railstutorial.org/chapters/sign-in-sign-out?version=2.3#code:remember_me">Section 9.14</text:a> that helper methods are available only in <text:span text:style-name="Emphasis">views</text:span> by default, but we arranged for the Sessions helper methods to be available in the controllers as well by adding <text:span text:style-name="Source_20_Text">include SessionsHelper</text:span> to the Application controller (<text:a xlink:type="simple" xlink:href="http://railstutorial.org/chapters/sign-in-sign-out?version=2.3#code:sessions_helper_include">Listing 9.11</text:a>). <text:a xlink:type="simple" xlink:href="http://railstutorial.org/chapters/user-microposts?version=2.3#fnref:11.12">↑</text:a> </text:p>
          </text:list-item>
          <text:list-item>
            <text:p text:style-name="P13"><text:bookmark text:name="fn:11.13"/>Note that <text:span text:style-name="Source_20_Text">’pages/home’</text:span> and <text:span text:style-name="Source_20_Text">root_path</text:span> are actually the same page in the present case, but this needn’t be so in general, so we use different notation to keep them conceptually distinct. <text:a xlink:type="simple" xlink:href="http://railstutorial.org/chapters/user-microposts?version=2.3#fnref:11.13">↑</text:a> </text:p>
          </text:list-item>
          <text:list-item>
            <text:p text:style-name="P13"><text:bookmark text:name="fn:11.14"/>Learning about methods such as <text:span text:style-name="Source_20_Text">include?</text:span> is one reason why, as noted in <text:a xlink:type="simple" xlink:href="http://railstutorial.org/chapters/beginning?version=2.3#sec:comments_for_various_readers">Section 1.1.1</text:a>, I recommend reading a pure Ruby book after finishing this one. <text:a xlink:type="simple" xlink:href="http://railstutorial.org/chapters/user-microposts?version=2.3#fnref:11.14">↑</text:a> </text:p>
          </text:list-item>
          <text:list-item>
            <text:p text:style-name="P13"><text:bookmark text:name="fn:11.15"/>See the Rails Guide on the <text:a xlink:type="simple" xlink:href="http://guides.rubyonrails.org/active_record_querying.html">Active Record Query Interface</text:a> for more on <text:span text:style-name="Source_20_Text">:conditions</text:span> and the like. <text:a xlink:type="simple" xlink:href="http://railstutorial.org/chapters/user-microposts?version=2.3#fnref:11.15">↑</text:a> </text:p>
          </text:list-item>
          <text:list-item>
            <text:p text:style-name="P6"><text:bookmark text:name="fn:11.16"/>Unfortunately, returning a paginated feed doesn’t work in this case. Implement it and click on a pagination link to see why. (The screencasts will cover this issue in more depth.) <text:a xlink:type="simple" xlink:href="http://railstutorial.org/chapters/user-microposts?version=2.3#fnref:11.16">↑</text:a> </text:p>
          </text:list-item>
        </text:list>
      </text:section>
      <text:section text:style-name="Sect1" text:name="book_bottom">
        <text:p text:style-name="Standard"/>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1" style:font-name-complex="DejaVu Sans Mono"/>
    </style:style>
    <style:style style:name="Teletype" style:family="text">
      <style:text-properties style:font-name="DejaVu Sans Mono" style:font-name-asian="DejaVu Sans1" style:font-name-complex="DejaVu Sans Mono"/>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aobab </meta:initial-creator>
    <meta:creation-date>2011-02-04T11:13:36</meta:creation-date>
    <dc:date>2011-02-04T11:23:13</dc:date>
    <dc:creator>baobab </dc:creator>
    <meta:editing-duration>PT00H02M31S</meta:editing-duration>
    <meta:editing-cycles>1</meta:editing-cycles>
    <meta:generator>OpenOffice.org/3.2$Linux OpenOffice.org_project/320m12$Build-9483</meta:generator>
    <meta:document-statistic meta:table-count="2" meta:image-count="17" meta:object-count="43" meta:page-count="25" meta:paragraph-count="1031" meta:word-count="8006" meta:character-count="55557"/>
  </office:meta>
</office:document-meta>
</file>